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.319cm" svg:height="10.205cm" svg:x="51.931cm" svg:y="1.084cm">
            <draw:object draw:notify-on-update-of-ranges="Sheet1.I9:Sheet1.I9 Sheet1.J9:Sheet1.S9 Sheet1.I10:Sheet1.I10 Sheet1.J10:Sheet1.S10 Sheet1.I11:Sheet1.I11 Sheet1.J11:Sheet1.S11 Sheet1.I12:Sheet1.I12 Sheet1.J12:Sheet1.S12 Sheet1.I13:Sheet1.I13 Sheet1.J13:Sheet1.S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.312cm" svg:height="9.79cm" svg:x="51.938cm" svg:y="12.607cm">
            <draw:object draw:notify-on-update-of-ranges="Sheet1.I16:Sheet1.I16 Sheet1.J16:Sheet1.S16 Sheet1.I17:Sheet1.I17 Sheet1.J17:Sheet1.S17 Sheet1.I18:Sheet1.I18 Sheet1.J18:Sheet1.S18 Sheet1.I19:Sheet1.I19 Sheet1.J19:Sheet1.S19 Sheet1.I20:Sheet1.I20 Sheet1.J20:Sheet1.S2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0.341cm" svg:height="10.15cm" svg:x="51.909cm" svg:y="23.625cm">
            <draw:object draw:notify-on-update-of-ranges="Sheet1.I23:Sheet1.I23 Sheet1.J23:Sheet1.S23 Sheet1.I24:Sheet1.I24 Sheet1.J24:Sheet1.S24 Sheet1.I25:Sheet1.I25 Sheet1.J25:Sheet1.S25 Sheet1.I26:Sheet1.I26 Sheet1.J26:Sheet1.S26 Sheet1.I27:Sheet1.I27 Sheet1.J27:Sheet1.S2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0.359cm" svg:height="10.693cm" svg:x="51.845cm" svg:y="34.507cm">
            <draw:object draw:notify-on-update-of-ranges="Sheet1.I30:Sheet1.I30 Sheet1.J30:Sheet1.S30 Sheet1.I31:Sheet1.I31 Sheet1.J31:Sheet1.S31 Sheet1.I32:Sheet1.I32 Sheet1.J32:Sheet1.S32 Sheet1.I33:Sheet1.I33 Sheet1.J33:Sheet1.S33 Sheet1.I34:Sheet1.I34 Sheet1.J34:Sheet1.S3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0.359cm" svg:height="10.693cm" svg:x="26.726cm" svg:y="35.087cm">
            <draw:object draw:notify-on-update-of-ranges="Sheet1.I38:Sheet1.I38 Sheet1.J38:Sheet1.S38 Sheet1.I39:Sheet1.I39 Sheet1.J39:Sheet1.S39 Sheet1.I40:Sheet1.I40 Sheet1.J40:Sheet1.S40 Sheet1.I41:Sheet1.I41 Sheet1.J41:Sheet1.S41 Sheet1.I42:Sheet1.I42 Sheet1.J42:Sheet1.S4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0.359cm" svg:height="10.693cm" svg:x="20.875cm" svg:y="23.211cm">
            <draw:object draw:notify-on-update-of-ranges="Sheet1.I45:Sheet1.I45 Sheet1.J45:Sheet1.S45 Sheet1.I46:Sheet1.I46 Sheet1.J46:Sheet1.S46 Sheet1.I47:Sheet1.I47 Sheet1.J47:Sheet1.S47 Sheet1.I48:Sheet1.I48 Sheet1.J48:Sheet1.S48 Sheet1.I49:Sheet1.I49 Sheet1.J49:Sheet1.S4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Iteraciones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Aptitud</text:p>
          </table:table-cell>
          <table:table-cell office:value-type="string" calcext:value-type="string">
            <text:p>Iteraciones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Aptitu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imal-Dual</text:p>
          </table:table-cell>
          <table:table-cell office:value-type="float" office:value="19" calcext:value-type="float">
            <text:p>19</text:p>
          </table:table-cell>
          <table:table-cell office:value-type="float" office:value="0.16984137694" calcext:value-type="float">
            <text:p>0.1698413769</text:p>
          </table:table-cell>
          <table:table-cell office:value-type="float" office:value="0.591697000209" calcext:value-type="float">
            <text:p>0.5916970002</text:p>
          </table:table-cell>
          <table:table-cell office:value-type="float" office:value="0" calcext:value-type="float">
            <text:p>0</text:p>
          </table:table-cell>
          <table:table-cell office:value-type="float" office:value="0.00805261958777" calcext:value-type="float">
            <text:p>0.0080526196</text:p>
          </table:table-cell>
          <table:table-cell office:value-type="float" office:value="0.121434501648" calcext:value-type="float">
            <text:p>0.12143450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ng-Step-Path-Following</text:p>
          </table:table-cell>
          <table:table-cell office:value-type="float" office:value="19" calcext:value-type="float">
            <text:p>19</text:p>
          </table:table-cell>
          <table:table-cell office:value-type="float" office:value="0.863201157252" calcext:value-type="float">
            <text:p>0.8632011573</text:p>
          </table:table-cell>
          <table:table-cell office:value-type="float" office:value="0.58376383599" calcext:value-type="float">
            <text:p>0.583763836</text:p>
          </table:table-cell>
          <table:table-cell office:value-type="float" office:value="0" calcext:value-type="float">
            <text:p>0</text:p>
          </table:table-cell>
          <table:table-cell office:value-type="float" office:value="0.0277721068735" calcext:value-type="float">
            <text:p>0.0277721069</text:p>
          </table:table-cell>
          <table:table-cell office:value-type="float" office:value="0.119649547257" calcext:value-type="float">
            <text:p>0.11964954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hrotra</text:p>
          </table:table-cell>
          <table:table-cell office:value-type="float" office:value="19" calcext:value-type="float">
            <text:p>19</text:p>
          </table:table-cell>
          <table:table-cell office:value-type="float" office:value="0.197961211205" calcext:value-type="float">
            <text:p>0.1979612112</text:p>
          </table:table-cell>
          <table:table-cell office:value-type="float" office:value="0.968572196947" calcext:value-type="float">
            <text:p>0.9685721969</text:p>
          </table:table-cell>
          <table:table-cell office:value-type="float" office:value="0" calcext:value-type="float">
            <text:p>0</text:p>
          </table:table-cell>
          <table:table-cell office:value-type="float" office:value="0.00308362492877" calcext:value-type="float">
            <text:p>0.0030836249</text:p>
          </table:table-cell>
          <table:table-cell office:value-type="float" office:value="0.237179077731" calcext:value-type="float">
            <text:p>0.23717907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mplex</text:p>
          </table:table-cell>
          <table:table-cell office:value-type="float" office:value="207" calcext:value-type="float">
            <text:p>207</text:p>
          </table:table-cell>
          <table:table-cell office:value-type="float" office:value="0.269907236099" calcext:value-type="float">
            <text:p>0.2699072361</text:p>
          </table:table-cell>
          <table:table-cell office:value-type="float" office:value="1.05151555426" calcext:value-type="float">
            <text:p>1.0515155543</text:p>
          </table:table-cell>
          <table:table-cell office:value-type="float" office:value="27.863955211" calcext:value-type="float">
            <text:p>27.863955211</text:p>
          </table:table-cell>
          <table:table-cell office:value-type="float" office:value="0.0368004349584" calcext:value-type="float">
            <text:p>0.036800435</text:p>
          </table:table-cell>
          <table:table-cell office:value-type="float" office:value="0.242944613891" calcext:value-type="float">
            <text:p>0.242944613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imal-Dual</text:p>
          </table:table-cell>
          <table:table-cell office:value-type="float" office:value="9.3" calcext:value-type="float">
            <text:p>9.3</text:p>
          </table:table-cell>
          <table:table-cell office:value-type="float" office:value="0.253681755066" calcext:value-type="float">
            <text:p>0.2536817551</text:p>
          </table:table-cell>
          <table:table-cell office:value-type="float" office:value="0.213986780478" calcext:value-type="float">
            <text:p>0.2139867805</text:p>
          </table:table-cell>
          <table:table-cell office:value-type="float" office:value="2.05182845287" calcext:value-type="float">
            <text:p>2.0518284529</text:p>
          </table:table-cell>
          <table:table-cell office:value-type="float" office:value="0.0576063781323" calcext:value-type="float">
            <text:p>0.0576063781</text:p>
          </table:table-cell>
          <table:table-cell office:value-type="float" office:value="0.00416272984968" calcext:value-type="float">
            <text:p>0.0041627298</text:p>
          </table:table-cell>
          <table:table-cell table:number-columns-repeated="2"/>
          <table:table-cell office:value-type="string" calcext:value-type="string">
            <text:p>Media de iteracion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ng-Step-Path-Following</text:p>
          </table:table-cell>
          <table:table-cell office:value-type="float" office:value="19" calcext:value-type="float">
            <text:p>19</text:p>
          </table:table-cell>
          <table:table-cell office:value-type="float" office:value="3.54363200665" calcext:value-type="float">
            <text:p>3.5436320067</text:p>
          </table:table-cell>
          <table:table-cell office:value-type="float" office:value="0.193050656584" calcext:value-type="float">
            <text:p>0.1930506566</text:p>
          </table:table-cell>
          <table:table-cell office:value-type="float" office:value="0" calcext:value-type="float">
            <text:p>0</text:p>
          </table:table-cell>
          <table:table-cell office:value-type="float" office:value="0.261941506039" calcext:value-type="float">
            <text:p>0.261941506</text:p>
          </table:table-cell>
          <table:table-cell office:value-type="float" office:value="0.00159677845195" calcext:value-type="float">
            <text:p>0.001596778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hrotra</text:p>
          </table:table-cell>
          <table:table-cell office:value-type="float" office:value="19" calcext:value-type="float">
            <text:p>19</text:p>
          </table:table-cell>
          <table:table-cell office:value-type="float" office:value="0.568127044042" calcext:value-type="float">
            <text:p>0.568127044</text:p>
          </table:table-cell>
          <table:table-cell office:value-type="float" office:value="0.363837541395" calcext:value-type="float">
            <text:p>0.3638375414</text:p>
          </table:table-cell>
          <table:table-cell office:value-type="float" office:value="0" calcext:value-type="float">
            <text:p>0</text:p>
          </table:table-cell>
          <table:table-cell office:value-type="float" office:value="0.107371797903" calcext:value-type="float">
            <text:p>0.1073717979</text:p>
          </table:table-cell>
          <table:table-cell office:value-type="float" office:value="0.0606536129878" calcext:value-type="float">
            <text:p>0.060653613</text:p>
          </table:table-cell>
          <table:table-cell/>
          <table:table-cell office:value-type="string" calcext:value-type="string">
            <text:p>Primal-Dual</text:p>
          </table:table-cell>
          <table:table-cell office:value-type="float" office:value="19" calcext:value-type="float">
            <text:p>19</text:p>
          </table:table-cell>
          <table:table-cell office:value-type="float" office:value="9.3" calcext:value-type="float">
            <text:p>9.3</text:p>
          </table:table-cell>
          <table:table-cell office:value-type="float" office:value="7.43333333333" calcext:value-type="float">
            <text:p>7.4333333333</text:p>
          </table:table-cell>
          <table:table-cell office:value-type="float" office:value="7.36666666667" calcext:value-type="float">
            <text:p>7.3666666667</text:p>
          </table:table-cell>
          <table:table-cell office:value-type="float" office:value="7.03333333333" calcext:value-type="float">
            <text:p>7.0333333333</text:p>
          </table:table-cell>
          <table:table-cell office:value-type="float" office:value="7.4" calcext:value-type="float">
            <text:p>7.4</text:p>
          </table:table-cell>
          <table:table-cell office:value-type="float" office:value="3.86666666667" calcext:value-type="float">
            <text:p>3.8666666667</text:p>
          </table:table-cell>
          <table:table-cell office:value-type="float" office:value="1.76666666667" calcext:value-type="float">
            <text:p>1.7666666667</text:p>
          </table:table-cell>
          <table:table-cell office:value-type="float" office:value="1.1" calcext:value-type="float">
            <text:p>1.1</text:p>
          </table:table-cell>
          <table:table-cell office:value-type="float" office:value="1.06666666667" calcext:value-type="float">
            <text:p>1.0666666667</text:p>
          </table:table-cell>
        </table:table-row>
        <table:table-row table:style-name="ro1">
          <table:table-cell office:value-type="string" calcext:value-type="string">
            <text:p>Simplex</text:p>
          </table:table-cell>
          <table:table-cell office:value-type="float" office:value="345.833333333" calcext:value-type="float">
            <text:p>345.833333333</text:p>
          </table:table-cell>
          <table:table-cell office:value-type="float" office:value="0.503042157491" calcext:value-type="float">
            <text:p>0.5030421575</text:p>
          </table:table-cell>
          <table:table-cell office:value-type="float" office:value="0.193050491233" calcext:value-type="float">
            <text:p>0.1930504912</text:p>
          </table:table-cell>
          <table:table-cell office:value-type="float" office:value="38.862221015" calcext:value-type="float">
            <text:p>38.862221015</text:p>
          </table:table-cell>
          <table:table-cell office:value-type="float" office:value="0.0528348078716" calcext:value-type="float">
            <text:p>0.0528348079</text:p>
          </table:table-cell>
          <table:table-cell office:value-type="float" office:value="0.00159684504538" calcext:value-type="float">
            <text:p>0.001596845</text:p>
          </table:table-cell>
          <table:table-cell/>
          <table:table-cell office:value-type="string" calcext:value-type="string">
            <text:p>Long-Step-Path-Following</text:p>
          </table:table-cell>
          <table:table-cell table:number-columns-repeated="10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office:value-type="float" office:value="300" calcext:value-type="float">
            <text:p>300</text:p>
          </table:table-cell>
          <table:table-cell table:number-columns-repeated="5"/>
          <table:table-cell office:value-type="string" calcext:value-type="string">
            <text:p>Mehrotra</text:p>
          </table:table-cell>
          <table:table-cell table:number-columns-repeated="10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rimal-Dual</text:p>
          </table:table-cell>
          <table:table-cell office:value-type="float" office:value="7.43333333333" calcext:value-type="float">
            <text:p>7.4333333333</text:p>
          </table:table-cell>
          <table:table-cell office:value-type="float" office:value="0.358161393801" calcext:value-type="float">
            <text:p>0.3581613938</text:p>
          </table:table-cell>
          <table:table-cell office:value-type="float" office:value="0.215354529787" calcext:value-type="float">
            <text:p>0.2153545298</text:p>
          </table:table-cell>
          <table:table-cell office:value-type="float" office:value="1.8199511593" calcext:value-type="float">
            <text:p>1.8199511593</text:p>
          </table:table-cell>
          <table:table-cell office:value-type="float" office:value="0.0769557743895" calcext:value-type="float">
            <text:p>0.0769557744</text:p>
          </table:table-cell>
          <table:table-cell office:value-type="float" office:value="0.0067453399721" calcext:value-type="float">
            <text:p>0.00674534</text:p>
          </table:table-cell>
          <table:table-cell/>
          <table:table-cell office:value-type="string" calcext:value-type="string">
            <text:p>Simplex</text:p>
          </table:table-cell>
          <table:table-cell office:value-type="float" office:value="207" calcext:value-type="float">
            <text:p>207</text:p>
          </table:table-cell>
          <table:table-cell office:value-type="float" office:value="345.833333333" calcext:value-type="float">
            <text:p>345.833333333</text:p>
          </table:table-cell>
          <table:table-cell office:value-type="float" office:value="466.833333333" calcext:value-type="float">
            <text:p>466.833333333</text:p>
          </table:table-cell>
          <table:table-cell office:value-type="float" office:value="536.6" calcext:value-type="float">
            <text:p>536.6</text:p>
          </table:table-cell>
          <table:table-cell office:value-type="float" office:value="570.6" calcext:value-type="float">
            <text:p>570.6</text:p>
          </table:table-cell>
          <table:table-cell office:value-type="float" office:value="584.866666667" calcext:value-type="float">
            <text:p>584.866666667</text:p>
          </table:table-cell>
          <table:table-cell office:value-type="float" office:value="580.433333333" calcext:value-type="float">
            <text:p>580.433333333</text:p>
          </table:table-cell>
          <table:table-cell office:value-type="float" office:value="567.333333333" calcext:value-type="float">
            <text:p>567.333333333</text:p>
          </table:table-cell>
          <table:table-cell office:value-type="float" office:value="575.533333333" calcext:value-type="float">
            <text:p>575.533333333</text:p>
          </table:table-cell>
          <table:table-cell office:value-type="float" office:value="551.066666667" calcext:value-type="float">
            <text:p>551.066666667</text:p>
          </table:table-cell>
        </table:table-row>
        <table:table-row table:style-name="ro1">
          <table:table-cell office:value-type="string" calcext:value-type="string">
            <text:p>Long-Step-Path-Following</text:p>
          </table:table-cell>
          <table:table-cell office:value-type="float" office:value="19" calcext:value-type="float">
            <text:p>19</text:p>
          </table:table-cell>
          <table:table-cell office:value-type="float" office:value="4.69727872213" calcext:value-type="float">
            <text:p>4.6972787221</text:p>
          </table:table-cell>
          <table:table-cell office:value-type="float" office:value="0.18898596244" calcext:value-type="float">
            <text:p>0.1889859624</text:p>
          </table:table-cell>
          <table:table-cell office:value-type="float" office:value="0" calcext:value-type="float">
            <text:p>0</text:p>
          </table:table-cell>
          <table:table-cell office:value-type="float" office:value="0.235165903859" calcext:value-type="float">
            <text:p>0.2351659039</text:p>
          </table:table-cell>
          <table:table-cell office:value-type="float" office:value="0.00101235823592" calcext:value-type="float">
            <text:p>0.00101235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hrotra</text:p>
          </table:table-cell>
          <table:table-cell office:value-type="float" office:value="19" calcext:value-type="float">
            <text:p>19</text:p>
          </table:table-cell>
          <table:table-cell office:value-type="float" office:value="1.0436141332" calcext:value-type="float">
            <text:p>1.0436141332</text:p>
          </table:table-cell>
          <table:table-cell office:value-type="float" office:value="0.249911491515" calcext:value-type="float">
            <text:p>0.2499114915</text:p>
          </table:table-cell>
          <table:table-cell office:value-type="float" office:value="0" calcext:value-type="float">
            <text:p>0</text:p>
          </table:table-cell>
          <table:table-cell office:value-type="float" office:value="0.0711913073498" calcext:value-type="float">
            <text:p>0.0711913073</text:p>
          </table:table-cell>
          <table:table-cell office:value-type="float" office:value="0.0433554404997" calcext:value-type="float">
            <text:p>0.0433554405</text:p>
          </table:table-cell>
          <table:table-cell table:number-columns-repeated="2"/>
          <table:table-cell office:value-type="string" calcext:value-type="string">
            <text:p>Media de la función objetiv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mplex</text:p>
          </table:table-cell>
          <table:table-cell office:value-type="float" office:value="466.833333333" calcext:value-type="float">
            <text:p>466.833333333</text:p>
          </table:table-cell>
          <table:table-cell office:value-type="float" office:value="0.678675429026" calcext:value-type="float">
            <text:p>0.678675429</text:p>
          </table:table-cell>
          <table:table-cell office:value-type="float" office:value="0.182671458603" calcext:value-type="float">
            <text:p>0.1826714586</text:p>
          </table:table-cell>
          <table:table-cell office:value-type="float" office:value="52.5839540375" calcext:value-type="float">
            <text:p>52.5839540375</text:p>
          </table:table-cell>
          <table:table-cell office:value-type="float" office:value="0.0675508085417" calcext:value-type="float">
            <text:p>0.0675508085</text:p>
          </table:table-cell>
          <table:table-cell office:value-type="float" office:value="0.0339362410047" calcext:value-type="float">
            <text:p>0.03393624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Primal-Dual</text:p>
          </table:table-cell>
          <table:table-cell office:value-type="float" office:value="0.591697000209" calcext:value-type="float">
            <text:p>0.5916970002</text:p>
          </table:table-cell>
          <table:table-cell office:value-type="float" office:value="0.213986780478" calcext:value-type="float">
            <text:p>0.2139867805</text:p>
          </table:table-cell>
          <table:table-cell office:value-type="float" office:value="0.215354529787" calcext:value-type="float">
            <text:p>0.2153545298</text:p>
          </table:table-cell>
          <table:table-cell office:value-type="float" office:value="0.215210217059" calcext:value-type="float">
            <text:p>0.2152102171</text:p>
          </table:table-cell>
          <table:table-cell office:value-type="float" office:value="0.2178102007" calcext:value-type="float">
            <text:p>0.2178102007</text:p>
          </table:table-cell>
          <table:table-cell office:value-type="float" office:value="0.217243396969" calcext:value-type="float">
            <text:p>0.217243397</text:p>
          </table:table-cell>
          <table:table-cell office:value-type="float" office:value="0.23203698733" calcext:value-type="float">
            <text:p>0.2320369873</text:p>
          </table:table-cell>
          <table:table-cell office:value-type="float" office:value="0.24133360184" calcext:value-type="float">
            <text:p>0.2413336018</text:p>
          </table:table-cell>
          <table:table-cell office:value-type="float" office:value="0.246622714517" calcext:value-type="float">
            <text:p>0.2466227145</text:p>
          </table:table-cell>
          <table:table-cell office:value-type="float" office:value="0.637306038539" calcext:value-type="float">
            <text:p>0.6373060385</text:p>
          </table:table-cell>
        </table:table-row>
        <table:table-row table:style-name="ro1">
          <table:table-cell office:value-type="string" calcext:value-type="string">
            <text:p>Primal-Dual</text:p>
          </table:table-cell>
          <table:table-cell office:value-type="float" office:value="7.36666666667" calcext:value-type="float">
            <text:p>7.3666666667</text:p>
          </table:table-cell>
          <table:table-cell office:value-type="float" office:value="0.427640763919" calcext:value-type="float">
            <text:p>0.4276407639</text:p>
          </table:table-cell>
          <table:table-cell office:value-type="float" office:value="0.215210217059" calcext:value-type="float">
            <text:p>0.2152102171</text:p>
          </table:table-cell>
          <table:table-cell office:value-type="float" office:value="3.19878449137" calcext:value-type="float">
            <text:p>3.1987844914</text:p>
          </table:table-cell>
          <table:table-cell office:value-type="float" office:value="0.152878431741" calcext:value-type="float">
            <text:p>0.1528784317</text:p>
          </table:table-cell>
          <table:table-cell office:value-type="float" office:value="0.013560200628" calcext:value-type="float">
            <text:p>0.0135602006</text:p>
          </table:table-cell>
          <table:table-cell/>
          <table:table-cell office:value-type="string" calcext:value-type="string">
            <text:p>Long-Step-Path-Following</text:p>
          </table:table-cell>
          <table:table-cell office:value-type="float" office:value="0.58376383599" calcext:value-type="float">
            <text:p>0.583763836</text:p>
          </table:table-cell>
          <table:table-cell office:value-type="float" office:value="0.193050656584" calcext:value-type="float">
            <text:p>0.1930506566</text:p>
          </table:table-cell>
          <table:table-cell office:value-type="float" office:value="0.18898596244" calcext:value-type="float">
            <text:p>0.1889859624</text:p>
          </table:table-cell>
          <table:table-cell office:value-type="float" office:value="0.186413085961" calcext:value-type="float">
            <text:p>0.186413086</text:p>
          </table:table-cell>
          <table:table-cell office:value-type="float" office:value="0.185014686924" calcext:value-type="float">
            <text:p>0.1850146869</text:p>
          </table:table-cell>
          <table:table-cell office:value-type="float" office:value="0.184147689063" calcext:value-type="float">
            <text:p>0.1841476891</text:p>
          </table:table-cell>
          <table:table-cell office:value-type="float" office:value="0.183188803437" calcext:value-type="float">
            <text:p>0.1831888034</text:p>
          </table:table-cell>
          <table:table-cell office:value-type="float" office:value="0.182659612034" calcext:value-type="float">
            <text:p>0.182659612</text:p>
          </table:table-cell>
          <table:table-cell office:value-type="float" office:value="0.182111192031" calcext:value-type="float">
            <text:p>0.182111192</text:p>
          </table:table-cell>
          <table:table-cell office:value-type="float" office:value="17.0697051446" calcext:value-type="float">
            <text:p>17.0697051446</text:p>
          </table:table-cell>
        </table:table-row>
        <table:table-row table:style-name="ro1">
          <table:table-cell office:value-type="string" calcext:value-type="string">
            <text:p>Long-Step-Path-Following</text:p>
          </table:table-cell>
          <table:table-cell office:value-type="float" office:value="19" calcext:value-type="float">
            <text:p>19</text:p>
          </table:table-cell>
          <table:table-cell office:value-type="float" office:value="5.61149127483" calcext:value-type="float">
            <text:p>5.6114912748</text:p>
          </table:table-cell>
          <table:table-cell office:value-type="float" office:value="0.186413085961" calcext:value-type="float">
            <text:p>0.186413086</text:p>
          </table:table-cell>
          <table:table-cell office:value-type="float" office:value="0" calcext:value-type="float">
            <text:p>0</text:p>
          </table:table-cell>
          <table:table-cell office:value-type="float" office:value="0.217219567503" calcext:value-type="float">
            <text:p>0.2172195675</text:p>
          </table:table-cell>
          <table:table-cell office:value-type="float" office:value="0.000763560798471" calcext:value-type="float">
            <text:p>0.0007635608</text:p>
          </table:table-cell>
          <table:table-cell/>
          <table:table-cell office:value-type="string" calcext:value-type="string">
            <text:p>Mehrotra</text:p>
          </table:table-cell>
          <table:table-cell office:value-type="float" office:value="0.968572196947" calcext:value-type="float">
            <text:p>0.9685721969</text:p>
          </table:table-cell>
          <table:table-cell office:value-type="float" office:value="0.363837541395" calcext:value-type="float">
            <text:p>0.3638375414</text:p>
          </table:table-cell>
          <table:table-cell office:value-type="float" office:value="0.249911491515" calcext:value-type="float">
            <text:p>0.2499114915</text:p>
          </table:table-cell>
          <table:table-cell office:value-type="float" office:value="0.200197276456" calcext:value-type="float">
            <text:p>0.2001972765</text:p>
          </table:table-cell>
          <table:table-cell office:value-type="float" office:value="0.181107844041" calcext:value-type="float">
            <text:p>0.181107844</text:p>
          </table:table-cell>
          <table:table-cell office:value-type="float" office:value="0.173481026551" calcext:value-type="float">
            <text:p>0.1734810266</text:p>
          </table:table-cell>
          <table:table-cell office:value-type="float" office:value="0.158791180564" calcext:value-type="float">
            <text:p>0.1587911806</text:p>
          </table:table-cell>
          <table:table-cell office:value-type="float" office:value="0.155855819784" calcext:value-type="float">
            <text:p>0.1558558198</text:p>
          </table:table-cell>
          <table:table-cell office:value-type="float" office:value="0.151375416134" calcext:value-type="float">
            <text:p>0.1513754161</text:p>
          </table:table-cell>
          <table:table-cell office:value-type="float" office:value="9.4576407512" calcext:value-type="float">
            <text:p>9.4576407512</text:p>
          </table:table-cell>
        </table:table-row>
        <table:table-row table:style-name="ro1">
          <table:table-cell office:value-type="string" calcext:value-type="string">
            <text:p>Mehrotra</text:p>
          </table:table-cell>
          <table:table-cell office:value-type="float" office:value="19" calcext:value-type="float">
            <text:p>19</text:p>
          </table:table-cell>
          <table:table-cell office:value-type="float" office:value="1.53853170872" calcext:value-type="float">
            <text:p>1.5385317087</text:p>
          </table:table-cell>
          <table:table-cell office:value-type="float" office:value="0.200197276456" calcext:value-type="float">
            <text:p>0.2001972765</text:p>
          </table:table-cell>
          <table:table-cell office:value-type="float" office:value="0" calcext:value-type="float">
            <text:p>0</text:p>
          </table:table-cell>
          <table:table-cell office:value-type="float" office:value="0.134149754726" calcext:value-type="float">
            <text:p>0.1341497547</text:p>
          </table:table-cell>
          <table:table-cell office:value-type="float" office:value="0.0216397486545" calcext:value-type="float">
            <text:p>0.0216397487</text:p>
          </table:table-cell>
          <table:table-cell/>
          <table:table-cell office:value-type="string" calcext:value-type="string">
            <text:p>Simplex</text:p>
          </table:table-cell>
          <table:table-cell office:value-type="float" office:value="1.05151555426" calcext:value-type="float">
            <text:p>1.0515155543</text:p>
          </table:table-cell>
          <table:table-cell office:value-type="float" office:value="0.193050491233" calcext:value-type="float">
            <text:p>0.1930504912</text:p>
          </table:table-cell>
          <table:table-cell office:value-type="float" office:value="0.182671458603" calcext:value-type="float">
            <text:p>0.1826714586</text:p>
          </table:table-cell>
          <table:table-cell office:value-type="float" office:value="0.155442998032" calcext:value-type="float">
            <text:p>0.155442998</text:p>
          </table:table-cell>
          <table:table-cell office:value-type="float" office:value="0.160702816828" calcext:value-type="float">
            <text:p>0.1607028168</text:p>
          </table:table-cell>
          <table:table-cell office:value-type="float" office:value="0.160852576831" calcext:value-type="float">
            <text:p>0.1608525768</text:p>
          </table:table-cell>
          <table:table-cell office:value-type="float" office:value="0.14922843799" calcext:value-type="float">
            <text:p>0.149228438</text:p>
          </table:table-cell>
          <table:table-cell office:value-type="float" office:value="0.14855052374" calcext:value-type="float">
            <text:p>0.1485505237</text:p>
          </table:table-cell>
          <table:table-cell office:value-type="float" office:value="0.162555725799" calcext:value-type="float">
            <text:p>0.1625557258</text:p>
          </table:table-cell>
          <table:table-cell office:value-type="float" office:value="0.898333160082" calcext:value-type="float">
            <text:p>0.8983331601</text:p>
          </table:table-cell>
        </table:table-row>
        <table:table-row table:style-name="ro1">
          <table:table-cell office:value-type="string" calcext:value-type="string">
            <text:p>Simplex</text:p>
          </table:table-cell>
          <table:table-cell office:value-type="float" office:value="536.6" calcext:value-type="float">
            <text:p>536.6</text:p>
          </table:table-cell>
          <table:table-cell office:value-type="float" office:value="0.775695260366" calcext:value-type="float">
            <text:p>0.7756952604</text:p>
          </table:table-cell>
          <table:table-cell office:value-type="float" office:value="0.155442998032" calcext:value-type="float">
            <text:p>0.155442998</text:p>
          </table:table-cell>
          <table:table-cell office:value-type="float" office:value="91.405178555" calcext:value-type="float">
            <text:p>91.405178555</text:p>
          </table:table-cell>
          <table:table-cell office:value-type="float" office:value="0.121682290342" calcext:value-type="float">
            <text:p>0.1216822903</text:p>
          </table:table-cell>
          <table:table-cell office:value-type="float" office:value="0.0695193177184" calcext:value-type="float">
            <text:p>0.069519317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Media del tiempo computacio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imal-Dual</text:p>
          </table:table-cell>
          <table:table-cell office:value-type="float" office:value="7.03333333333" calcext:value-type="float">
            <text:p>7.0333333333</text:p>
          </table:table-cell>
          <table:table-cell office:value-type="float" office:value="0.8870601813" calcext:value-type="float">
            <text:p>0.8870601813</text:p>
          </table:table-cell>
          <table:table-cell office:value-type="float" office:value="0.2178102007" calcext:value-type="float">
            <text:p>0.2178102007</text:p>
          </table:table-cell>
          <table:table-cell office:value-type="float" office:value="3.57289176376" calcext:value-type="float">
            <text:p>3.5728917638</text:p>
          </table:table-cell>
          <table:table-cell office:value-type="float" office:value="0.508374300377" calcext:value-type="float">
            <text:p>0.5083743004</text:p>
          </table:table-cell>
          <table:table-cell office:value-type="float" office:value="0.0165600116851" calcext:value-type="float">
            <text:p>0.016560011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ong-Step-Path-Following</text:p>
          </table:table-cell>
          <table:table-cell office:value-type="float" office:value="19" calcext:value-type="float">
            <text:p>19</text:p>
          </table:table-cell>
          <table:table-cell office:value-type="float" office:value="9.37328708172" calcext:value-type="float">
            <text:p>9.3732870817</text:p>
          </table:table-cell>
          <table:table-cell office:value-type="float" office:value="0.185014686924" calcext:value-type="float">
            <text:p>0.1850146869</text:p>
          </table:table-cell>
          <table:table-cell office:value-type="float" office:value="0" calcext:value-type="float">
            <text:p>0</text:p>
          </table:table-cell>
          <table:table-cell office:value-type="float" office:value="4.23414207319" calcext:value-type="float">
            <text:p>4.2341420732</text:p>
          </table:table-cell>
          <table:table-cell office:value-type="float" office:value="0.000896495908502" calcext:value-type="float">
            <text:p>0.0008964959</text:p>
          </table:table-cell>
          <table:table-cell/>
          <table:table-cell office:value-type="string" calcext:value-type="string">
            <text:p>Primal-Dual</text:p>
          </table:table-cell>
          <table:table-cell office:value-type="float" office:value="0.16984137694" calcext:value-type="float">
            <text:p>0.1698413769</text:p>
          </table:table-cell>
          <table:table-cell office:value-type="float" office:value="0.253681755066" calcext:value-type="float">
            <text:p>0.2536817551</text:p>
          </table:table-cell>
          <table:table-cell office:value-type="float" office:value="0.358161393801" calcext:value-type="float">
            <text:p>0.3581613938</text:p>
          </table:table-cell>
          <table:table-cell office:value-type="float" office:value="0.427640763919" calcext:value-type="float">
            <text:p>0.4276407639</text:p>
          </table:table-cell>
          <table:table-cell office:value-type="float" office:value="0.8870601813" calcext:value-type="float">
            <text:p>0.8870601813</text:p>
          </table:table-cell>
          <table:table-cell office:value-type="float" office:value="0.819788877169" calcext:value-type="float">
            <text:p>0.8197888772</text:p>
          </table:table-cell>
          <table:table-cell office:value-type="float" office:value="0.737083816528" calcext:value-type="float">
            <text:p>0.7370838165</text:p>
          </table:table-cell>
          <table:table-cell office:value-type="float" office:value="0.610975082715" calcext:value-type="float">
            <text:p>0.6109750827</text:p>
          </table:table-cell>
          <table:table-cell office:value-type="float" office:value="0.56472316583" calcext:value-type="float">
            <text:p>0.5647231658</text:p>
          </table:table-cell>
          <table:table-cell office:value-type="float" office:value="0.637306038539" calcext:value-type="float">
            <text:p>0.6373060385</text:p>
          </table:table-cell>
        </table:table-row>
        <table:table-row table:style-name="ro1">
          <table:table-cell office:value-type="string" calcext:value-type="string">
            <text:p>Mehrotra</text:p>
          </table:table-cell>
          <table:table-cell office:value-type="float" office:value="19" calcext:value-type="float">
            <text:p>19</text:p>
          </table:table-cell>
          <table:table-cell office:value-type="float" office:value="2.96704181035" calcext:value-type="float">
            <text:p>2.9670418104</text:p>
          </table:table-cell>
          <table:table-cell office:value-type="float" office:value="0.181107844041" calcext:value-type="float">
            <text:p>0.181107844</text:p>
          </table:table-cell>
          <table:table-cell office:value-type="float" office:value="0" calcext:value-type="float">
            <text:p>0</text:p>
          </table:table-cell>
          <table:table-cell office:value-type="float" office:value="1.11202281752" calcext:value-type="float">
            <text:p>1.1120228175</text:p>
          </table:table-cell>
          <table:table-cell office:value-type="float" office:value="0.0156731830977" calcext:value-type="float">
            <text:p>0.0156731831</text:p>
          </table:table-cell>
          <table:table-cell/>
          <table:table-cell office:value-type="string" calcext:value-type="string">
            <text:p>Long-Step-Path-Following</text:p>
          </table:table-cell>
          <table:table-cell office:value-type="float" office:value="0.863201157252" calcext:value-type="float">
            <text:p>0.8632011573</text:p>
          </table:table-cell>
          <table:table-cell office:value-type="float" office:value="3.54363200665" calcext:value-type="float">
            <text:p>3.5436320067</text:p>
          </table:table-cell>
          <table:table-cell office:value-type="float" office:value="4.69727872213" calcext:value-type="float">
            <text:p>4.6972787221</text:p>
          </table:table-cell>
          <table:table-cell office:value-type="float" office:value="5.61149127483" calcext:value-type="float">
            <text:p>5.6114912748</text:p>
          </table:table-cell>
          <table:table-cell office:value-type="float" office:value="9.37328708172" calcext:value-type="float">
            <text:p>9.3732870817</text:p>
          </table:table-cell>
          <table:table-cell office:value-type="float" office:value="8.48744819959" calcext:value-type="float">
            <text:p>8.4874481996</text:p>
          </table:table-cell>
          <table:table-cell office:value-type="float" office:value="10.6776926994" calcext:value-type="float">
            <text:p>10.6776926994</text:p>
          </table:table-cell>
          <table:table-cell office:value-type="float" office:value="12.3141242027" calcext:value-type="float">
            <text:p>12.3141242027</text:p>
          </table:table-cell>
          <table:table-cell office:value-type="float" office:value="14.3703053077" calcext:value-type="float">
            <text:p>14.3703053077</text:p>
          </table:table-cell>
          <table:table-cell office:value-type="float" office:value="17.0697051446" calcext:value-type="float">
            <text:p>17.0697051446</text:p>
          </table:table-cell>
        </table:table-row>
        <table:table-row table:style-name="ro1">
          <table:table-cell office:value-type="string" calcext:value-type="string">
            <text:p>Simplex</text:p>
          </table:table-cell>
          <table:table-cell office:value-type="float" office:value="570.6" calcext:value-type="float">
            <text:p>570.6</text:p>
          </table:table-cell>
          <table:table-cell office:value-type="float" office:value="1.00984628995" calcext:value-type="float">
            <text:p>1.00984629</text:p>
          </table:table-cell>
          <table:table-cell office:value-type="float" office:value="0.160702816828" calcext:value-type="float">
            <text:p>0.1607028168</text:p>
          </table:table-cell>
          <table:table-cell office:value-type="float" office:value="77.8809347658" calcext:value-type="float">
            <text:p>77.8809347658</text:p>
          </table:table-cell>
          <table:table-cell office:value-type="float" office:value="0.306718922582" calcext:value-type="float">
            <text:p>0.3067189226</text:p>
          </table:table-cell>
          <table:table-cell office:value-type="float" office:value="0.063047944326" calcext:value-type="float">
            <text:p>0.0630479443</text:p>
          </table:table-cell>
          <table:table-cell/>
          <table:table-cell office:value-type="string" calcext:value-type="string">
            <text:p>Mehrotra</text:p>
          </table:table-cell>
          <table:table-cell office:value-type="float" office:value="0.197961211205" calcext:value-type="float">
            <text:p>0.1979612112</text:p>
          </table:table-cell>
          <table:table-cell office:value-type="float" office:value="0.568127044042" calcext:value-type="float">
            <text:p>0.568127044</text:p>
          </table:table-cell>
          <table:table-cell office:value-type="float" office:value="1.0436141332" calcext:value-type="float">
            <text:p>1.0436141332</text:p>
          </table:table-cell>
          <table:table-cell office:value-type="float" office:value="1.53853170872" calcext:value-type="float">
            <text:p>1.5385317087</text:p>
          </table:table-cell>
          <table:table-cell office:value-type="float" office:value="2.96704181035" calcext:value-type="float">
            <text:p>2.9670418104</text:p>
          </table:table-cell>
          <table:table-cell office:value-type="float" office:value="3.38110440572" calcext:value-type="float">
            <text:p>3.3811044057</text:p>
          </table:table-cell>
          <table:table-cell office:value-type="float" office:value="4.60918359756" calcext:value-type="float">
            <text:p>4.6091835976</text:p>
          </table:table-cell>
          <table:table-cell office:value-type="float" office:value="5.84440348148" calcext:value-type="float">
            <text:p>5.8444034815</text:p>
          </table:table-cell>
          <table:table-cell office:value-type="float" office:value="7.7148765405" calcext:value-type="float">
            <text:p>7.7148765405</text:p>
          </table:table-cell>
          <table:table-cell office:value-type="float" office:value="9.4576407512" calcext:value-type="float">
            <text:p>9.4576407512</text:p>
          </table:table-cell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office:value-type="float" office:value="600" calcext:value-type="float">
            <text:p>600</text:p>
          </table:table-cell>
          <table:table-cell table:number-columns-repeated="5"/>
          <table:table-cell office:value-type="string" calcext:value-type="string">
            <text:p>Simplex</text:p>
          </table:table-cell>
          <table:table-cell office:value-type="float" office:value="0.269907236099" calcext:value-type="float">
            <text:p>0.2699072361</text:p>
          </table:table-cell>
          <table:table-cell office:value-type="float" office:value="0.503042157491" calcext:value-type="float">
            <text:p>0.5030421575</text:p>
          </table:table-cell>
          <table:table-cell office:value-type="float" office:value="0.678675429026" calcext:value-type="float">
            <text:p>0.678675429</text:p>
          </table:table-cell>
          <table:table-cell office:value-type="float" office:value="0.775695260366" calcext:value-type="float">
            <text:p>0.7756952604</text:p>
          </table:table-cell>
          <table:table-cell office:value-type="float" office:value="1.00984628995" calcext:value-type="float">
            <text:p>1.00984629</text:p>
          </table:table-cell>
          <table:table-cell office:value-type="float" office:value="0.907457613945" calcext:value-type="float">
            <text:p>0.9074576139</text:p>
          </table:table-cell>
          <table:table-cell office:value-type="float" office:value="0.898862783114" calcext:value-type="float">
            <text:p>0.8988627831</text:p>
          </table:table-cell>
          <table:table-cell office:value-type="float" office:value="0.89340839386" calcext:value-type="float">
            <text:p>0.8934083939</text:p>
          </table:table-cell>
          <table:table-cell office:value-type="float" office:value="0.916284751892" calcext:value-type="float">
            <text:p>0.9162847519</text:p>
          </table:table-cell>
          <table:table-cell office:value-type="float" office:value="0.898333160082" calcext:value-type="float">
            <text:p>0.8983331601</text:p>
          </table:table-cell>
        </table:table-row>
        <table:table-row table:style-name="ro1">
          <table:table-cell office:value-type="string" calcext:value-type="string">
            <text:p>Primal-Dual</text:p>
          </table:table-cell>
          <table:table-cell office:value-type="float" office:value="7.4" calcext:value-type="float">
            <text:p>7.4</text:p>
          </table:table-cell>
          <table:table-cell office:value-type="float" office:value="0.819788877169" calcext:value-type="float">
            <text:p>0.8197888772</text:p>
          </table:table-cell>
          <table:table-cell office:value-type="float" office:value="0.217243396969" calcext:value-type="float">
            <text:p>0.217243397</text:p>
          </table:table-cell>
          <table:table-cell office:value-type="float" office:value="4.73708771293" calcext:value-type="float">
            <text:p>4.7370877129</text:p>
          </table:table-cell>
          <table:table-cell office:value-type="float" office:value="0.39363099323" calcext:value-type="float">
            <text:p>0.3936309932</text:p>
          </table:table-cell>
          <table:table-cell office:value-type="float" office:value="0.0196524206298" calcext:value-type="float">
            <text:p>0.01965242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ng-Step-Path-Following</text:p>
          </table:table-cell>
          <table:table-cell office:value-type="float" office:value="19" calcext:value-type="float">
            <text:p>19</text:p>
          </table:table-cell>
          <table:table-cell office:value-type="float" office:value="8.48744819959" calcext:value-type="float">
            <text:p>8.4874481996</text:p>
          </table:table-cell>
          <table:table-cell office:value-type="float" office:value="0.184147689063" calcext:value-type="float">
            <text:p>0.1841476891</text:p>
          </table:table-cell>
          <table:table-cell office:value-type="float" office:value="0" calcext:value-type="float">
            <text:p>0</text:p>
          </table:table-cell>
          <table:table-cell office:value-type="float" office:value="1.29944185281" calcext:value-type="float">
            <text:p>1.2994418528</text:p>
          </table:table-cell>
          <table:table-cell office:value-type="float" office:value="0.000889979669563" calcext:value-type="float">
            <text:p>0.0008899797</text:p>
          </table:table-cell>
          <table:table-cell table:number-columns-repeated="2"/>
          <table:table-cell office:value-type="string" calcext:value-type="string">
            <text:p>Desviación del tiempo computacio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hrotra</text:p>
          </table:table-cell>
          <table:table-cell office:value-type="float" office:value="19" calcext:value-type="float">
            <text:p>19</text:p>
          </table:table-cell>
          <table:table-cell office:value-type="float" office:value="3.38110440572" calcext:value-type="float">
            <text:p>3.3811044057</text:p>
          </table:table-cell>
          <table:table-cell office:value-type="float" office:value="0.173481026551" calcext:value-type="float">
            <text:p>0.1734810266</text:p>
          </table:table-cell>
          <table:table-cell office:value-type="float" office:value="0" calcext:value-type="float">
            <text:p>0</text:p>
          </table:table-cell>
          <table:table-cell office:value-type="float" office:value="0.550826502582" calcext:value-type="float">
            <text:p>0.5508265026</text:p>
          </table:table-cell>
          <table:table-cell office:value-type="float" office:value="0.0134978798183" calcext:value-type="float">
            <text:p>0.013497879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implex</text:p>
          </table:table-cell>
          <table:table-cell office:value-type="float" office:value="584.866666667" calcext:value-type="float">
            <text:p>584.866666667</text:p>
          </table:table-cell>
          <table:table-cell office:value-type="float" office:value="0.907457613945" calcext:value-type="float">
            <text:p>0.9074576139</text:p>
          </table:table-cell>
          <table:table-cell office:value-type="float" office:value="0.160852576831" calcext:value-type="float">
            <text:p>0.1608525768</text:p>
          </table:table-cell>
          <table:table-cell office:value-type="float" office:value="71.4762120491" calcext:value-type="float">
            <text:p>71.4762120491</text:p>
          </table:table-cell>
          <table:table-cell office:value-type="float" office:value="0.14281404463" calcext:value-type="float">
            <text:p>0.1428140446</text:p>
          </table:table-cell>
          <table:table-cell office:value-type="float" office:value="0.0631419632336" calcext:value-type="float">
            <text:p>0.0631419632</text:p>
          </table:table-cell>
          <table:table-cell/>
          <table:table-cell office:value-type="string" calcext:value-type="string">
            <text:p>Primal-Dual</text:p>
          </table:table-cell>
          <table:table-cell office:value-type="float" office:value="0.00805261958777" calcext:value-type="float">
            <text:p>0.0080526196</text:p>
          </table:table-cell>
          <table:table-cell office:value-type="float" office:value="0.0576063781323" calcext:value-type="float">
            <text:p>0.0576063781</text:p>
          </table:table-cell>
          <table:table-cell office:value-type="float" office:value="0.0769557743895" calcext:value-type="float">
            <text:p>0.0769557744</text:p>
          </table:table-cell>
          <table:table-cell office:value-type="float" office:value="0.152878431741" calcext:value-type="float">
            <text:p>0.1528784317</text:p>
          </table:table-cell>
          <table:table-cell office:value-type="float" office:value="0.508374300377" calcext:value-type="float">
            <text:p>0.5083743004</text:p>
          </table:table-cell>
          <table:table-cell office:value-type="float" office:value="0.39363099323" calcext:value-type="float">
            <text:p>0.3936309932</text:p>
          </table:table-cell>
          <table:table-cell office:value-type="float" office:value="0.49793878718" calcext:value-type="float">
            <text:p>0.4979387872</text:p>
          </table:table-cell>
          <table:table-cell office:value-type="float" office:value="0.206495727312" calcext:value-type="float">
            <text:p>0.2064957273</text:p>
          </table:table-cell>
          <table:table-cell office:value-type="float" office:value="0.0913692187312" calcext:value-type="float">
            <text:p>0.0913692187</text:p>
          </table:table-cell>
          <table:table-cell office:value-type="float" office:value="0.0721195665784" calcext:value-type="float">
            <text:p>0.0721195666</text:p>
          </table:table-cell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office:value-type="float" office:value="700" calcext:value-type="float">
            <text:p>700</text:p>
          </table:table-cell>
          <table:table-cell table:number-columns-repeated="5"/>
          <table:table-cell office:value-type="string" calcext:value-type="string">
            <text:p>Long-Step-Path-Following</text:p>
          </table:table-cell>
          <table:table-cell office:value-type="float" office:value="0.0277721068735" calcext:value-type="float">
            <text:p>0.0277721069</text:p>
          </table:table-cell>
          <table:table-cell office:value-type="float" office:value="0.261941506039" calcext:value-type="float">
            <text:p>0.261941506</text:p>
          </table:table-cell>
          <table:table-cell office:value-type="float" office:value="0.235165903859" calcext:value-type="float">
            <text:p>0.2351659039</text:p>
          </table:table-cell>
          <table:table-cell office:value-type="float" office:value="0.217219567503" calcext:value-type="float">
            <text:p>0.2172195675</text:p>
          </table:table-cell>
          <table:table-cell office:value-type="float" office:value="4.23414207319" calcext:value-type="float">
            <text:p>4.2341420732</text:p>
          </table:table-cell>
          <table:table-cell office:value-type="float" office:value="1.29944185281" calcext:value-type="float">
            <text:p>1.2994418528</text:p>
          </table:table-cell>
          <table:table-cell office:value-type="float" office:value="0.734418583379" calcext:value-type="float">
            <text:p>0.7344185834</text:p>
          </table:table-cell>
          <table:table-cell office:value-type="float" office:value="1.0553329744" calcext:value-type="float">
            <text:p>1.0553329744</text:p>
          </table:table-cell>
          <table:table-cell office:value-type="float" office:value="0.450426619546" calcext:value-type="float">
            <text:p>0.4504266195</text:p>
          </table:table-cell>
          <table:table-cell office:value-type="float" office:value="0.550801923429" calcext:value-type="float">
            <text:p>0.5508019234</text:p>
          </table:table-cell>
        </table:table-row>
        <table:table-row table:style-name="ro1">
          <table:table-cell office:value-type="string" calcext:value-type="string">
            <text:p>Primal-Dual</text:p>
          </table:table-cell>
          <table:table-cell office:value-type="float" office:value="3.86666666667" calcext:value-type="float">
            <text:p>3.8666666667</text:p>
          </table:table-cell>
          <table:table-cell office:value-type="float" office:value="0.737083816528" calcext:value-type="float">
            <text:p>0.7370838165</text:p>
          </table:table-cell>
          <table:table-cell office:value-type="float" office:value="0.23203698733" calcext:value-type="float">
            <text:p>0.2320369873</text:p>
          </table:table-cell>
          <table:table-cell office:value-type="float" office:value="4.28744938422" calcext:value-type="float">
            <text:p>4.2874493842</text:p>
          </table:table-cell>
          <table:table-cell office:value-type="float" office:value="0.49793878718" calcext:value-type="float">
            <text:p>0.4979387872</text:p>
          </table:table-cell>
          <table:table-cell office:value-type="float" office:value="0.0208060472202" calcext:value-type="float">
            <text:p>0.0208060472</text:p>
          </table:table-cell>
          <table:table-cell/>
          <table:table-cell office:value-type="string" calcext:value-type="string">
            <text:p>Mehrotra</text:p>
          </table:table-cell>
          <table:table-cell office:value-type="float" office:value="0.00308362492877" calcext:value-type="float">
            <text:p>0.0030836249</text:p>
          </table:table-cell>
          <table:table-cell office:value-type="float" office:value="0.107371797903" calcext:value-type="float">
            <text:p>0.1073717979</text:p>
          </table:table-cell>
          <table:table-cell office:value-type="float" office:value="0.0711913073498" calcext:value-type="float">
            <text:p>0.0711913073</text:p>
          </table:table-cell>
          <table:table-cell office:value-type="float" office:value="0.134149754726" calcext:value-type="float">
            <text:p>0.1341497547</text:p>
          </table:table-cell>
          <table:table-cell office:value-type="float" office:value="1.11202281752" calcext:value-type="float">
            <text:p>1.1120228175</text:p>
          </table:table-cell>
          <table:table-cell office:value-type="float" office:value="0.550826502582" calcext:value-type="float">
            <text:p>0.5508265026</text:p>
          </table:table-cell>
          <table:table-cell office:value-type="float" office:value="0.131614316116" calcext:value-type="float">
            <text:p>0.1316143161</text:p>
          </table:table-cell>
          <table:table-cell office:value-type="float" office:value="0.319825977452" calcext:value-type="float">
            <text:p>0.3198259775</text:p>
          </table:table-cell>
          <table:table-cell office:value-type="float" office:value="0.298470505593" calcext:value-type="float">
            <text:p>0.2984705056</text:p>
          </table:table-cell>
          <table:table-cell office:value-type="float" office:value="0.599714682736" calcext:value-type="float">
            <text:p>0.5997146827</text:p>
          </table:table-cell>
        </table:table-row>
        <table:table-row table:style-name="ro1">
          <table:table-cell office:value-type="string" calcext:value-type="string">
            <text:p>Long-Step-Path-Following</text:p>
          </table:table-cell>
          <table:table-cell office:value-type="float" office:value="19" calcext:value-type="float">
            <text:p>19</text:p>
          </table:table-cell>
          <table:table-cell office:value-type="float" office:value="10.6776926994" calcext:value-type="float">
            <text:p>10.6776926994</text:p>
          </table:table-cell>
          <table:table-cell office:value-type="float" office:value="0.183188803437" calcext:value-type="float">
            <text:p>0.1831888034</text:p>
          </table:table-cell>
          <table:table-cell office:value-type="float" office:value="0" calcext:value-type="float">
            <text:p>0</text:p>
          </table:table-cell>
          <table:table-cell office:value-type="float" office:value="0.734418583379" calcext:value-type="float">
            <text:p>0.7344185834</text:p>
          </table:table-cell>
          <table:table-cell office:value-type="float" office:value="0.000722077558866" calcext:value-type="float">
            <text:p>0.0007220776</text:p>
          </table:table-cell>
          <table:table-cell/>
          <table:table-cell office:value-type="string" calcext:value-type="string">
            <text:p>Simplex</text:p>
          </table:table-cell>
          <table:table-cell office:value-type="float" office:value="0.0368004349584" calcext:value-type="float">
            <text:p>0.036800435</text:p>
          </table:table-cell>
          <table:table-cell office:value-type="float" office:value="0.0528348078716" calcext:value-type="float">
            <text:p>0.0528348079</text:p>
          </table:table-cell>
          <table:table-cell office:value-type="float" office:value="0.0675508085417" calcext:value-type="float">
            <text:p>0.0675508085</text:p>
          </table:table-cell>
          <table:table-cell office:value-type="float" office:value="0.121682290342" calcext:value-type="float">
            <text:p>0.1216822903</text:p>
          </table:table-cell>
          <table:table-cell office:value-type="float" office:value="0.306718922582" calcext:value-type="float">
            <text:p>0.3067189226</text:p>
          </table:table-cell>
          <table:table-cell office:value-type="float" office:value="0.14281404463" calcext:value-type="float">
            <text:p>0.1428140446</text:p>
          </table:table-cell>
          <table:table-cell office:value-type="float" office:value="0.0977492549859" calcext:value-type="float">
            <text:p>0.097749255</text:p>
          </table:table-cell>
          <table:table-cell office:value-type="float" office:value="0.108980176398" calcext:value-type="float">
            <text:p>0.1089801764</text:p>
          </table:table-cell>
          <table:table-cell office:value-type="float" office:value="0.0845125364322" calcext:value-type="float">
            <text:p>0.0845125364</text:p>
          </table:table-cell>
          <table:table-cell office:value-type="float" office:value="0.0717869593344" calcext:value-type="float">
            <text:p>0.0717869593</text:p>
          </table:table-cell>
        </table:table-row>
        <table:table-row table:style-name="ro1">
          <table:table-cell office:value-type="string" calcext:value-type="string">
            <text:p>Mehrotra</text:p>
          </table:table-cell>
          <table:table-cell office:value-type="float" office:value="19" calcext:value-type="float">
            <text:p>19</text:p>
          </table:table-cell>
          <table:table-cell office:value-type="float" office:value="4.60918359756" calcext:value-type="float">
            <text:p>4.6091835976</text:p>
          </table:table-cell>
          <table:table-cell office:value-type="float" office:value="0.158791180564" calcext:value-type="float">
            <text:p>0.1587911806</text:p>
          </table:table-cell>
          <table:table-cell office:value-type="float" office:value="0" calcext:value-type="float">
            <text:p>0</text:p>
          </table:table-cell>
          <table:table-cell office:value-type="float" office:value="0.131614316116" calcext:value-type="float">
            <text:p>0.1316143161</text:p>
          </table:table-cell>
          <table:table-cell office:value-type="float" office:value="0.00788612578314" calcext:value-type="float">
            <text:p>0.00788612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mplex</text:p>
          </table:table-cell>
          <table:table-cell office:value-type="float" office:value="580.433333333" calcext:value-type="float">
            <text:p>580.433333333</text:p>
          </table:table-cell>
          <table:table-cell office:value-type="float" office:value="0.898862783114" calcext:value-type="float">
            <text:p>0.8988627831</text:p>
          </table:table-cell>
          <table:table-cell office:value-type="float" office:value="0.14922843799" calcext:value-type="float">
            <text:p>0.149228438</text:p>
          </table:table-cell>
          <table:table-cell office:value-type="float" office:value="69.2953501727" calcext:value-type="float">
            <text:p>69.2953501727</text:p>
          </table:table-cell>
          <table:table-cell office:value-type="float" office:value="0.0977492549859" calcext:value-type="float">
            <text:p>0.097749255</text:p>
          </table:table-cell>
          <table:table-cell office:value-type="float" office:value="0.0747234206326" calcext:value-type="float">
            <text:p>0.074723420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office:value-type="float" office:value="800" calcext:value-type="float">
            <text:p>800</text:p>
          </table:table-cell>
          <table:table-cell table:number-columns-repeated="6"/>
          <table:table-cell office:value-type="string" calcext:value-type="string">
            <text:p>Desviación de la función objetiv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imal-Dual</text:p>
          </table:table-cell>
          <table:table-cell office:value-type="float" office:value="1.76666666667" calcext:value-type="float">
            <text:p>1.7666666667</text:p>
          </table:table-cell>
          <table:table-cell office:value-type="float" office:value="0.610975082715" calcext:value-type="float">
            <text:p>0.6109750827</text:p>
          </table:table-cell>
          <table:table-cell office:value-type="float" office:value="0.24133360184" calcext:value-type="float">
            <text:p>0.2413336018</text:p>
          </table:table-cell>
          <table:table-cell office:value-type="float" office:value="1.256538455" calcext:value-type="float">
            <text:p>1.256538455</text:p>
          </table:table-cell>
          <table:table-cell office:value-type="float" office:value="0.206495727312" calcext:value-type="float">
            <text:p>0.2064957273</text:p>
          </table:table-cell>
          <table:table-cell office:value-type="float" office:value="0.0104445758857" calcext:value-type="float">
            <text:p>0.010444575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ong-Step-Path-Following</text:p>
          </table:table-cell>
          <table:table-cell office:value-type="float" office:value="19" calcext:value-type="float">
            <text:p>19</text:p>
          </table:table-cell>
          <table:table-cell office:value-type="float" office:value="12.3141242027" calcext:value-type="float">
            <text:p>12.3141242027</text:p>
          </table:table-cell>
          <table:table-cell office:value-type="float" office:value="0.182659612034" calcext:value-type="float">
            <text:p>0.182659612</text:p>
          </table:table-cell>
          <table:table-cell office:value-type="float" office:value="0" calcext:value-type="float">
            <text:p>0</text:p>
          </table:table-cell>
          <table:table-cell office:value-type="float" office:value="1.0553329744" calcext:value-type="float">
            <text:p>1.0553329744</text:p>
          </table:table-cell>
          <table:table-cell office:value-type="float" office:value="0.00106934578609" calcext:value-type="float">
            <text:p>0.0010693458</text:p>
          </table:table-cell>
          <table:table-cell/>
          <table:table-cell office:value-type="string" calcext:value-type="string">
            <text:p>Primal-Dual</text:p>
          </table:table-cell>
          <table:table-cell office:value-type="float" office:value="0.121434501648" calcext:value-type="float">
            <text:p>0.1214345016</text:p>
          </table:table-cell>
          <table:table-cell office:value-type="float" office:value="0.00416272984968" calcext:value-type="float">
            <text:p>0.0041627298</text:p>
          </table:table-cell>
          <table:table-cell office:value-type="float" office:value="0.0067453399721" calcext:value-type="float">
            <text:p>0.00674534</text:p>
          </table:table-cell>
          <table:table-cell office:value-type="float" office:value="0.013560200628" calcext:value-type="float">
            <text:p>0.0135602006</text:p>
          </table:table-cell>
          <table:table-cell office:value-type="float" office:value="0.0165600116851" calcext:value-type="float">
            <text:p>0.0165600117</text:p>
          </table:table-cell>
          <table:table-cell office:value-type="float" office:value="0.0196524206298" calcext:value-type="float">
            <text:p>0.0196524206</text:p>
          </table:table-cell>
          <table:table-cell office:value-type="float" office:value="0.0208060472202" calcext:value-type="float">
            <text:p>0.0208060472</text:p>
          </table:table-cell>
          <table:table-cell office:value-type="float" office:value="0.0104445758857" calcext:value-type="float">
            <text:p>0.0104445759</text:p>
          </table:table-cell>
          <table:table-cell office:value-type="float" office:value="0.0124176940052" calcext:value-type="float">
            <text:p>0.012417694</text:p>
          </table:table-cell>
          <table:table-cell office:value-type="float" office:value="0.013605369196" calcext:value-type="float">
            <text:p>0.0136053692</text:p>
          </table:table-cell>
        </table:table-row>
        <table:table-row table:style-name="ro1">
          <table:table-cell office:value-type="string" calcext:value-type="string">
            <text:p>Mehrotra</text:p>
          </table:table-cell>
          <table:table-cell office:value-type="float" office:value="19" calcext:value-type="float">
            <text:p>19</text:p>
          </table:table-cell>
          <table:table-cell office:value-type="float" office:value="5.84440348148" calcext:value-type="float">
            <text:p>5.8444034815</text:p>
          </table:table-cell>
          <table:table-cell office:value-type="float" office:value="0.155855819784" calcext:value-type="float">
            <text:p>0.1558558198</text:p>
          </table:table-cell>
          <table:table-cell office:value-type="float" office:value="0" calcext:value-type="float">
            <text:p>0</text:p>
          </table:table-cell>
          <table:table-cell office:value-type="float" office:value="0.319825977452" calcext:value-type="float">
            <text:p>0.3198259775</text:p>
          </table:table-cell>
          <table:table-cell office:value-type="float" office:value="0.00892601701502" calcext:value-type="float">
            <text:p>0.008926017</text:p>
          </table:table-cell>
          <table:table-cell/>
          <table:table-cell office:value-type="string" calcext:value-type="string">
            <text:p>Long-Step-Path-Following</text:p>
          </table:table-cell>
          <table:table-cell office:value-type="float" office:value="0.119649547257" calcext:value-type="float">
            <text:p>0.1196495473</text:p>
          </table:table-cell>
          <table:table-cell office:value-type="float" office:value="0.00159677845195" calcext:value-type="float">
            <text:p>0.0015967785</text:p>
          </table:table-cell>
          <table:table-cell office:value-type="float" office:value="0.00101235823592" calcext:value-type="float">
            <text:p>0.0010123582</text:p>
          </table:table-cell>
          <table:table-cell office:value-type="float" office:value="0.000763560798471" calcext:value-type="float">
            <text:p>0.0007635608</text:p>
          </table:table-cell>
          <table:table-cell office:value-type="float" office:value="0.000896495908502" calcext:value-type="float">
            <text:p>0.0008964959</text:p>
          </table:table-cell>
          <table:table-cell office:value-type="float" office:value="0.000889979669563" calcext:value-type="float">
            <text:p>0.0008899797</text:p>
          </table:table-cell>
          <table:table-cell office:value-type="float" office:value="0.000722077558866" calcext:value-type="float">
            <text:p>0.0007220776</text:p>
          </table:table-cell>
          <table:table-cell office:value-type="float" office:value="0.00106934578609" calcext:value-type="float">
            <text:p>0.0010693458</text:p>
          </table:table-cell>
          <table:table-cell office:value-type="float" office:value="0.000667935236301" calcext:value-type="float">
            <text:p>0.0006679352</text:p>
          </table:table-cell>
          <table:table-cell office:value-type="float" office:value="0.000707530945999" calcext:value-type="float">
            <text:p>0.0007075309</text:p>
          </table:table-cell>
        </table:table-row>
        <table:table-row table:style-name="ro1">
          <table:table-cell office:value-type="string" calcext:value-type="string">
            <text:p>Simplex</text:p>
          </table:table-cell>
          <table:table-cell office:value-type="float" office:value="567.333333333" calcext:value-type="float">
            <text:p>567.333333333</text:p>
          </table:table-cell>
          <table:table-cell office:value-type="float" office:value="0.89340839386" calcext:value-type="float">
            <text:p>0.8934083939</text:p>
          </table:table-cell>
          <table:table-cell office:value-type="float" office:value="0.14855052374" calcext:value-type="float">
            <text:p>0.1485505237</text:p>
          </table:table-cell>
          <table:table-cell office:value-type="float" office:value="75.8609839699" calcext:value-type="float">
            <text:p>75.8609839699</text:p>
          </table:table-cell>
          <table:table-cell office:value-type="float" office:value="0.108980176398" calcext:value-type="float">
            <text:p>0.1089801764</text:p>
          </table:table-cell>
          <table:table-cell office:value-type="float" office:value="0.0743509889618" calcext:value-type="float">
            <text:p>0.074350989</text:p>
          </table:table-cell>
          <table:table-cell/>
          <table:table-cell office:value-type="string" calcext:value-type="string">
            <text:p>Mehrotra</text:p>
          </table:table-cell>
          <table:table-cell office:value-type="float" office:value="0.237179077731" calcext:value-type="float">
            <text:p>0.2371790777</text:p>
          </table:table-cell>
          <table:table-cell office:value-type="float" office:value="0.0606536129878" calcext:value-type="float">
            <text:p>0.060653613</text:p>
          </table:table-cell>
          <table:table-cell office:value-type="float" office:value="0.0433554404997" calcext:value-type="float">
            <text:p>0.0433554405</text:p>
          </table:table-cell>
          <table:table-cell office:value-type="float" office:value="0.0216397486545" calcext:value-type="float">
            <text:p>0.0216397487</text:p>
          </table:table-cell>
          <table:table-cell office:value-type="float" office:value="0.0156731830977" calcext:value-type="float">
            <text:p>0.0156731831</text:p>
          </table:table-cell>
          <table:table-cell office:value-type="float" office:value="0.0134978798183" calcext:value-type="float">
            <text:p>0.0134978798</text:p>
          </table:table-cell>
          <table:table-cell office:value-type="float" office:value="0.00788612578314" calcext:value-type="float">
            <text:p>0.0078861258</text:p>
          </table:table-cell>
          <table:table-cell office:value-type="float" office:value="0.00892601701502" calcext:value-type="float">
            <text:p>0.008926017</text:p>
          </table:table-cell>
          <table:table-cell office:value-type="float" office:value="0.00478038772961" calcext:value-type="float">
            <text:p>0.0047803877</text:p>
          </table:table-cell>
          <table:table-cell office:value-type="float" office:value="0.00801725757266" calcext:value-type="float">
            <text:p>0.0080172576</text:p>
          </table:table-cell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office:value-type="float" office:value="900" calcext:value-type="float">
            <text:p>900</text:p>
          </table:table-cell>
          <table:table-cell table:number-columns-repeated="5"/>
          <table:table-cell office:value-type="string" calcext:value-type="string">
            <text:p>Simplex</text:p>
          </table:table-cell>
          <table:table-cell office:value-type="float" office:value="0.242944613891" calcext:value-type="float">
            <text:p>0.2429446139</text:p>
          </table:table-cell>
          <table:table-cell office:value-type="float" office:value="0.00159684504538" calcext:value-type="float">
            <text:p>0.001596845</text:p>
          </table:table-cell>
          <table:table-cell office:value-type="float" office:value="0.0339362410047" calcext:value-type="float">
            <text:p>0.033936241</text:p>
          </table:table-cell>
          <table:table-cell office:value-type="float" office:value="0.0695193177184" calcext:value-type="float">
            <text:p>0.0695193177</text:p>
          </table:table-cell>
          <table:table-cell office:value-type="float" office:value="0.063047944326" calcext:value-type="float">
            <text:p>0.0630479443</text:p>
          </table:table-cell>
          <table:table-cell office:value-type="float" office:value="0.0631419632336" calcext:value-type="float">
            <text:p>0.0631419632</text:p>
          </table:table-cell>
          <table:table-cell office:value-type="float" office:value="0.0747234206326" calcext:value-type="float">
            <text:p>0.0747234206</text:p>
          </table:table-cell>
          <table:table-cell office:value-type="float" office:value="0.0743509889618" calcext:value-type="float">
            <text:p>0.074350989</text:p>
          </table:table-cell>
          <table:table-cell office:value-type="float" office:value="0.0639545310884" calcext:value-type="float">
            <text:p>0.0639545311</text:p>
          </table:table-cell>
          <table:table-cell office:value-type="float" office:value="0.0866488336604" calcext:value-type="float">
            <text:p>0.0866488337</text:p>
          </table:table-cell>
        </table:table-row>
        <table:table-row table:style-name="ro1">
          <table:table-cell office:value-type="string" calcext:value-type="string">
            <text:p>Primal-Dual</text:p>
          </table:table-cell>
          <table:table-cell office:value-type="float" office:value="1.1" calcext:value-type="float">
            <text:p>1.1</text:p>
          </table:table-cell>
          <table:table-cell office:value-type="float" office:value="0.56472316583" calcext:value-type="float">
            <text:p>0.5647231658</text:p>
          </table:table-cell>
          <table:table-cell office:value-type="float" office:value="0.246622714517" calcext:value-type="float">
            <text:p>0.2466227145</text:p>
          </table:table-cell>
          <table:table-cell office:value-type="float" office:value="0.3" calcext:value-type="float">
            <text:p>0.3</text:p>
          </table:table-cell>
          <table:table-cell office:value-type="float" office:value="0.0913692187312" calcext:value-type="float">
            <text:p>0.0913692187</text:p>
          </table:table-cell>
          <table:table-cell office:value-type="float" office:value="0.0124176940052" calcext:value-type="float">
            <text:p>0.0124176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ng-Step-Path-Following</text:p>
          </table:table-cell>
          <table:table-cell office:value-type="float" office:value="19" calcext:value-type="float">
            <text:p>19</text:p>
          </table:table-cell>
          <table:table-cell office:value-type="float" office:value="14.3703053077" calcext:value-type="float">
            <text:p>14.3703053077</text:p>
          </table:table-cell>
          <table:table-cell office:value-type="float" office:value="0.182111192031" calcext:value-type="float">
            <text:p>0.182111192</text:p>
          </table:table-cell>
          <table:table-cell office:value-type="float" office:value="0" calcext:value-type="float">
            <text:p>0</text:p>
          </table:table-cell>
          <table:table-cell office:value-type="float" office:value="0.450426619546" calcext:value-type="float">
            <text:p>0.4504266195</text:p>
          </table:table-cell>
          <table:table-cell office:value-type="float" office:value="0.000667935236301" calcext:value-type="float">
            <text:p>0.0006679352</text:p>
          </table:table-cell>
          <table:table-cell table:number-columns-repeated="2"/>
          <table:table-cell office:value-type="string" calcext:value-type="string">
            <text:p>Desviación de iteracion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hrotra</text:p>
          </table:table-cell>
          <table:table-cell office:value-type="float" office:value="19" calcext:value-type="float">
            <text:p>19</text:p>
          </table:table-cell>
          <table:table-cell office:value-type="float" office:value="7.7148765405" calcext:value-type="float">
            <text:p>7.7148765405</text:p>
          </table:table-cell>
          <table:table-cell office:value-type="float" office:value="0.151375416134" calcext:value-type="float">
            <text:p>0.1513754161</text:p>
          </table:table-cell>
          <table:table-cell office:value-type="float" office:value="0" calcext:value-type="float">
            <text:p>0</text:p>
          </table:table-cell>
          <table:table-cell office:value-type="float" office:value="0.298470505593" calcext:value-type="float">
            <text:p>0.2984705056</text:p>
          </table:table-cell>
          <table:table-cell office:value-type="float" office:value="0.00478038772961" calcext:value-type="float">
            <text:p>0.004780387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implex</text:p>
          </table:table-cell>
          <table:table-cell office:value-type="float" office:value="575.533333333" calcext:value-type="float">
            <text:p>575.533333333</text:p>
          </table:table-cell>
          <table:table-cell office:value-type="float" office:value="0.916284751892" calcext:value-type="float">
            <text:p>0.9162847519</text:p>
          </table:table-cell>
          <table:table-cell office:value-type="float" office:value="0.162555725799" calcext:value-type="float">
            <text:p>0.1625557258</text:p>
          </table:table-cell>
          <table:table-cell office:value-type="float" office:value="58.8946705757" calcext:value-type="float">
            <text:p>58.8946705757</text:p>
          </table:table-cell>
          <table:table-cell office:value-type="float" office:value="0.0845125364322" calcext:value-type="float">
            <text:p>0.0845125364</text:p>
          </table:table-cell>
          <table:table-cell office:value-type="float" office:value="0.0639545310884" calcext:value-type="float">
            <text:p>0.0639545311</text:p>
          </table:table-cell>
          <table:table-cell/>
          <table:table-cell office:value-type="string" calcext:value-type="string">
            <text:p>Primal-Dual</text:p>
          </table:table-cell>
          <table:table-cell office:value-type="float" office:value="0" calcext:value-type="float">
            <text:p>0</text:p>
          </table:table-cell>
          <table:table-cell office:value-type="float" office:value="2.05182845287" calcext:value-type="float">
            <text:p>2.0518284529</text:p>
          </table:table-cell>
          <table:table-cell office:value-type="float" office:value="1.8199511593" calcext:value-type="float">
            <text:p>1.8199511593</text:p>
          </table:table-cell>
          <table:table-cell office:value-type="float" office:value="3.19878449137" calcext:value-type="float">
            <text:p>3.1987844914</text:p>
          </table:table-cell>
          <table:table-cell office:value-type="float" office:value="3.57289176376" calcext:value-type="float">
            <text:p>3.5728917638</text:p>
          </table:table-cell>
          <table:table-cell office:value-type="float" office:value="4.73708771293" calcext:value-type="float">
            <text:p>4.7370877129</text:p>
          </table:table-cell>
          <table:table-cell office:value-type="float" office:value="4.28744938422" calcext:value-type="float">
            <text:p>4.2874493842</text:p>
          </table:table-cell>
          <table:table-cell office:value-type="float" office:value="1.256538455" calcext:value-type="float">
            <text:p>1.256538455</text:p>
          </table:table-cell>
          <table:table-cell office:value-type="float" office:value="0.3" calcext:value-type="float">
            <text:p>0.3</text:p>
          </table:table-cell>
          <table:table-cell office:value-type="float" office:value="0.249443825785" calcext:value-type="float">
            <text:p>0.2494438258</text:p>
          </table:table-cell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office:value-type="string" calcext:value-type="string">
            <text:p>Long-Step-Path-Following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06666666667" calcext:value-type="float">
            <text:p>1.0666666667</text:p>
          </table:table-cell>
          <table:table-cell office:value-type="float" office:value="0.637306038539" calcext:value-type="float">
            <text:p>0.6373060385</text:p>
          </table:table-cell>
          <table:table-cell office:value-type="float" office:value="0.245425173782" calcext:value-type="float">
            <text:p>0.2454251738</text:p>
          </table:table-cell>
          <table:table-cell office:value-type="float" office:value="0.249443825785" calcext:value-type="float">
            <text:p>0.2494438258</text:p>
          </table:table-cell>
          <table:table-cell office:value-type="float" office:value="0.0721195665784" calcext:value-type="float">
            <text:p>0.0721195666</text:p>
          </table:table-cell>
          <table:table-cell office:value-type="float" office:value="0.013605369196" calcext:value-type="float">
            <text:p>0.0136053692</text:p>
          </table:table-cell>
          <table:table-cell/>
          <table:table-cell office:value-type="string" calcext:value-type="string">
            <text:p>Mehrotra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.0697051446" calcext:value-type="float">
            <text:p>17.0697051446</text:p>
          </table:table-cell>
          <table:table-cell office:value-type="float" office:value="0.181456301731" calcext:value-type="float">
            <text:p>0.1814563017</text:p>
          </table:table-cell>
          <table:table-cell office:value-type="float" office:value="0" calcext:value-type="float">
            <text:p>0</text:p>
          </table:table-cell>
          <table:table-cell office:value-type="float" office:value="0.550801923429" calcext:value-type="float">
            <text:p>0.5508019234</text:p>
          </table:table-cell>
          <table:table-cell office:value-type="float" office:value="0.000707530945999" calcext:value-type="float">
            <text:p>0.0007075309</text:p>
          </table:table-cell>
          <table:table-cell/>
          <table:table-cell office:value-type="string" calcext:value-type="string">
            <text:p>Simplex</text:p>
          </table:table-cell>
          <table:table-cell office:value-type="float" office:value="27.863955211" calcext:value-type="float">
            <text:p>27.863955211</text:p>
          </table:table-cell>
          <table:table-cell office:value-type="float" office:value="38.862221015" calcext:value-type="float">
            <text:p>38.862221015</text:p>
          </table:table-cell>
          <table:table-cell office:value-type="float" office:value="52.5839540375" calcext:value-type="float">
            <text:p>52.5839540375</text:p>
          </table:table-cell>
          <table:table-cell office:value-type="float" office:value="91.405178555" calcext:value-type="float">
            <text:p>91.405178555</text:p>
          </table:table-cell>
          <table:table-cell office:value-type="float" office:value="77.8809347658" calcext:value-type="float">
            <text:p>77.8809347658</text:p>
          </table:table-cell>
          <table:table-cell office:value-type="float" office:value="71.4762120491" calcext:value-type="float">
            <text:p>71.4762120491</text:p>
          </table:table-cell>
          <table:table-cell office:value-type="float" office:value="69.2953501727" calcext:value-type="float">
            <text:p>69.2953501727</text:p>
          </table:table-cell>
          <table:table-cell office:value-type="float" office:value="75.8609839699" calcext:value-type="float">
            <text:p>75.8609839699</text:p>
          </table:table-cell>
          <table:table-cell office:value-type="float" office:value="58.8946705757" calcext:value-type="float">
            <text:p>58.8946705757</text:p>
          </table:table-cell>
          <table:table-cell office:value-type="float" office:value="48.9938318113" calcext:value-type="float">
            <text:p>48.993831811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.4576407512" calcext:value-type="float">
            <text:p>9.4576407512</text:p>
          </table:table-cell>
          <table:table-cell office:value-type="float" office:value="0.148087028973" calcext:value-type="float">
            <text:p>0.148087029</text:p>
          </table:table-cell>
          <table:table-cell office:value-type="float" office:value="0" calcext:value-type="float">
            <text:p>0</text:p>
          </table:table-cell>
          <table:table-cell office:value-type="float" office:value="0.599714682736" calcext:value-type="float">
            <text:p>0.5997146827</text:p>
          </table:table-cell>
          <table:table-cell office:value-type="float" office:value="0.00801725757266" calcext:value-type="float">
            <text:p>0.00801725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1.066666667" calcext:value-type="float">
            <text:p>551.066666667</text:p>
          </table:table-cell>
          <table:table-cell office:value-type="float" office:value="0.898333160082" calcext:value-type="float">
            <text:p>0.8983331601</text:p>
          </table:table-cell>
          <table:table-cell office:value-type="float" office:value="0.132129529841" calcext:value-type="float">
            <text:p>0.1321295298</text:p>
          </table:table-cell>
          <table:table-cell office:value-type="float" office:value="48.9938318113" calcext:value-type="float">
            <text:p>48.9938318113</text:p>
          </table:table-cell>
          <table:table-cell office:value-type="float" office:value="0.0717869593344" calcext:value-type="float">
            <text:p>0.0717869593</text:p>
          </table:table-cell>
          <table:table-cell office:value-type="float" office:value="0.0866488336604" calcext:value-type="float">
            <text:p>0.0866488337</text:p>
          </table:table-cell>
          <table:table-cell table:number-columns-repeated="12"/>
        </table:table-row>
        <table:table-row table:style-name="ro1" table:number-rows-repeated="16">
          <table:table-cell table:number-columns-repeated="19"/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100" calcext:value-type="float">
            <text:p>100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6984137694" calcext:value-type="float">
            <text:p>0.1698413769</text:p>
          </table:table-cell>
          <table:table-cell office:value-type="float" office:value="0.591697000209" calcext:value-type="float">
            <text:p>0.5916970002</text:p>
          </table:table-cell>
          <table:table-cell office:value-type="float" office:value="0" calcext:value-type="float">
            <text:p>0</text:p>
          </table:table-cell>
          <table:table-cell office:value-type="float" office:value="0.00805261958777" calcext:value-type="float">
            <text:p>0.0080526196</text:p>
          </table:table-cell>
          <table:table-cell office:value-type="float" office:value="0.121434501648" calcext:value-type="float">
            <text:p>0.1214345016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63201157252" calcext:value-type="float">
            <text:p>0.8632011573</text:p>
          </table:table-cell>
          <table:table-cell office:value-type="float" office:value="0.58376383599" calcext:value-type="float">
            <text:p>0.583763836</text:p>
          </table:table-cell>
          <table:table-cell office:value-type="float" office:value="0" calcext:value-type="float">
            <text:p>0</text:p>
          </table:table-cell>
          <table:table-cell office:value-type="float" office:value="0.0277721068735" calcext:value-type="float">
            <text:p>0.0277721069</text:p>
          </table:table-cell>
          <table:table-cell office:value-type="float" office:value="0.119649547257" calcext:value-type="float">
            <text:p>0.1196495473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97961211205" calcext:value-type="float">
            <text:p>0.1979612112</text:p>
          </table:table-cell>
          <table:table-cell office:value-type="float" office:value="0.968572196947" calcext:value-type="float">
            <text:p>0.9685721969</text:p>
          </table:table-cell>
          <table:table-cell office:value-type="float" office:value="0" calcext:value-type="float">
            <text:p>0</text:p>
          </table:table-cell>
          <table:table-cell office:value-type="float" office:value="0.00308362492877" calcext:value-type="float">
            <text:p>0.0030836249</text:p>
          </table:table-cell>
          <table:table-cell office:value-type="float" office:value="0.237179077731" calcext:value-type="float">
            <text:p>0.2371790777</text:p>
          </table:table-cell>
          <table:table-cell table:number-columns-repeated="1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269907236099" calcext:value-type="float">
            <text:p>0.2699072361</text:p>
          </table:table-cell>
          <table:table-cell office:value-type="float" office:value="1.05151555426" calcext:value-type="float">
            <text:p>1.0515155543</text:p>
          </table:table-cell>
          <table:table-cell office:value-type="float" office:value="27.863955211" calcext:value-type="float">
            <text:p>27.863955211</text:p>
          </table:table-cell>
          <table:table-cell office:value-type="float" office:value="0.0368004349584" calcext:value-type="float">
            <text:p>0.036800435</text:p>
          </table:table-cell>
          <table:table-cell office:value-type="float" office:value="0.242944613891" calcext:value-type="float">
            <text:p>0.24294461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200" calcext:value-type="float">
            <text:p>200</text:p>
          </table:table-cell>
          <table:table-cell table:number-columns-repeated="17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253681755066" calcext:value-type="float">
            <text:p>0.2536817551</text:p>
          </table:table-cell>
          <table:table-cell office:value-type="float" office:value="0.213986780478" calcext:value-type="float">
            <text:p>0.2139867805</text:p>
          </table:table-cell>
          <table:table-cell office:value-type="float" office:value="2.05182845287" calcext:value-type="float">
            <text:p>2.0518284529</text:p>
          </table:table-cell>
          <table:table-cell office:value-type="float" office:value="0.0576063781323" calcext:value-type="float">
            <text:p>0.0576063781</text:p>
          </table:table-cell>
          <table:table-cell office:value-type="float" office:value="0.00416272984968" calcext:value-type="float">
            <text:p>0.0041627298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54363200665" calcext:value-type="float">
            <text:p>3.5436320067</text:p>
          </table:table-cell>
          <table:table-cell office:value-type="float" office:value="0.193050656584" calcext:value-type="float">
            <text:p>0.1930506566</text:p>
          </table:table-cell>
          <table:table-cell office:value-type="float" office:value="0" calcext:value-type="float">
            <text:p>0</text:p>
          </table:table-cell>
          <table:table-cell office:value-type="float" office:value="0.261941506039" calcext:value-type="float">
            <text:p>0.261941506</text:p>
          </table:table-cell>
          <table:table-cell office:value-type="float" office:value="0.00159677845195" calcext:value-type="float">
            <text:p>0.0015967785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68127044042" calcext:value-type="float">
            <text:p>0.568127044</text:p>
          </table:table-cell>
          <table:table-cell office:value-type="float" office:value="0.363837541395" calcext:value-type="float">
            <text:p>0.3638375414</text:p>
          </table:table-cell>
          <table:table-cell office:value-type="float" office:value="0" calcext:value-type="float">
            <text:p>0</text:p>
          </table:table-cell>
          <table:table-cell office:value-type="float" office:value="0.107371797903" calcext:value-type="float">
            <text:p>0.1073717979</text:p>
          </table:table-cell>
          <table:table-cell office:value-type="float" office:value="0.0606536129878" calcext:value-type="float">
            <text:p>0.060653613</text:p>
          </table:table-cell>
          <table:table-cell table:number-columns-repeated="13"/>
        </table:table-row>
        <table:table-row table:style-name="ro1">
          <table:table-cell office:value-type="float" office:value="345.833333333" calcext:value-type="float">
            <text:p>345.833333333</text:p>
          </table:table-cell>
          <table:table-cell office:value-type="float" office:value="0.503042157491" calcext:value-type="float">
            <text:p>0.5030421575</text:p>
          </table:table-cell>
          <table:table-cell office:value-type="float" office:value="0.193050491233" calcext:value-type="float">
            <text:p>0.1930504912</text:p>
          </table:table-cell>
          <table:table-cell office:value-type="float" office:value="38.862221015" calcext:value-type="float">
            <text:p>38.862221015</text:p>
          </table:table-cell>
          <table:table-cell office:value-type="float" office:value="0.0528348078716" calcext:value-type="float">
            <text:p>0.0528348079</text:p>
          </table:table-cell>
          <table:table-cell office:value-type="float" office:value="0.00159684504538" calcext:value-type="float">
            <text:p>0.0015968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300" calcext:value-type="float">
            <text:p>300</text:p>
          </table:table-cell>
          <table:table-cell table:number-columns-repeated="17"/>
        </table:table-row>
        <table:table-row table:style-name="ro1">
          <table:table-cell office:value-type="float" office:value="7.43333333333" calcext:value-type="float">
            <text:p>7.4333333333</text:p>
          </table:table-cell>
          <table:table-cell office:value-type="float" office:value="0.358161393801" calcext:value-type="float">
            <text:p>0.3581613938</text:p>
          </table:table-cell>
          <table:table-cell office:value-type="float" office:value="0.215354529787" calcext:value-type="float">
            <text:p>0.2153545298</text:p>
          </table:table-cell>
          <table:table-cell office:value-type="float" office:value="1.8199511593" calcext:value-type="float">
            <text:p>1.8199511593</text:p>
          </table:table-cell>
          <table:table-cell office:value-type="float" office:value="0.0769557743895" calcext:value-type="float">
            <text:p>0.0769557744</text:p>
          </table:table-cell>
          <table:table-cell office:value-type="float" office:value="0.0067453399721" calcext:value-type="float">
            <text:p>0.00674534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69727872213" calcext:value-type="float">
            <text:p>4.6972787221</text:p>
          </table:table-cell>
          <table:table-cell office:value-type="float" office:value="0.18898596244" calcext:value-type="float">
            <text:p>0.1889859624</text:p>
          </table:table-cell>
          <table:table-cell office:value-type="float" office:value="0" calcext:value-type="float">
            <text:p>0</text:p>
          </table:table-cell>
          <table:table-cell office:value-type="float" office:value="0.235165903859" calcext:value-type="float">
            <text:p>0.2351659039</text:p>
          </table:table-cell>
          <table:table-cell office:value-type="float" office:value="0.00101235823592" calcext:value-type="float">
            <text:p>0.0010123582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0436141332" calcext:value-type="float">
            <text:p>1.0436141332</text:p>
          </table:table-cell>
          <table:table-cell office:value-type="float" office:value="0.249911491515" calcext:value-type="float">
            <text:p>0.2499114915</text:p>
          </table:table-cell>
          <table:table-cell office:value-type="float" office:value="0" calcext:value-type="float">
            <text:p>0</text:p>
          </table:table-cell>
          <table:table-cell office:value-type="float" office:value="0.0711913073498" calcext:value-type="float">
            <text:p>0.0711913073</text:p>
          </table:table-cell>
          <table:table-cell office:value-type="float" office:value="0.0433554404997" calcext:value-type="float">
            <text:p>0.0433554405</text:p>
          </table:table-cell>
          <table:table-cell table:number-columns-repeated="13"/>
        </table:table-row>
        <table:table-row table:style-name="ro1">
          <table:table-cell office:value-type="float" office:value="466.833333333" calcext:value-type="float">
            <text:p>466.833333333</text:p>
          </table:table-cell>
          <table:table-cell office:value-type="float" office:value="0.678675429026" calcext:value-type="float">
            <text:p>0.678675429</text:p>
          </table:table-cell>
          <table:table-cell office:value-type="float" office:value="0.182671458603" calcext:value-type="float">
            <text:p>0.1826714586</text:p>
          </table:table-cell>
          <table:table-cell office:value-type="float" office:value="52.5839540375" calcext:value-type="float">
            <text:p>52.5839540375</text:p>
          </table:table-cell>
          <table:table-cell office:value-type="float" office:value="0.0675508085417" calcext:value-type="float">
            <text:p>0.0675508085</text:p>
          </table:table-cell>
          <table:table-cell office:value-type="float" office:value="0.0339362410047" calcext:value-type="float">
            <text:p>0.0339362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400" calcext:value-type="float">
            <text:p>400</text:p>
          </table:table-cell>
          <table:table-cell table:number-columns-repeated="17"/>
        </table:table-row>
        <table:table-row table:style-name="ro1">
          <table:table-cell office:value-type="float" office:value="7.36666666667" calcext:value-type="float">
            <text:p>7.3666666667</text:p>
          </table:table-cell>
          <table:table-cell office:value-type="float" office:value="0.427640763919" calcext:value-type="float">
            <text:p>0.4276407639</text:p>
          </table:table-cell>
          <table:table-cell office:value-type="float" office:value="0.215210217059" calcext:value-type="float">
            <text:p>0.2152102171</text:p>
          </table:table-cell>
          <table:table-cell office:value-type="float" office:value="3.19878449137" calcext:value-type="float">
            <text:p>3.1987844914</text:p>
          </table:table-cell>
          <table:table-cell office:value-type="float" office:value="0.152878431741" calcext:value-type="float">
            <text:p>0.1528784317</text:p>
          </table:table-cell>
          <table:table-cell office:value-type="float" office:value="0.013560200628" calcext:value-type="float">
            <text:p>0.0135602006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61149127483" calcext:value-type="float">
            <text:p>5.6114912748</text:p>
          </table:table-cell>
          <table:table-cell office:value-type="float" office:value="0.186413085961" calcext:value-type="float">
            <text:p>0.186413086</text:p>
          </table:table-cell>
          <table:table-cell office:value-type="float" office:value="0" calcext:value-type="float">
            <text:p>0</text:p>
          </table:table-cell>
          <table:table-cell office:value-type="float" office:value="0.217219567503" calcext:value-type="float">
            <text:p>0.2172195675</text:p>
          </table:table-cell>
          <table:table-cell office:value-type="float" office:value="0.000763560798471" calcext:value-type="float">
            <text:p>0.0007635608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53853170872" calcext:value-type="float">
            <text:p>1.5385317087</text:p>
          </table:table-cell>
          <table:table-cell office:value-type="float" office:value="0.200197276456" calcext:value-type="float">
            <text:p>0.2001972765</text:p>
          </table:table-cell>
          <table:table-cell office:value-type="float" office:value="0" calcext:value-type="float">
            <text:p>0</text:p>
          </table:table-cell>
          <table:table-cell office:value-type="float" office:value="0.134149754726" calcext:value-type="float">
            <text:p>0.1341497547</text:p>
          </table:table-cell>
          <table:table-cell office:value-type="float" office:value="0.0216397486545" calcext:value-type="float">
            <text:p>0.0216397487</text:p>
          </table:table-cell>
          <table:table-cell table:number-columns-repeated="13"/>
        </table:table-row>
        <table:table-row table:style-name="ro1">
          <table:table-cell office:value-type="float" office:value="536.6" calcext:value-type="float">
            <text:p>536.6</text:p>
          </table:table-cell>
          <table:table-cell office:value-type="float" office:value="0.775695260366" calcext:value-type="float">
            <text:p>0.7756952604</text:p>
          </table:table-cell>
          <table:table-cell office:value-type="float" office:value="0.155442998032" calcext:value-type="float">
            <text:p>0.155442998</text:p>
          </table:table-cell>
          <table:table-cell office:value-type="float" office:value="91.405178555" calcext:value-type="float">
            <text:p>91.405178555</text:p>
          </table:table-cell>
          <table:table-cell office:value-type="float" office:value="0.121682290342" calcext:value-type="float">
            <text:p>0.1216822903</text:p>
          </table:table-cell>
          <table:table-cell office:value-type="float" office:value="0.0695193177184" calcext:value-type="float">
            <text:p>0.06951931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500" calcext:value-type="float">
            <text:p>500</text:p>
          </table:table-cell>
          <table:table-cell table:number-columns-repeated="17"/>
        </table:table-row>
        <table:table-row table:style-name="ro1">
          <table:table-cell office:value-type="float" office:value="7.03333333333" calcext:value-type="float">
            <text:p>7.0333333333</text:p>
          </table:table-cell>
          <table:table-cell office:value-type="float" office:value="0.8870601813" calcext:value-type="float">
            <text:p>0.8870601813</text:p>
          </table:table-cell>
          <table:table-cell office:value-type="float" office:value="0.2178102007" calcext:value-type="float">
            <text:p>0.2178102007</text:p>
          </table:table-cell>
          <table:table-cell office:value-type="float" office:value="3.57289176376" calcext:value-type="float">
            <text:p>3.5728917638</text:p>
          </table:table-cell>
          <table:table-cell office:value-type="float" office:value="0.508374300377" calcext:value-type="float">
            <text:p>0.5083743004</text:p>
          </table:table-cell>
          <table:table-cell office:value-type="float" office:value="0.0165600116851" calcext:value-type="float">
            <text:p>0.0165600117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37328708172" calcext:value-type="float">
            <text:p>9.3732870817</text:p>
          </table:table-cell>
          <table:table-cell office:value-type="float" office:value="0.185014686924" calcext:value-type="float">
            <text:p>0.1850146869</text:p>
          </table:table-cell>
          <table:table-cell office:value-type="float" office:value="0" calcext:value-type="float">
            <text:p>0</text:p>
          </table:table-cell>
          <table:table-cell office:value-type="float" office:value="4.23414207319" calcext:value-type="float">
            <text:p>4.2341420732</text:p>
          </table:table-cell>
          <table:table-cell office:value-type="float" office:value="0.000896495908502" calcext:value-type="float">
            <text:p>0.0008964959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96704181035" calcext:value-type="float">
            <text:p>2.9670418104</text:p>
          </table:table-cell>
          <table:table-cell office:value-type="float" office:value="0.181107844041" calcext:value-type="float">
            <text:p>0.181107844</text:p>
          </table:table-cell>
          <table:table-cell office:value-type="float" office:value="0" calcext:value-type="float">
            <text:p>0</text:p>
          </table:table-cell>
          <table:table-cell office:value-type="float" office:value="1.11202281752" calcext:value-type="float">
            <text:p>1.1120228175</text:p>
          </table:table-cell>
          <table:table-cell office:value-type="float" office:value="0.0156731830977" calcext:value-type="float">
            <text:p>0.0156731831</text:p>
          </table:table-cell>
          <table:table-cell table:number-columns-repeated="13"/>
        </table:table-row>
        <table:table-row table:style-name="ro1">
          <table:table-cell office:value-type="float" office:value="570.6" calcext:value-type="float">
            <text:p>570.6</text:p>
          </table:table-cell>
          <table:table-cell office:value-type="float" office:value="1.00984628995" calcext:value-type="float">
            <text:p>1.00984629</text:p>
          </table:table-cell>
          <table:table-cell office:value-type="float" office:value="0.160702816828" calcext:value-type="float">
            <text:p>0.1607028168</text:p>
          </table:table-cell>
          <table:table-cell office:value-type="float" office:value="77.8809347658" calcext:value-type="float">
            <text:p>77.8809347658</text:p>
          </table:table-cell>
          <table:table-cell office:value-type="float" office:value="0.306718922582" calcext:value-type="float">
            <text:p>0.3067189226</text:p>
          </table:table-cell>
          <table:table-cell office:value-type="float" office:value="0.063047944326" calcext:value-type="float">
            <text:p>0.06304794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600" calcext:value-type="float">
            <text:p>600</text:p>
          </table:table-cell>
          <table:table-cell table:number-columns-repeated="17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819788877169" calcext:value-type="float">
            <text:p>0.8197888772</text:p>
          </table:table-cell>
          <table:table-cell office:value-type="float" office:value="0.217243396969" calcext:value-type="float">
            <text:p>0.217243397</text:p>
          </table:table-cell>
          <table:table-cell office:value-type="float" office:value="4.73708771293" calcext:value-type="float">
            <text:p>4.7370877129</text:p>
          </table:table-cell>
          <table:table-cell office:value-type="float" office:value="0.39363099323" calcext:value-type="float">
            <text:p>0.3936309932</text:p>
          </table:table-cell>
          <table:table-cell office:value-type="float" office:value="0.0196524206298" calcext:value-type="float">
            <text:p>0.0196524206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48744819959" calcext:value-type="float">
            <text:p>8.4874481996</text:p>
          </table:table-cell>
          <table:table-cell office:value-type="float" office:value="0.184147689063" calcext:value-type="float">
            <text:p>0.1841476891</text:p>
          </table:table-cell>
          <table:table-cell office:value-type="float" office:value="0" calcext:value-type="float">
            <text:p>0</text:p>
          </table:table-cell>
          <table:table-cell office:value-type="float" office:value="1.29944185281" calcext:value-type="float">
            <text:p>1.2994418528</text:p>
          </table:table-cell>
          <table:table-cell office:value-type="float" office:value="0.000889979669563" calcext:value-type="float">
            <text:p>0.0008899797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38110440572" calcext:value-type="float">
            <text:p>3.3811044057</text:p>
          </table:table-cell>
          <table:table-cell office:value-type="float" office:value="0.173481026551" calcext:value-type="float">
            <text:p>0.1734810266</text:p>
          </table:table-cell>
          <table:table-cell office:value-type="float" office:value="0" calcext:value-type="float">
            <text:p>0</text:p>
          </table:table-cell>
          <table:table-cell office:value-type="float" office:value="0.550826502582" calcext:value-type="float">
            <text:p>0.5508265026</text:p>
          </table:table-cell>
          <table:table-cell office:value-type="float" office:value="0.0134978798183" calcext:value-type="float">
            <text:p>0.0134978798</text:p>
          </table:table-cell>
          <table:table-cell table:number-columns-repeated="13"/>
        </table:table-row>
        <table:table-row table:style-name="ro1">
          <table:table-cell office:value-type="float" office:value="584.866666667" calcext:value-type="float">
            <text:p>584.866666667</text:p>
          </table:table-cell>
          <table:table-cell office:value-type="float" office:value="0.907457613945" calcext:value-type="float">
            <text:p>0.9074576139</text:p>
          </table:table-cell>
          <table:table-cell office:value-type="float" office:value="0.160852576831" calcext:value-type="float">
            <text:p>0.1608525768</text:p>
          </table:table-cell>
          <table:table-cell office:value-type="float" office:value="71.4762120491" calcext:value-type="float">
            <text:p>71.4762120491</text:p>
          </table:table-cell>
          <table:table-cell office:value-type="float" office:value="0.14281404463" calcext:value-type="float">
            <text:p>0.1428140446</text:p>
          </table:table-cell>
          <table:table-cell office:value-type="float" office:value="0.0631419632336" calcext:value-type="float">
            <text:p>0.06314196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700" calcext:value-type="float">
            <text:p>700</text:p>
          </table:table-cell>
          <table:table-cell table:number-columns-repeated="17"/>
        </table:table-row>
        <table:table-row table:style-name="ro1">
          <table:table-cell office:value-type="float" office:value="3.86666666667" calcext:value-type="float">
            <text:p>3.8666666667</text:p>
          </table:table-cell>
          <table:table-cell office:value-type="float" office:value="0.737083816528" calcext:value-type="float">
            <text:p>0.7370838165</text:p>
          </table:table-cell>
          <table:table-cell office:value-type="float" office:value="0.23203698733" calcext:value-type="float">
            <text:p>0.2320369873</text:p>
          </table:table-cell>
          <table:table-cell office:value-type="float" office:value="4.28744938422" calcext:value-type="float">
            <text:p>4.2874493842</text:p>
          </table:table-cell>
          <table:table-cell office:value-type="float" office:value="0.49793878718" calcext:value-type="float">
            <text:p>0.4979387872</text:p>
          </table:table-cell>
          <table:table-cell office:value-type="float" office:value="0.0208060472202" calcext:value-type="float">
            <text:p>0.0208060472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6776926994" calcext:value-type="float">
            <text:p>10.6776926994</text:p>
          </table:table-cell>
          <table:table-cell office:value-type="float" office:value="0.183188803437" calcext:value-type="float">
            <text:p>0.1831888034</text:p>
          </table:table-cell>
          <table:table-cell office:value-type="float" office:value="0" calcext:value-type="float">
            <text:p>0</text:p>
          </table:table-cell>
          <table:table-cell office:value-type="float" office:value="0.734418583379" calcext:value-type="float">
            <text:p>0.7344185834</text:p>
          </table:table-cell>
          <table:table-cell office:value-type="float" office:value="0.000722077558866" calcext:value-type="float">
            <text:p>0.0007220776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60918359756" calcext:value-type="float">
            <text:p>4.6091835976</text:p>
          </table:table-cell>
          <table:table-cell office:value-type="float" office:value="0.158791180564" calcext:value-type="float">
            <text:p>0.1587911806</text:p>
          </table:table-cell>
          <table:table-cell office:value-type="float" office:value="0" calcext:value-type="float">
            <text:p>0</text:p>
          </table:table-cell>
          <table:table-cell office:value-type="float" office:value="0.131614316116" calcext:value-type="float">
            <text:p>0.1316143161</text:p>
          </table:table-cell>
          <table:table-cell office:value-type="float" office:value="0.00788612578314" calcext:value-type="float">
            <text:p>0.0078861258</text:p>
          </table:table-cell>
          <table:table-cell table:number-columns-repeated="13"/>
        </table:table-row>
        <table:table-row table:style-name="ro1">
          <table:table-cell office:value-type="float" office:value="580.433333333" calcext:value-type="float">
            <text:p>580.433333333</text:p>
          </table:table-cell>
          <table:table-cell office:value-type="float" office:value="0.898862783114" calcext:value-type="float">
            <text:p>0.8988627831</text:p>
          </table:table-cell>
          <table:table-cell office:value-type="float" office:value="0.14922843799" calcext:value-type="float">
            <text:p>0.149228438</text:p>
          </table:table-cell>
          <table:table-cell office:value-type="float" office:value="69.2953501727" calcext:value-type="float">
            <text:p>69.2953501727</text:p>
          </table:table-cell>
          <table:table-cell office:value-type="float" office:value="0.0977492549859" calcext:value-type="float">
            <text:p>0.097749255</text:p>
          </table:table-cell>
          <table:table-cell office:value-type="float" office:value="0.0747234206326" calcext:value-type="float">
            <text:p>0.07472342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800" calcext:value-type="float">
            <text:p>800</text:p>
          </table:table-cell>
          <table:table-cell table:number-columns-repeated="17"/>
        </table:table-row>
        <table:table-row table:style-name="ro1">
          <table:table-cell office:value-type="float" office:value="1.76666666667" calcext:value-type="float">
            <text:p>1.7666666667</text:p>
          </table:table-cell>
          <table:table-cell office:value-type="float" office:value="0.610975082715" calcext:value-type="float">
            <text:p>0.6109750827</text:p>
          </table:table-cell>
          <table:table-cell office:value-type="float" office:value="0.24133360184" calcext:value-type="float">
            <text:p>0.2413336018</text:p>
          </table:table-cell>
          <table:table-cell office:value-type="float" office:value="1.256538455" calcext:value-type="float">
            <text:p>1.256538455</text:p>
          </table:table-cell>
          <table:table-cell office:value-type="float" office:value="0.206495727312" calcext:value-type="float">
            <text:p>0.2064957273</text:p>
          </table:table-cell>
          <table:table-cell office:value-type="float" office:value="0.0104445758857" calcext:value-type="float">
            <text:p>0.0104445759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3141242027" calcext:value-type="float">
            <text:p>12.3141242027</text:p>
          </table:table-cell>
          <table:table-cell office:value-type="float" office:value="0.182659612034" calcext:value-type="float">
            <text:p>0.182659612</text:p>
          </table:table-cell>
          <table:table-cell office:value-type="float" office:value="0" calcext:value-type="float">
            <text:p>0</text:p>
          </table:table-cell>
          <table:table-cell office:value-type="float" office:value="1.0553329744" calcext:value-type="float">
            <text:p>1.0553329744</text:p>
          </table:table-cell>
          <table:table-cell office:value-type="float" office:value="0.00106934578609" calcext:value-type="float">
            <text:p>0.0010693458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84440348148" calcext:value-type="float">
            <text:p>5.8444034815</text:p>
          </table:table-cell>
          <table:table-cell office:value-type="float" office:value="0.155855819784" calcext:value-type="float">
            <text:p>0.1558558198</text:p>
          </table:table-cell>
          <table:table-cell office:value-type="float" office:value="0" calcext:value-type="float">
            <text:p>0</text:p>
          </table:table-cell>
          <table:table-cell office:value-type="float" office:value="0.319825977452" calcext:value-type="float">
            <text:p>0.3198259775</text:p>
          </table:table-cell>
          <table:table-cell office:value-type="float" office:value="0.00892601701502" calcext:value-type="float">
            <text:p>0.008926017</text:p>
          </table:table-cell>
          <table:table-cell table:number-columns-repeated="13"/>
        </table:table-row>
        <table:table-row table:style-name="ro1">
          <table:table-cell office:value-type="float" office:value="567.333333333" calcext:value-type="float">
            <text:p>567.333333333</text:p>
          </table:table-cell>
          <table:table-cell office:value-type="float" office:value="0.89340839386" calcext:value-type="float">
            <text:p>0.8934083939</text:p>
          </table:table-cell>
          <table:table-cell office:value-type="float" office:value="0.14855052374" calcext:value-type="float">
            <text:p>0.1485505237</text:p>
          </table:table-cell>
          <table:table-cell office:value-type="float" office:value="75.8609839699" calcext:value-type="float">
            <text:p>75.8609839699</text:p>
          </table:table-cell>
          <table:table-cell office:value-type="float" office:value="0.108980176398" calcext:value-type="float">
            <text:p>0.1089801764</text:p>
          </table:table-cell>
          <table:table-cell office:value-type="float" office:value="0.0743509889618" calcext:value-type="float">
            <text:p>0.0743509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900" calcext:value-type="float">
            <text:p>900</text:p>
          </table:table-cell>
          <table:table-cell table:number-columns-repeated="17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56472316583" calcext:value-type="float">
            <text:p>0.5647231658</text:p>
          </table:table-cell>
          <table:table-cell office:value-type="float" office:value="0.246622714517" calcext:value-type="float">
            <text:p>0.2466227145</text:p>
          </table:table-cell>
          <table:table-cell office:value-type="float" office:value="0.3" calcext:value-type="float">
            <text:p>0.3</text:p>
          </table:table-cell>
          <table:table-cell office:value-type="float" office:value="0.0913692187312" calcext:value-type="float">
            <text:p>0.0913692187</text:p>
          </table:table-cell>
          <table:table-cell office:value-type="float" office:value="0.0124176940052" calcext:value-type="float">
            <text:p>0.012417694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3703053077" calcext:value-type="float">
            <text:p>14.3703053077</text:p>
          </table:table-cell>
          <table:table-cell office:value-type="float" office:value="0.182111192031" calcext:value-type="float">
            <text:p>0.182111192</text:p>
          </table:table-cell>
          <table:table-cell office:value-type="float" office:value="0" calcext:value-type="float">
            <text:p>0</text:p>
          </table:table-cell>
          <table:table-cell office:value-type="float" office:value="0.450426619546" calcext:value-type="float">
            <text:p>0.4504266195</text:p>
          </table:table-cell>
          <table:table-cell office:value-type="float" office:value="0.000667935236301" calcext:value-type="float">
            <text:p>0.0006679352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7148765405" calcext:value-type="float">
            <text:p>7.7148765405</text:p>
          </table:table-cell>
          <table:table-cell office:value-type="float" office:value="0.151375416134" calcext:value-type="float">
            <text:p>0.1513754161</text:p>
          </table:table-cell>
          <table:table-cell office:value-type="float" office:value="0" calcext:value-type="float">
            <text:p>0</text:p>
          </table:table-cell>
          <table:table-cell office:value-type="float" office:value="0.298470505593" calcext:value-type="float">
            <text:p>0.2984705056</text:p>
          </table:table-cell>
          <table:table-cell office:value-type="float" office:value="0.00478038772961" calcext:value-type="float">
            <text:p>0.0047803877</text:p>
          </table:table-cell>
          <table:table-cell table:number-columns-repeated="13"/>
        </table:table-row>
        <table:table-row table:style-name="ro1">
          <table:table-cell office:value-type="float" office:value="575.533333333" calcext:value-type="float">
            <text:p>575.533333333</text:p>
          </table:table-cell>
          <table:table-cell office:value-type="float" office:value="0.916284751892" calcext:value-type="float">
            <text:p>0.9162847519</text:p>
          </table:table-cell>
          <table:table-cell office:value-type="float" office:value="0.162555725799" calcext:value-type="float">
            <text:p>0.1625557258</text:p>
          </table:table-cell>
          <table:table-cell office:value-type="float" office:value="58.8946705757" calcext:value-type="float">
            <text:p>58.8946705757</text:p>
          </table:table-cell>
          <table:table-cell office:value-type="float" office:value="0.0845125364322" calcext:value-type="float">
            <text:p>0.0845125364</text:p>
          </table:table-cell>
          <table:table-cell office:value-type="float" office:value="0.0639545310884" calcext:value-type="float">
            <text:p>0.06395453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1000" calcext:value-type="float">
            <text:p>1000</text:p>
          </table:table-cell>
          <table:table-cell table:number-columns-repeated="17"/>
        </table:table-row>
        <table:table-row table:style-name="ro1">
          <table:table-cell office:value-type="float" office:value="1.06666666667" calcext:value-type="float">
            <text:p>1.0666666667</text:p>
          </table:table-cell>
          <table:table-cell office:value-type="float" office:value="0.637306038539" calcext:value-type="float">
            <text:p>0.6373060385</text:p>
          </table:table-cell>
          <table:table-cell office:value-type="float" office:value="0.245425173782" calcext:value-type="float">
            <text:p>0.2454251738</text:p>
          </table:table-cell>
          <table:table-cell office:value-type="float" office:value="0.249443825785" calcext:value-type="float">
            <text:p>0.2494438258</text:p>
          </table:table-cell>
          <table:table-cell office:value-type="float" office:value="0.0721195665784" calcext:value-type="float">
            <text:p>0.0721195666</text:p>
          </table:table-cell>
          <table:table-cell office:value-type="float" office:value="0.013605369196" calcext:value-type="float">
            <text:p>0.0136053692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.0697051446" calcext:value-type="float">
            <text:p>17.0697051446</text:p>
          </table:table-cell>
          <table:table-cell office:value-type="float" office:value="0.181456301731" calcext:value-type="float">
            <text:p>0.1814563017</text:p>
          </table:table-cell>
          <table:table-cell office:value-type="float" office:value="0" calcext:value-type="float">
            <text:p>0</text:p>
          </table:table-cell>
          <table:table-cell office:value-type="float" office:value="0.550801923429" calcext:value-type="float">
            <text:p>0.5508019234</text:p>
          </table:table-cell>
          <table:table-cell office:value-type="float" office:value="0.000707530945999" calcext:value-type="float">
            <text:p>0.0007075309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4576407512" calcext:value-type="float">
            <text:p>9.4576407512</text:p>
          </table:table-cell>
          <table:table-cell office:value-type="float" office:value="0.148087028973" calcext:value-type="float">
            <text:p>0.148087029</text:p>
          </table:table-cell>
          <table:table-cell office:value-type="float" office:value="0" calcext:value-type="float">
            <text:p>0</text:p>
          </table:table-cell>
          <table:table-cell office:value-type="float" office:value="0.599714682736" calcext:value-type="float">
            <text:p>0.5997146827</text:p>
          </table:table-cell>
          <table:table-cell office:value-type="float" office:value="0.00801725757266" calcext:value-type="float">
            <text:p>0.0080172576</text:p>
          </table:table-cell>
          <table:table-cell table:number-columns-repeated="13"/>
        </table:table-row>
        <table:table-row table:style-name="ro1">
          <table:table-cell office:value-type="float" office:value="551.066666667" calcext:value-type="float">
            <text:p>551.066666667</text:p>
          </table:table-cell>
          <table:table-cell office:value-type="float" office:value="0.898333160082" calcext:value-type="float">
            <text:p>0.8983331601</text:p>
          </table:table-cell>
          <table:table-cell office:value-type="float" office:value="0.132129529841" calcext:value-type="float">
            <text:p>0.1321295298</text:p>
          </table:table-cell>
          <table:table-cell office:value-type="float" office:value="48.9938318113" calcext:value-type="float">
            <text:p>48.9938318113</text:p>
          </table:table-cell>
          <table:table-cell office:value-type="float" office:value="0.0717869593344" calcext:value-type="float">
            <text:p>0.0717869593</text:p>
          </table:table-cell>
          <table:table-cell office:value-type="float" office:value="0.0866488336604" calcext:value-type="float">
            <text:p>0.0866488337</text:p>
          </table:table-cell>
          <table:table-cell table:number-columns-repeated="13"/>
        </table:table-row>
      </table:table>
      <table:table table:name="Sheet2" table:style-name="ta1">
        <table:shapes>
          <draw:frame draw:z-index="0" draw:style-name="gr1" draw:text-style-name="P1" svg:width="19.353cm" svg:height="10.837cm" svg:x="18.159cm" svg:y="4.613cm">
            <draw:object draw:notify-on-update-of-ranges="Sheet2.A2:Sheet2.A2 Sheet2.A3:Sheet2.A22 Sheet2.B2:Sheet2.B2 Sheet2.B3:Sheet2.B22 Sheet2.C2:Sheet2.C2 Sheet2.C3:Sheet2.C22 Sheet2.D2:Sheet2.D2 Sheet2.D3:Sheet2.D2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9.283cm" svg:height="10.449cm" svg:x="18.196cm" svg:y="16.388cm">
            <draw:object draw:notify-on-update-of-ranges="Sheet2.A25:Sheet2.A25 Sheet2.A26:Sheet2.A45 Sheet2.F25:Sheet2.F25 Sheet2.F26:Sheet2.F45 Sheet2.G25:Sheet2.G25 Sheet2.G26:Sheet2.G4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ración</text:p>
          </table:table-cell>
          <table:table-cell office:value-type="string" calcext:value-type="string">
            <text:p>Primal-Dual</text:p>
          </table:table-cell>
          <table:table-cell office:value-type="string" calcext:value-type="string">
            <text:p>Long-Step-Path-Following</text:p>
          </table:table-cell>
          <table:table-cell office:value-type="string" calcext:value-type="string">
            <text:p>Mehrotr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386582872856" calcext:value-type="float">
            <text:p>0.0003865829</text:p>
          </table:table-cell>
          <table:table-cell table:style-name="ce1" office:value-type="float" office:value="0.000000318531378655" calcext:value-type="float">
            <text:p>3.19E-007</text:p>
          </table:table-cell>
          <table:table-cell office:value-type="float" office:value="0.000386582872856" calcext:value-type="float">
            <text:p>0.00038658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4210460648" calcext:value-type="float">
            <text:p>0.0002421046</text:p>
          </table:table-cell>
          <table:table-cell table:style-name="ce1" office:value-type="float" office:value="0.000000194331300397" calcext:value-type="float">
            <text:p>1.94E-007</text:p>
          </table:table-cell>
          <table:table-cell table:style-name="ce1" office:value-type="float" office:value="0.0000656316718439" calcext:value-type="float">
            <text:p>6.56E-00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94311435473" calcext:value-type="float">
            <text:p>0.0001943114</text:p>
          </table:table-cell>
          <table:table-cell table:style-name="ce1" office:value-type="float" office:value="0.000000124771034734" calcext:value-type="float">
            <text:p>1.25E-007</text:p>
          </table:table-cell>
          <table:table-cell table:style-name="ce1" office:value-type="float" office:value="0.0000656316718439" calcext:value-type="float">
            <text:p>6.56E-00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165933004378" calcext:value-type="float">
            <text:p>0.000165933</text:p>
          </table:table-cell>
          <table:table-cell table:style-name="ce1" office:value-type="float" office:value="0.0000000853941651724" calcext:value-type="float">
            <text:p>8.54E-008</text:p>
          </table:table-cell>
          <table:table-cell table:style-name="ce1" office:value-type="float" office:value="0.0000656316718439" calcext:value-type="float">
            <text:p>6.56E-00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145691161189" calcext:value-type="float">
            <text:p>0.0001456912</text:p>
          </table:table-cell>
          <table:table-cell table:style-name="ce1" office:value-type="float" office:value="0.0000000743872296856" calcext:value-type="float">
            <text:p>7.44E-008</text:p>
          </table:table-cell>
          <table:table-cell table:style-name="ce1" office:value-type="float" office:value="0.0000656316718439" calcext:value-type="float">
            <text:p>6.56E-00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20254104548" calcext:value-type="float">
            <text:p>0.0001202541</text:p>
          </table:table-cell>
          <table:table-cell table:style-name="ce1" office:value-type="float" office:value="0.000000065794009231" calcext:value-type="float">
            <text:p>6.58E-008</text:p>
          </table:table-cell>
          <table:table-cell table:style-name="ce1" office:value-type="float" office:value="0.0000656316718439" calcext:value-type="float">
            <text:p>6.56E-00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11606455195" calcext:value-type="float">
            <text:p>0.0001160646</text:p>
          </table:table-cell>
          <table:table-cell table:style-name="ce1" office:value-type="float" office:value="0.0000000591015495203" calcext:value-type="float">
            <text:p>5.91E-008</text:p>
          </table:table-cell>
          <table:table-cell table:style-name="ce1" office:value-type="float" office:value="0.0000656316718439" calcext:value-type="float">
            <text:p>6.56E-00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10028943974" calcext:value-type="float">
            <text:p>0.0001100289</text:p>
          </table:table-cell>
          <table:table-cell table:style-name="ce1" office:value-type="float" office:value="0.0000000487595003891" calcext:value-type="float">
            <text:p>4.88E-008</text:p>
          </table:table-cell>
          <table:table-cell table:style-name="ce1" office:value-type="float" office:value="0.0000656316718439" calcext:value-type="float">
            <text:p>6.56E-00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102992205087" calcext:value-type="float">
            <text:p>0.0001029922</text:p>
          </table:table-cell>
          <table:table-cell table:style-name="ce1" office:value-type="float" office:value="0.00000004275876798" calcext:value-type="float">
            <text:p>4.28E-008</text:p>
          </table:table-cell>
          <table:table-cell table:style-name="ce1" office:value-type="float" office:value="0.0000656316718439" calcext:value-type="float">
            <text:p>6.56E-00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950233571024" calcext:value-type="float">
            <text:p>9.50E-005</text:p>
          </table:table-cell>
          <table:table-cell table:style-name="ce1" office:value-type="float" office:value="0.0000000393188476683" calcext:value-type="float">
            <text:p>3.93E-008</text:p>
          </table:table-cell>
          <table:table-cell table:style-name="ce1" office:value-type="float" office:value="0.0000656316718439" calcext:value-type="float">
            <text:p>6.56E-00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0.0000911123922006" calcext:value-type="float">
            <text:p>9.11E-005</text:p>
          </table:table-cell>
          <table:table-cell table:style-name="ce1" office:value-type="float" office:value="0.0000000372381910169" calcext:value-type="float">
            <text:p>3.72E-008</text:p>
          </table:table-cell>
          <table:table-cell table:style-name="ce1" office:value-type="float" office:value="0.0000656316718439" calcext:value-type="float">
            <text:p>6.56E-00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0.0000899867919519" calcext:value-type="float">
            <text:p>9.00E-005</text:p>
          </table:table-cell>
          <table:table-cell table:style-name="ce1" office:value-type="float" office:value="0.0000000360596446515" calcext:value-type="float">
            <text:p>3.61E-008</text:p>
          </table:table-cell>
          <table:table-cell table:style-name="ce1" office:value-type="float" office:value="0.0000656316718439" calcext:value-type="float">
            <text:p>6.56E-00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0.000086480125304" calcext:value-type="float">
            <text:p>8.65E-005</text:p>
          </table:table-cell>
          <table:table-cell table:style-name="ce1" office:value-type="float" office:value="0.0000000353246569032" calcext:value-type="float">
            <text:p>3.53E-008</text:p>
          </table:table-cell>
          <table:table-cell table:style-name="ce1" office:value-type="float" office:value="0.0000656316718439" calcext:value-type="float">
            <text:p>6.56E-00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0.0000852559924192" calcext:value-type="float">
            <text:p>8.53E-005</text:p>
          </table:table-cell>
          <table:table-cell table:style-name="ce1" office:value-type="float" office:value="0.0000000343651123244" calcext:value-type="float">
            <text:p>3.44E-008</text:p>
          </table:table-cell>
          <table:table-cell table:style-name="ce1" office:value-type="float" office:value="0.0000656316718439" calcext:value-type="float">
            <text:p>6.56E-00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0.0000845665087397" calcext:value-type="float">
            <text:p>8.46E-005</text:p>
          </table:table-cell>
          <table:table-cell table:style-name="ce1" office:value-type="float" office:value="0.0000000343104320719" calcext:value-type="float">
            <text:p>3.43E-008</text:p>
          </table:table-cell>
          <table:table-cell table:style-name="ce1" office:value-type="float" office:value="0.0000656316718439" calcext:value-type="float">
            <text:p>6.56E-00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0.000082821073994" calcext:value-type="float">
            <text:p>8.28E-005</text:p>
          </table:table-cell>
          <table:table-cell table:style-name="ce1" office:value-type="float" office:value="0.0000000342670940019" calcext:value-type="float">
            <text:p>3.43E-008</text:p>
          </table:table-cell>
          <table:table-cell table:style-name="ce1" office:value-type="float" office:value="0.0000656316718439" calcext:value-type="float">
            <text:p>6.56E-00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0.0000807175048475" calcext:value-type="float">
            <text:p>8.07E-005</text:p>
          </table:table-cell>
          <table:table-cell table:style-name="ce1" office:value-type="float" office:value="0.0000000342367026622" calcext:value-type="float">
            <text:p>3.42E-008</text:p>
          </table:table-cell>
          <table:table-cell table:style-name="ce1" office:value-type="float" office:value="0.0000656316718439" calcext:value-type="float">
            <text:p>6.56E-00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0.0000793466312279" calcext:value-type="float">
            <text:p>7.93E-005</text:p>
          </table:table-cell>
          <table:table-cell table:style-name="ce1" office:value-type="float" office:value="0.0000000341315435763" calcext:value-type="float">
            <text:p>3.41E-008</text:p>
          </table:table-cell>
          <table:table-cell table:style-name="ce1" office:value-type="float" office:value="0.0000656316718439" calcext:value-type="float">
            <text:p>6.56E-00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0.0000787193985317" calcext:value-type="float">
            <text:p>7.87E-005</text:p>
          </table:table-cell>
          <table:table-cell table:style-name="ce1" office:value-type="float" office:value="0.000000034123710511" calcext:value-type="float">
            <text:p>3.41E-008</text:p>
          </table:table-cell>
          <table:table-cell table:style-name="ce1" office:value-type="float" office:value="0.0000656316718439" calcext:value-type="float">
            <text:p>6.56E-00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0.0000772133071108" calcext:value-type="float">
            <text:p>7.72E-005</text:p>
          </table:table-cell>
          <table:table-cell table:style-name="ce1" office:value-type="float" office:value="0.000000034123710511" calcext:value-type="float">
            <text:p>3.41E-008</text:p>
          </table:table-cell>
          <table:table-cell table:style-name="ce1" office:value-type="float" office:value="0.0000656316718439" calcext:value-type="float">
            <text:p>6.56E-005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Iteración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Mu</text:p>
          </table:table-cell>
          <table:table-cell table:number-columns-repeated="2"/>
          <table:table-cell office:value-type="string" calcext:value-type="string">
            <text:p>Sigma</text:p>
          </table:table-cell>
          <table:table-cell office:value-type="string" calcext:value-type="string">
            <text:p>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07313843826" calcext:value-type="float">
            <text:p>0.0207313844</text:p>
          </table:table-cell>
          <table:table-cell office:value-type="float" office:value="0.00290505965846" calcext:value-type="float">
            <text:p>0.0029050597</text:p>
          </table:table-cell>
          <table:table-cell table:formula="of:=[.B48]-[.B47]" office:value-type="float" office:value="1.2266855536074" calcext:value-type="float">
            <text:p>1.2266855536</text:p>
          </table:table-cell>
          <table:table-cell table:formula="of:=[.C48]-[.C47]" office:value-type="float" office:value="0.019097777621895" calcext:value-type="float">
            <text:p>0.0190977776</text:p>
          </table:table-cell>
          <table:table-cell table:formula="of:=[.B26]/[.D26]" office:value-type="float" office:value="0.0169003248808415" calcext:value-type="float">
            <text:p>0.0169003249</text:p>
          </table:table-cell>
          <table:table-cell table:formula="of:=[.C26]/[.E26]" office:value-type="float" office:value="0.152115063646434" calcext:value-type="float">
            <text:p>0.15211506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0217222035" calcext:value-type="float">
            <text:p>0.250217222</text:p>
          </table:table-cell>
          <table:table-cell office:value-type="float" office:value="0.000937133847833" calcext:value-type="float">
            <text:p>0.0009371338</text:p>
          </table:table-cell>
          <table:table-cell office:value-type="float" office:value="1.2266855536074" calcext:value-type="float">
            <text:p>1.2266855536</text:p>
          </table:table-cell>
          <table:table-cell office:value-type="float" office:value="0.019097777621895" calcext:value-type="float">
            <text:p>0.0190977776</text:p>
          </table:table-cell>
          <table:table-cell table:formula="of:=[.B27]/[.D27]" office:value-type="float" office:value="0.203978290360695" calcext:value-type="float">
            <text:p>0.2039782904</text:p>
          </table:table-cell>
          <table:table-cell table:formula="of:=[.C27]/[.E27]" office:value-type="float" office:value="0.0490703089326271" calcext:value-type="float">
            <text:p>0.04907030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40119993882" calcext:value-type="float">
            <text:p>0.6401199939</text:p>
          </table:table-cell>
          <table:table-cell office:value-type="float" office:value="0.000455440104205" calcext:value-type="float">
            <text:p>0.0004554401</text:p>
          </table:table-cell>
          <table:table-cell office:value-type="float" office:value="1.2266855536074" calcext:value-type="float">
            <text:p>1.2266855536</text:p>
          </table:table-cell>
          <table:table-cell office:value-type="float" office:value="0.019097777621895" calcext:value-type="float">
            <text:p>0.0190977776</text:p>
          </table:table-cell>
          <table:table-cell table:formula="of:=[.B28]/[.D28]" office:value-type="float" office:value="0.521828916953945" calcext:value-type="float">
            <text:p>0.521828917</text:p>
          </table:table-cell>
          <table:table-cell table:formula="of:=[.C28]/[.E28]" office:value-type="float" office:value="0.0238478064422979" calcext:value-type="float">
            <text:p>0.02384780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9354602531" calcext:value-type="float">
            <text:p>1.1935460253</text:p>
          </table:table-cell>
          <table:table-cell office:value-type="float" office:value="0.000474104462596" calcext:value-type="float">
            <text:p>0.0004741045</text:p>
          </table:table-cell>
          <table:table-cell office:value-type="float" office:value="1.2266855536074" calcext:value-type="float">
            <text:p>1.2266855536</text:p>
          </table:table-cell>
          <table:table-cell office:value-type="float" office:value="0.019097777621895" calcext:value-type="float">
            <text:p>0.0190977776</text:p>
          </table:table-cell>
          <table:table-cell table:formula="of:=[.B29]/[.D29]" office:value-type="float" office:value="0.972984496149038" calcext:value-type="float">
            <text:p>0.9729844961</text:p>
          </table:table-cell>
          <table:table-cell table:formula="of:=[.C29]/[.E29]" office:value-type="float" office:value="0.0248251116953239" calcext:value-type="float">
            <text:p>0.02482511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93477002036" calcext:value-type="float">
            <text:p>0.993477002</text:p>
          </table:table-cell>
          <table:table-cell office:value-type="float" office:value="0.000851363902167" calcext:value-type="float">
            <text:p>0.0008513639</text:p>
          </table:table-cell>
          <table:table-cell office:value-type="float" office:value="1.2266855536074" calcext:value-type="float">
            <text:p>1.2266855536</text:p>
          </table:table-cell>
          <table:table-cell office:value-type="float" office:value="0.019097777621895" calcext:value-type="float">
            <text:p>0.0190977776</text:p>
          </table:table-cell>
          <table:table-cell table:formula="of:=[.B30]/[.D30]" office:value-type="float" office:value="0.809887260116835" calcext:value-type="float">
            <text:p>0.8098872601</text:p>
          </table:table-cell>
          <table:table-cell table:formula="of:=[.C30]/[.E30]" office:value-type="float" office:value="0.0445792133002396" calcext:value-type="float">
            <text:p>0.04457921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0163723007" calcext:value-type="float">
            <text:p>1.0016372301</text:p>
          </table:table-cell>
          <table:table-cell office:value-type="float" office:value="0.0195532177261" calcext:value-type="float">
            <text:p>0.0195532177</text:p>
          </table:table-cell>
          <table:table-cell office:value-type="float" office:value="1.2266855536074" calcext:value-type="float">
            <text:p>1.2266855536</text:p>
          </table:table-cell>
          <table:table-cell office:value-type="float" office:value="0.019097777621895" calcext:value-type="float">
            <text:p>0.0190977776</text:p>
          </table:table-cell>
          <table:table-cell table:formula="of:=[.B31]/[.D31]" office:value-type="float" office:value="0.816539517502603" calcext:value-type="float">
            <text:p>0.8165395175</text:p>
          </table:table-cell>
          <table:table-cell table:formula="of:=[.C31]/[.E31]" office:value-type="float" office:value="1.0238478064423" calcext:value-type="float">
            <text:p>1.02384780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4741693799" calcext:value-type="float">
            <text:p>1.247416938</text:p>
          </table:table-cell>
          <table:table-cell office:value-type="float" office:value="0.0195532177261" calcext:value-type="float">
            <text:p>0.0195532177</text:p>
          </table:table-cell>
          <table:table-cell office:value-type="float" office:value="1.2266855536074" calcext:value-type="float">
            <text:p>1.2266855536</text:p>
          </table:table-cell>
          <table:table-cell office:value-type="float" office:value="0.019097777621895" calcext:value-type="float">
            <text:p>0.0190977776</text:p>
          </table:table-cell>
          <table:table-cell table:formula="of:=[.B32]/[.D32]" office:value-type="float" office:value="1.01690032488084" calcext:value-type="float">
            <text:p>1.0169003249</text:p>
          </table:table-cell>
          <table:table-cell table:formula="of:=[.C32]/[.E32]" office:value-type="float" office:value="1.0238478064423" calcext:value-type="float">
            <text:p>1.02384780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652688926" calcext:value-type="float">
            <text:p>1.1652688926</text:p>
          </table:table-cell>
          <table:table-cell office:value-type="float" office:value="0.0195532177261" calcext:value-type="float">
            <text:p>0.0195532177</text:p>
          </table:table-cell>
          <table:table-cell office:value-type="float" office:value="1.2266855536074" calcext:value-type="float">
            <text:p>1.2266855536</text:p>
          </table:table-cell>
          <table:table-cell office:value-type="float" office:value="0.019097777621895" calcext:value-type="float">
            <text:p>0.0190977776</text:p>
          </table:table-cell>
          <table:table-cell table:formula="of:=[.B33]/[.D33]" office:value-type="float" office:value="0.949932840713101" calcext:value-type="float">
            <text:p>0.9499328407</text:p>
          </table:table-cell>
          <table:table-cell table:formula="of:=[.C33]/[.E33]" office:value-type="float" office:value="1.0238478064423" calcext:value-type="float">
            <text:p>1.02384780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652688926" calcext:value-type="float">
            <text:p>1.1652688926</text:p>
          </table:table-cell>
          <table:table-cell office:value-type="float" office:value="0.0195532177261" calcext:value-type="float">
            <text:p>0.0195532177</text:p>
          </table:table-cell>
          <table:table-cell office:value-type="float" office:value="1.2266855536074" calcext:value-type="float">
            <text:p>1.2266855536</text:p>
          </table:table-cell>
          <table:table-cell office:value-type="float" office:value="0.019097777621895" calcext:value-type="float">
            <text:p>0.0190977776</text:p>
          </table:table-cell>
          <table:table-cell table:formula="of:=[.B34]/[.D34]" office:value-type="float" office:value="0.949932840713101" calcext:value-type="float">
            <text:p>0.9499328407</text:p>
          </table:table-cell>
          <table:table-cell table:formula="of:=[.C34]/[.E34]" office:value-type="float" office:value="1.0238478064423" calcext:value-type="float">
            <text:p>1.02384780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652688926" calcext:value-type="float">
            <text:p>1.1652688926</text:p>
          </table:table-cell>
          <table:table-cell office:value-type="float" office:value="0.0195532177261" calcext:value-type="float">
            <text:p>0.0195532177</text:p>
          </table:table-cell>
          <table:table-cell office:value-type="float" office:value="1.2266855536074" calcext:value-type="float">
            <text:p>1.2266855536</text:p>
          </table:table-cell>
          <table:table-cell office:value-type="float" office:value="0.019097777621895" calcext:value-type="float">
            <text:p>0.0190977776</text:p>
          </table:table-cell>
          <table:table-cell table:formula="of:=[.B35]/[.D35]" office:value-type="float" office:value="0.949932840713101" calcext:value-type="float">
            <text:p>0.9499328407</text:p>
          </table:table-cell>
          <table:table-cell table:formula="of:=[.C35]/[.E35]" office:value-type="float" office:value="1.0238478064423" calcext:value-type="float">
            <text:p>1.02384780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652688926" calcext:value-type="float">
            <text:p>1.1652688926</text:p>
          </table:table-cell>
          <table:table-cell office:value-type="float" office:value="0.0195532177261" calcext:value-type="float">
            <text:p>0.0195532177</text:p>
          </table:table-cell>
          <table:table-cell office:value-type="float" office:value="1.2266855536074" calcext:value-type="float">
            <text:p>1.2266855536</text:p>
          </table:table-cell>
          <table:table-cell office:value-type="float" office:value="0.019097777621895" calcext:value-type="float">
            <text:p>0.0190977776</text:p>
          </table:table-cell>
          <table:table-cell table:formula="of:=[.B36]/[.D36]" office:value-type="float" office:value="0.949932840713101" calcext:value-type="float">
            <text:p>0.9499328407</text:p>
          </table:table-cell>
          <table:table-cell table:formula="of:=[.C36]/[.E36]" office:value-type="float" office:value="1.0238478064423" calcext:value-type="float">
            <text:p>1.02384780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1652688926" calcext:value-type="float">
            <text:p>1.1652688926</text:p>
          </table:table-cell>
          <table:table-cell office:value-type="float" office:value="0.0195532177261" calcext:value-type="float">
            <text:p>0.0195532177</text:p>
          </table:table-cell>
          <table:table-cell office:value-type="float" office:value="1.2266855536074" calcext:value-type="float">
            <text:p>1.2266855536</text:p>
          </table:table-cell>
          <table:table-cell office:value-type="float" office:value="0.019097777621895" calcext:value-type="float">
            <text:p>0.0190977776</text:p>
          </table:table-cell>
          <table:table-cell table:formula="of:=[.B37]/[.D37]" office:value-type="float" office:value="0.949932840713101" calcext:value-type="float">
            <text:p>0.9499328407</text:p>
          </table:table-cell>
          <table:table-cell table:formula="of:=[.C37]/[.E37]" office:value-type="float" office:value="1.0238478064423" calcext:value-type="float">
            <text:p>1.02384780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1652688926" calcext:value-type="float">
            <text:p>1.1652688926</text:p>
          </table:table-cell>
          <table:table-cell office:value-type="float" office:value="0.0195532177261" calcext:value-type="float">
            <text:p>0.0195532177</text:p>
          </table:table-cell>
          <table:table-cell office:value-type="float" office:value="1.2266855536074" calcext:value-type="float">
            <text:p>1.2266855536</text:p>
          </table:table-cell>
          <table:table-cell office:value-type="float" office:value="0.019097777621895" calcext:value-type="float">
            <text:p>0.0190977776</text:p>
          </table:table-cell>
          <table:table-cell table:formula="of:=[.B38]/[.D38]" office:value-type="float" office:value="0.949932840713101" calcext:value-type="float">
            <text:p>0.9499328407</text:p>
          </table:table-cell>
          <table:table-cell table:formula="of:=[.C38]/[.E38]" office:value-type="float" office:value="1.0238478064423" calcext:value-type="float">
            <text:p>1.02384780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1652688926" calcext:value-type="float">
            <text:p>1.1652688926</text:p>
          </table:table-cell>
          <table:table-cell office:value-type="float" office:value="0.0195532177261" calcext:value-type="float">
            <text:p>0.0195532177</text:p>
          </table:table-cell>
          <table:table-cell office:value-type="float" office:value="1.2266855536074" calcext:value-type="float">
            <text:p>1.2266855536</text:p>
          </table:table-cell>
          <table:table-cell office:value-type="float" office:value="0.019097777621895" calcext:value-type="float">
            <text:p>0.0190977776</text:p>
          </table:table-cell>
          <table:table-cell table:formula="of:=[.B39]/[.D39]" office:value-type="float" office:value="0.949932840713101" calcext:value-type="float">
            <text:p>0.9499328407</text:p>
          </table:table-cell>
          <table:table-cell table:formula="of:=[.C39]/[.E39]" office:value-type="float" office:value="1.0238478064423" calcext:value-type="float">
            <text:p>1.02384780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652688926" calcext:value-type="float">
            <text:p>1.1652688926</text:p>
          </table:table-cell>
          <table:table-cell office:value-type="float" office:value="0.0195532177261" calcext:value-type="float">
            <text:p>0.0195532177</text:p>
          </table:table-cell>
          <table:table-cell office:value-type="float" office:value="1.2266855536074" calcext:value-type="float">
            <text:p>1.2266855536</text:p>
          </table:table-cell>
          <table:table-cell office:value-type="float" office:value="0.019097777621895" calcext:value-type="float">
            <text:p>0.0190977776</text:p>
          </table:table-cell>
          <table:table-cell table:formula="of:=[.B40]/[.D40]" office:value-type="float" office:value="0.949932840713101" calcext:value-type="float">
            <text:p>0.9499328407</text:p>
          </table:table-cell>
          <table:table-cell table:formula="of:=[.C40]/[.E40]" office:value-type="float" office:value="1.0238478064423" calcext:value-type="float">
            <text:p>1.02384780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1652688926" calcext:value-type="float">
            <text:p>1.1652688926</text:p>
          </table:table-cell>
          <table:table-cell office:value-type="float" office:value="0.0195532177261" calcext:value-type="float">
            <text:p>0.0195532177</text:p>
          </table:table-cell>
          <table:table-cell office:value-type="float" office:value="1.2266855536074" calcext:value-type="float">
            <text:p>1.2266855536</text:p>
          </table:table-cell>
          <table:table-cell office:value-type="float" office:value="0.019097777621895" calcext:value-type="float">
            <text:p>0.0190977776</text:p>
          </table:table-cell>
          <table:table-cell table:formula="of:=[.B41]/[.D41]" office:value-type="float" office:value="0.949932840713101" calcext:value-type="float">
            <text:p>0.9499328407</text:p>
          </table:table-cell>
          <table:table-cell table:formula="of:=[.C41]/[.E41]" office:value-type="float" office:value="1.0238478064423" calcext:value-type="float">
            <text:p>1.02384780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1652688926" calcext:value-type="float">
            <text:p>1.1652688926</text:p>
          </table:table-cell>
          <table:table-cell office:value-type="float" office:value="0.0195532177261" calcext:value-type="float">
            <text:p>0.0195532177</text:p>
          </table:table-cell>
          <table:table-cell office:value-type="float" office:value="1.2266855536074" calcext:value-type="float">
            <text:p>1.2266855536</text:p>
          </table:table-cell>
          <table:table-cell office:value-type="float" office:value="0.019097777621895" calcext:value-type="float">
            <text:p>0.0190977776</text:p>
          </table:table-cell>
          <table:table-cell table:formula="of:=[.B42]/[.D42]" office:value-type="float" office:value="0.949932840713101" calcext:value-type="float">
            <text:p>0.9499328407</text:p>
          </table:table-cell>
          <table:table-cell table:formula="of:=[.C42]/[.E42]" office:value-type="float" office:value="1.0238478064423" calcext:value-type="float">
            <text:p>1.02384780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1652688926" calcext:value-type="float">
            <text:p>1.1652688926</text:p>
          </table:table-cell>
          <table:table-cell office:value-type="float" office:value="0.0195532177261" calcext:value-type="float">
            <text:p>0.0195532177</text:p>
          </table:table-cell>
          <table:table-cell office:value-type="float" office:value="1.2266855536074" calcext:value-type="float">
            <text:p>1.2266855536</text:p>
          </table:table-cell>
          <table:table-cell office:value-type="float" office:value="0.019097777621895" calcext:value-type="float">
            <text:p>0.0190977776</text:p>
          </table:table-cell>
          <table:table-cell table:formula="of:=[.B43]/[.D43]" office:value-type="float" office:value="0.949932840713101" calcext:value-type="float">
            <text:p>0.9499328407</text:p>
          </table:table-cell>
          <table:table-cell table:formula="of:=[.C43]/[.E43]" office:value-type="float" office:value="1.0238478064423" calcext:value-type="float">
            <text:p>1.02384780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1652688926" calcext:value-type="float">
            <text:p>1.1652688926</text:p>
          </table:table-cell>
          <table:table-cell office:value-type="float" office:value="0.0195532177261" calcext:value-type="float">
            <text:p>0.0195532177</text:p>
          </table:table-cell>
          <table:table-cell office:value-type="float" office:value="1.2266855536074" calcext:value-type="float">
            <text:p>1.2266855536</text:p>
          </table:table-cell>
          <table:table-cell office:value-type="float" office:value="0.019097777621895" calcext:value-type="float">
            <text:p>0.0190977776</text:p>
          </table:table-cell>
          <table:table-cell table:formula="of:=[.B44]/[.D44]" office:value-type="float" office:value="0.949932840713101" calcext:value-type="float">
            <text:p>0.9499328407</text:p>
          </table:table-cell>
          <table:table-cell table:formula="of:=[.C44]/[.E44]" office:value-type="float" office:value="1.0238478064423" calcext:value-type="float">
            <text:p>1.02384780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652688926" calcext:value-type="float">
            <text:p>1.1652688926</text:p>
          </table:table-cell>
          <table:table-cell office:value-type="float" office:value="0.0195532177261" calcext:value-type="float">
            <text:p>0.0195532177</text:p>
          </table:table-cell>
          <table:table-cell office:value-type="float" office:value="1.2266855536074" calcext:value-type="float">
            <text:p>1.2266855536</text:p>
          </table:table-cell>
          <table:table-cell office:value-type="float" office:value="0.019097777621895" calcext:value-type="float">
            <text:p>0.0190977776</text:p>
          </table:table-cell>
          <table:table-cell table:formula="of:=[.B45]/[.D45]" office:value-type="float" office:value="0.949932840713101" calcext:value-type="float">
            <text:p>0.9499328407</text:p>
          </table:table-cell>
          <table:table-cell table:formula="of:=[.C45]/[.E45]" office:value-type="float" office:value="1.0238478064423" calcext:value-type="float">
            <text:p>1.023847806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6:.B45])" office:value-type="float" office:value="0.0207313843826" calcext:value-type="float">
            <text:p>0.0207313844</text:p>
          </table:table-cell>
          <table:table-cell table:formula="of:=MIN([.C26:.C45])" office:value-type="float" office:value="0.000455440104205" calcext:value-type="float">
            <text:p>0.00045544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6:.B45])" office:value-type="float" office:value="1.24741693799" calcext:value-type="float">
            <text:p>1.247416938</text:p>
          </table:table-cell>
          <table:table-cell table:formula="of:=MAX([.C26:.C45])" office:value-type="float" office:value="0.0195532177261" calcext:value-type="float">
            <text:p>0.019553217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3">00/00/0000</text:date>, <text:time style:data-style-name="N2" text:time-value="21:21:36.264283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10-23T18:53:56.809273840</meta:creation-date>
    <dc:date>2018-10-23T23:19:16.203090375</dc:date>
    <dc:creator>joel </dc:creator>
    <meta:editing-duration>PT2H4M8S</meta:editing-duration>
    <meta:editing-cycles>34</meta:editing-cycles>
    <meta:generator>LibreOffice/4.2.8.2$Linux_X86_64 LibreOffice_project/420m0$Build-2</meta:generator>
    <meta:document-statistic meta:table-count="2" meta:cell-count="1127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2cm" svg:height="10.206cm" xlink:href=".." xlink:type="simple" chart:class="chart:line" chart:style-name="ch1">
        <chart:title svg:x="4.666cm" svg:y="0.34cm" chart:style-name="ch2">
          <text:p>Promedio de 30 ejecuciones del número de iteraciones</text:p>
        </chart:title>
        <chart:legend chart:legend-position="end" svg:x="15.06cm" svg:y="4.057cm" style:legend-expansion="high" chart:style-name="ch3"/>
        <chart:plot-area chart:style-name="ch4" table:cell-range-address="Sheet1.I9:Sheet1.S13" chart:data-source-has-labels="both" svg:x="1.417cm" svg:y="1.349cm" svg:width="13.237cm" svg:height="7.672cm">
          <chartooo:coordinate-region svg:x="2.224cm" svg:y="1.548cm" svg:width="12.058cm" svg:height="6.826cm"/>
          <chart:axis chart:dimension="x" chart:name="primary-x" chart:style-name="ch5" chartooo:axis-type="auto">
            <chartooo:date-scale/>
            <chart:title svg:x="6.47cm" svg:y="9.225cm" chart:style-name="ch6">
              <text:p>Número de variables</text:p>
            </chart:title>
            <chart:categories table:cell-range-address="Sheet1.J9:Sheet1.S9"/>
          </chart:axis>
          <chart:axis chart:dimension="y" chart:name="primary-y" chart:style-name="ch5">
            <chart:title svg:x="0.451cm" svg:y="6.883cm" chart:style-name="ch7">
              <text:p>Número de iteraciones</text:p>
            </chart:title>
            <chart:grid chart:style-name="ch8" chart:class="major"/>
          </chart:axis>
          <chart:series chart:style-name="ch9" chart:values-cell-range-address="Sheet1.J10:Sheet1.S10" chart:label-cell-address="Sheet1.I10:Sheet1.I10" chart:class="chart:line">
            <chart:data-point chart:repeated="10"/>
          </chart:series>
          <chart:series chart:style-name="ch10" chart:values-cell-range-address="Sheet1.J11:Sheet1.S11" chart:label-cell-address="Sheet1.I11:Sheet1.I11" chart:class="chart:line">
            <chart:data-point chart:repeated="10"/>
          </chart:series>
          <chart:series chart:style-name="ch11" chart:values-cell-range-address="Sheet1.J12:Sheet1.S12" chart:label-cell-address="Sheet1.I12:Sheet1.I12" chart:class="chart:line">
            <chart:data-point chart:repeated="10"/>
          </chart:series>
          <chart:series chart:style-name="ch12" chart:values-cell-range-address="Sheet1.J13:Sheet1.S13" chart:label-cell-address="Sheet1.I13:Sheet1.I13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J9:Sheet1.S9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Primal-Dual</text:p>
                <draw:g>
                  <svg:desc>Sheet1.I10:Sheet1.I10</svg:desc>
                </draw:g>
              </table:table-cell>
              <table:table-cell office:value-type="float" office:value="19">
                <text:p>19</text:p>
                <draw:g>
                  <svg:desc>Sheet1.J10:Sheet1.S10</svg:desc>
                </draw:g>
              </table:table-cell>
              <table:table-cell office:value-type="float" office:value="9.3">
                <text:p>9.3</text:p>
              </table:table-cell>
              <table:table-cell office:value-type="float" office:value="7.43333333333">
                <text:p>7.43333333333</text:p>
              </table:table-cell>
              <table:table-cell office:value-type="float" office:value="7.36666666667">
                <text:p>7.36666666667</text:p>
              </table:table-cell>
              <table:table-cell office:value-type="float" office:value="7.03333333333">
                <text:p>7.03333333333</text:p>
              </table:table-cell>
              <table:table-cell office:value-type="float" office:value="7.4">
                <text:p>7.4</text:p>
              </table:table-cell>
              <table:table-cell office:value-type="float" office:value="3.86666666667">
                <text:p>3.86666666667</text:p>
              </table:table-cell>
              <table:table-cell office:value-type="float" office:value="1.76666666667">
                <text:p>1.76666666667</text:p>
              </table:table-cell>
              <table:table-cell office:value-type="float" office:value="1.1">
                <text:p>1.1</text:p>
              </table:table-cell>
              <table:table-cell office:value-type="float" office:value="1.06666666667">
                <text:p>1.06666666667</text:p>
              </table:table-cell>
            </table:table-row>
            <table:table-row>
              <table:table-cell office:value-type="string">
                <text:p>Long-Step-Path-Following</text:p>
                <draw:g>
                  <svg:desc>Sheet1.I11:Sheet1.I11</svg:desc>
                </draw:g>
              </table:table-cell>
              <table:table-cell office:value-type="float" office:value="19">
                <text:p>19</text:p>
                <draw:g>
                  <svg:desc>Sheet1.J11:Sheet1.S11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Mehrotra</text:p>
                <draw:g>
                  <svg:desc>Sheet1.I12:Sheet1.I12</svg:desc>
                </draw:g>
              </table:table-cell>
              <table:table-cell office:value-type="float" office:value="19">
                <text:p>19</text:p>
                <draw:g>
                  <svg:desc>Sheet1.J12:Sheet1.S12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Simplex</text:p>
                <draw:g>
                  <svg:desc>Sheet1.I13:Sheet1.I13</svg:desc>
                </draw:g>
              </table:table-cell>
              <table:table-cell office:value-type="float" office:value="207">
                <text:p>207</text:p>
                <draw:g>
                  <svg:desc>Sheet1.J13:Sheet1.S13</svg:desc>
                </draw:g>
              </table:table-cell>
              <table:table-cell office:value-type="float" office:value="345.833333333">
                <text:p>345.833333333</text:p>
              </table:table-cell>
              <table:table-cell office:value-type="float" office:value="466.833333333">
                <text:p>466.833333333</text:p>
              </table:table-cell>
              <table:table-cell office:value-type="float" office:value="536.6">
                <text:p>536.6</text:p>
              </table:table-cell>
              <table:table-cell office:value-type="float" office:value="570.6">
                <text:p>570.6</text:p>
              </table:table-cell>
              <table:table-cell office:value-type="float" office:value="584.866666667">
                <text:p>584.866666667</text:p>
              </table:table-cell>
              <table:table-cell office:value-type="float" office:value="580.433333333">
                <text:p>580.433333333</text:p>
              </table:table-cell>
              <table:table-cell office:value-type="float" office:value="567.333333333">
                <text:p>567.333333333</text:p>
              </table:table-cell>
              <table:table-cell office:value-type="float" office:value="575.533333333">
                <text:p>575.533333333</text:p>
              </table:table-cell>
              <table:table-cell office:value-type="float" office:value="551.066666667">
                <text:p>551.0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13cm" svg:height="9.791cm" xlink:href=".." xlink:type="simple" chart:class="chart:line" chart:style-name="ch1">
        <chart:title svg:x="5.125cm" svg:y="0.331cm" chart:style-name="ch2">
          <text:p>Promedio de 30 ejecuciones de la función objetivo</text:p>
        </chart:title>
        <chart:legend chart:legend-position="end" svg:x="15.053cm" svg:y="3.849cm" style:legend-expansion="high" chart:style-name="ch3"/>
        <chart:plot-area chart:style-name="ch4" table:cell-range-address="Sheet1.I16:Sheet1.S20" chart:data-source-has-labels="both" svg:x="1.417cm" svg:y="1.331cm" svg:width="13.23cm" svg:height="7.284cm">
          <chartooo:coordinate-region svg:x="2.038cm" svg:y="1.53cm" svg:width="12.237cm" svg:height="6.438cm"/>
          <chart:axis chart:dimension="x" chart:name="primary-x" chart:style-name="ch5" chartooo:axis-type="auto">
            <chartooo:date-scale/>
            <chart:title svg:x="6.467cm" svg:y="8.81cm" chart:style-name="ch6">
              <text:p>Número de variables</text:p>
            </chart:title>
            <chart:categories table:cell-range-address="Sheet1.J16:Sheet1.S16"/>
          </chart:axis>
          <chart:axis chart:dimension="y" chart:name="primary-y" chart:style-name="ch5">
            <chart:title svg:x="0.451cm" svg:y="6.366cm" chart:style-name="ch7">
              <text:p>Valor de la función</text:p>
            </chart:title>
            <chart:grid chart:style-name="ch8" chart:class="major"/>
          </chart:axis>
          <chart:series chart:style-name="ch9" chart:values-cell-range-address="Sheet1.J17:Sheet1.S17" chart:label-cell-address="Sheet1.I17:Sheet1.I17" chart:class="chart:line">
            <chart:data-point chart:repeated="10"/>
          </chart:series>
          <chart:series chart:style-name="ch10" chart:values-cell-range-address="Sheet1.J18:Sheet1.S18" chart:label-cell-address="Sheet1.I18:Sheet1.I18" chart:class="chart:line">
            <chart:data-point chart:repeated="10"/>
          </chart:series>
          <chart:series chart:style-name="ch11" chart:values-cell-range-address="Sheet1.J19:Sheet1.S19" chart:label-cell-address="Sheet1.I19:Sheet1.I19" chart:class="chart:line">
            <chart:data-point chart:repeated="10"/>
          </chart:series>
          <chart:series chart:style-name="ch12" chart:values-cell-range-address="Sheet1.J20:Sheet1.S20" chart:label-cell-address="Sheet1.I20:Sheet1.I20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J16:Sheet1.S16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Primal-Dual</text:p>
                <draw:g>
                  <svg:desc>Sheet1.I17:Sheet1.I17</svg:desc>
                </draw:g>
              </table:table-cell>
              <table:table-cell office:value-type="float" office:value="0.591697000209">
                <text:p>0.591697000209</text:p>
                <draw:g>
                  <svg:desc>Sheet1.J17:Sheet1.S17</svg:desc>
                </draw:g>
              </table:table-cell>
              <table:table-cell office:value-type="float" office:value="0.213986780478">
                <text:p>0.213986780478</text:p>
              </table:table-cell>
              <table:table-cell office:value-type="float" office:value="0.215354529787">
                <text:p>0.215354529787</text:p>
              </table:table-cell>
              <table:table-cell office:value-type="float" office:value="0.215210217059">
                <text:p>0.215210217059</text:p>
              </table:table-cell>
              <table:table-cell office:value-type="float" office:value="0.2178102007">
                <text:p>0.2178102007</text:p>
              </table:table-cell>
              <table:table-cell office:value-type="float" office:value="0.217243396969">
                <text:p>0.217243396969</text:p>
              </table:table-cell>
              <table:table-cell office:value-type="float" office:value="0.23203698733">
                <text:p>0.23203698733</text:p>
              </table:table-cell>
              <table:table-cell office:value-type="float" office:value="0.24133360184">
                <text:p>0.24133360184</text:p>
              </table:table-cell>
              <table:table-cell office:value-type="float" office:value="0.246622714517">
                <text:p>0.246622714517</text:p>
              </table:table-cell>
              <table:table-cell office:value-type="float" office:value="0.637306038539">
                <text:p>0.637306038539</text:p>
              </table:table-cell>
            </table:table-row>
            <table:table-row>
              <table:table-cell office:value-type="string">
                <text:p>Long-Step-Path-Following</text:p>
                <draw:g>
                  <svg:desc>Sheet1.I18:Sheet1.I18</svg:desc>
                </draw:g>
              </table:table-cell>
              <table:table-cell office:value-type="float" office:value="0.58376383599">
                <text:p>0.58376383599</text:p>
                <draw:g>
                  <svg:desc>Sheet1.J18:Sheet1.S18</svg:desc>
                </draw:g>
              </table:table-cell>
              <table:table-cell office:value-type="float" office:value="0.193050656584">
                <text:p>0.193050656584</text:p>
              </table:table-cell>
              <table:table-cell office:value-type="float" office:value="0.18898596244">
                <text:p>0.18898596244</text:p>
              </table:table-cell>
              <table:table-cell office:value-type="float" office:value="0.186413085961">
                <text:p>0.186413085961</text:p>
              </table:table-cell>
              <table:table-cell office:value-type="float" office:value="0.185014686924">
                <text:p>0.185014686924</text:p>
              </table:table-cell>
              <table:table-cell office:value-type="float" office:value="0.184147689063">
                <text:p>0.184147689063</text:p>
              </table:table-cell>
              <table:table-cell office:value-type="float" office:value="0.183188803437">
                <text:p>0.183188803437</text:p>
              </table:table-cell>
              <table:table-cell office:value-type="float" office:value="0.182659612034">
                <text:p>0.182659612034</text:p>
              </table:table-cell>
              <table:table-cell office:value-type="float" office:value="0.182111192031">
                <text:p>0.182111192031</text:p>
              </table:table-cell>
              <table:table-cell office:value-type="float" office:value="17.0697051446">
                <text:p>17.0697051446</text:p>
              </table:table-cell>
            </table:table-row>
            <table:table-row>
              <table:table-cell office:value-type="string">
                <text:p>Mehrotra</text:p>
                <draw:g>
                  <svg:desc>Sheet1.I19:Sheet1.I19</svg:desc>
                </draw:g>
              </table:table-cell>
              <table:table-cell office:value-type="float" office:value="0.968572196947">
                <text:p>0.968572196947</text:p>
                <draw:g>
                  <svg:desc>Sheet1.J19:Sheet1.S19</svg:desc>
                </draw:g>
              </table:table-cell>
              <table:table-cell office:value-type="float" office:value="0.363837541395">
                <text:p>0.363837541395</text:p>
              </table:table-cell>
              <table:table-cell office:value-type="float" office:value="0.249911491515">
                <text:p>0.249911491515</text:p>
              </table:table-cell>
              <table:table-cell office:value-type="float" office:value="0.200197276456">
                <text:p>0.200197276456</text:p>
              </table:table-cell>
              <table:table-cell office:value-type="float" office:value="0.181107844041">
                <text:p>0.181107844041</text:p>
              </table:table-cell>
              <table:table-cell office:value-type="float" office:value="0.173481026551">
                <text:p>0.173481026551</text:p>
              </table:table-cell>
              <table:table-cell office:value-type="float" office:value="0.158791180564">
                <text:p>0.158791180564</text:p>
              </table:table-cell>
              <table:table-cell office:value-type="float" office:value="0.155855819784">
                <text:p>0.155855819784</text:p>
              </table:table-cell>
              <table:table-cell office:value-type="float" office:value="0.151375416134">
                <text:p>0.151375416134</text:p>
              </table:table-cell>
              <table:table-cell office:value-type="float" office:value="9.4576407512">
                <text:p>9.4576407512</text:p>
              </table:table-cell>
            </table:table-row>
            <table:table-row>
              <table:table-cell office:value-type="string">
                <text:p>Simplex</text:p>
                <draw:g>
                  <svg:desc>Sheet1.I20:Sheet1.I20</svg:desc>
                </draw:g>
              </table:table-cell>
              <table:table-cell office:value-type="float" office:value="1.05151555426">
                <text:p>1.05151555426</text:p>
                <draw:g>
                  <svg:desc>Sheet1.J20:Sheet1.S20</svg:desc>
                </draw:g>
              </table:table-cell>
              <table:table-cell office:value-type="float" office:value="0.193050491233">
                <text:p>0.193050491233</text:p>
              </table:table-cell>
              <table:table-cell office:value-type="float" office:value="0.182671458603">
                <text:p>0.182671458603</text:p>
              </table:table-cell>
              <table:table-cell office:value-type="float" office:value="0.155442998032">
                <text:p>0.155442998032</text:p>
              </table:table-cell>
              <table:table-cell office:value-type="float" office:value="0.160702816828">
                <text:p>0.160702816828</text:p>
              </table:table-cell>
              <table:table-cell office:value-type="float" office:value="0.160852576831">
                <text:p>0.160852576831</text:p>
              </table:table-cell>
              <table:table-cell office:value-type="float" office:value="0.14922843799">
                <text:p>0.14922843799</text:p>
              </table:table-cell>
              <table:table-cell office:value-type="float" office:value="0.14855052374">
                <text:p>0.14855052374</text:p>
              </table:table-cell>
              <table:table-cell office:value-type="float" office:value="0.162555725799">
                <text:p>0.162555725799</text:p>
              </table:table-cell>
              <table:table-cell office:value-type="float" office:value="0.898333160082">
                <text:p>0.8983331600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42cm" svg:height="10.151cm" xlink:href=".." xlink:type="simple" chart:class="chart:line" chart:style-name="ch1">
        <chart:title svg:x="4.717cm" svg:y="0.339cm" chart:style-name="ch2">
          <text:p>Promedio de 30 ejecuciones del tiempo computacional</text:p>
        </chart:title>
        <chart:legend chart:legend-position="end" svg:x="15.082cm" svg:y="4.029cm" style:legend-expansion="high" chart:style-name="ch3"/>
        <chart:plot-area chart:style-name="ch4" table:cell-range-address="Sheet1.I23:Sheet1.S27" chart:data-source-has-labels="both" svg:x="1.787cm" svg:y="1.347cm" svg:width="12.889cm" svg:height="7.62cm">
          <chartooo:coordinate-region svg:x="2.408cm" svg:y="1.546cm" svg:width="11.896cm" svg:height="6.774cm"/>
          <chart:axis chart:dimension="x" chart:name="primary-x" chart:style-name="ch5" chartooo:axis-type="auto">
            <chartooo:date-scale/>
            <chart:title svg:x="6.666cm" svg:y="9.17cm" chart:style-name="ch6">
              <text:p>Número de variables</text:p>
            </chart:title>
            <chart:categories table:cell-range-address="Sheet1.J23:Sheet1.S23"/>
          </chart:axis>
          <chart:axis chart:dimension="y" chart:name="primary-y" chart:style-name="ch5">
            <chart:title svg:x="0.451cm" svg:y="7.82cm" chart:style-name="ch7">
              <text:p>Tiempo computacional en segundos
</text:p>
            </chart:title>
            <chart:grid chart:style-name="ch8" chart:class="major"/>
          </chart:axis>
          <chart:series chart:style-name="ch9" chart:values-cell-range-address="Sheet1.J24:Sheet1.S24" chart:label-cell-address="Sheet1.I24:Sheet1.I24" chart:class="chart:line">
            <chart:data-point chart:repeated="10"/>
          </chart:series>
          <chart:series chart:style-name="ch10" chart:values-cell-range-address="Sheet1.J25:Sheet1.S25" chart:label-cell-address="Sheet1.I25:Sheet1.I25" chart:class="chart:line">
            <chart:data-point chart:repeated="10"/>
          </chart:series>
          <chart:series chart:style-name="ch11" chart:values-cell-range-address="Sheet1.J26:Sheet1.S26" chart:label-cell-address="Sheet1.I26:Sheet1.I26" chart:class="chart:line">
            <chart:data-point chart:repeated="10"/>
          </chart:series>
          <chart:series chart:style-name="ch12" chart:values-cell-range-address="Sheet1.J27:Sheet1.S27" chart:label-cell-address="Sheet1.I27:Sheet1.I27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J23:Sheet1.S23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Primal-Dual</text:p>
                <draw:g>
                  <svg:desc>Sheet1.I24:Sheet1.I24</svg:desc>
                </draw:g>
              </table:table-cell>
              <table:table-cell office:value-type="float" office:value="0.16984137694">
                <text:p>0.16984137694</text:p>
                <draw:g>
                  <svg:desc>Sheet1.J24:Sheet1.S24</svg:desc>
                </draw:g>
              </table:table-cell>
              <table:table-cell office:value-type="float" office:value="0.253681755066">
                <text:p>0.253681755066</text:p>
              </table:table-cell>
              <table:table-cell office:value-type="float" office:value="0.358161393801">
                <text:p>0.358161393801</text:p>
              </table:table-cell>
              <table:table-cell office:value-type="float" office:value="0.427640763919">
                <text:p>0.427640763919</text:p>
              </table:table-cell>
              <table:table-cell office:value-type="float" office:value="0.8870601813">
                <text:p>0.8870601813</text:p>
              </table:table-cell>
              <table:table-cell office:value-type="float" office:value="0.819788877169">
                <text:p>0.819788877169</text:p>
              </table:table-cell>
              <table:table-cell office:value-type="float" office:value="0.737083816528">
                <text:p>0.737083816528</text:p>
              </table:table-cell>
              <table:table-cell office:value-type="float" office:value="0.610975082715">
                <text:p>0.610975082715</text:p>
              </table:table-cell>
              <table:table-cell office:value-type="float" office:value="0.56472316583">
                <text:p>0.56472316583</text:p>
              </table:table-cell>
              <table:table-cell office:value-type="float" office:value="0.637306038539">
                <text:p>0.637306038539</text:p>
              </table:table-cell>
            </table:table-row>
            <table:table-row>
              <table:table-cell office:value-type="string">
                <text:p>Long-Step-Path-Following</text:p>
                <draw:g>
                  <svg:desc>Sheet1.I25:Sheet1.I25</svg:desc>
                </draw:g>
              </table:table-cell>
              <table:table-cell office:value-type="float" office:value="0.863201157252">
                <text:p>0.863201157252</text:p>
                <draw:g>
                  <svg:desc>Sheet1.J25:Sheet1.S25</svg:desc>
                </draw:g>
              </table:table-cell>
              <table:table-cell office:value-type="float" office:value="3.54363200665">
                <text:p>3.54363200665</text:p>
              </table:table-cell>
              <table:table-cell office:value-type="float" office:value="4.69727872213">
                <text:p>4.69727872213</text:p>
              </table:table-cell>
              <table:table-cell office:value-type="float" office:value="5.61149127483">
                <text:p>5.61149127483</text:p>
              </table:table-cell>
              <table:table-cell office:value-type="float" office:value="9.37328708172">
                <text:p>9.37328708172</text:p>
              </table:table-cell>
              <table:table-cell office:value-type="float" office:value="8.48744819959">
                <text:p>8.48744819959</text:p>
              </table:table-cell>
              <table:table-cell office:value-type="float" office:value="10.6776926994">
                <text:p>10.6776926994</text:p>
              </table:table-cell>
              <table:table-cell office:value-type="float" office:value="12.3141242027">
                <text:p>12.3141242027</text:p>
              </table:table-cell>
              <table:table-cell office:value-type="float" office:value="14.3703053077">
                <text:p>14.3703053077</text:p>
              </table:table-cell>
              <table:table-cell office:value-type="float" office:value="17.0697051446">
                <text:p>17.0697051446</text:p>
              </table:table-cell>
            </table:table-row>
            <table:table-row>
              <table:table-cell office:value-type="string">
                <text:p>Mehrotra</text:p>
                <draw:g>
                  <svg:desc>Sheet1.I26:Sheet1.I26</svg:desc>
                </draw:g>
              </table:table-cell>
              <table:table-cell office:value-type="float" office:value="0.197961211205">
                <text:p>0.197961211205</text:p>
                <draw:g>
                  <svg:desc>Sheet1.J26:Sheet1.S26</svg:desc>
                </draw:g>
              </table:table-cell>
              <table:table-cell office:value-type="float" office:value="0.568127044042">
                <text:p>0.568127044042</text:p>
              </table:table-cell>
              <table:table-cell office:value-type="float" office:value="1.0436141332">
                <text:p>1.0436141332</text:p>
              </table:table-cell>
              <table:table-cell office:value-type="float" office:value="1.53853170872">
                <text:p>1.53853170872</text:p>
              </table:table-cell>
              <table:table-cell office:value-type="float" office:value="2.96704181035">
                <text:p>2.96704181035</text:p>
              </table:table-cell>
              <table:table-cell office:value-type="float" office:value="3.38110440572">
                <text:p>3.38110440572</text:p>
              </table:table-cell>
              <table:table-cell office:value-type="float" office:value="4.60918359756">
                <text:p>4.60918359756</text:p>
              </table:table-cell>
              <table:table-cell office:value-type="float" office:value="5.84440348148">
                <text:p>5.84440348148</text:p>
              </table:table-cell>
              <table:table-cell office:value-type="float" office:value="7.7148765405">
                <text:p>7.7148765405</text:p>
              </table:table-cell>
              <table:table-cell office:value-type="float" office:value="9.4576407512">
                <text:p>9.4576407512</text:p>
              </table:table-cell>
            </table:table-row>
            <table:table-row>
              <table:table-cell office:value-type="string">
                <text:p>Simplex</text:p>
                <draw:g>
                  <svg:desc>Sheet1.I27:Sheet1.I27</svg:desc>
                </draw:g>
              </table:table-cell>
              <table:table-cell office:value-type="float" office:value="0.269907236099">
                <text:p>0.269907236099</text:p>
                <draw:g>
                  <svg:desc>Sheet1.J27:Sheet1.S27</svg:desc>
                </draw:g>
              </table:table-cell>
              <table:table-cell office:value-type="float" office:value="0.503042157491">
                <text:p>0.503042157491</text:p>
              </table:table-cell>
              <table:table-cell office:value-type="float" office:value="0.678675429026">
                <text:p>0.678675429026</text:p>
              </table:table-cell>
              <table:table-cell office:value-type="float" office:value="0.775695260366">
                <text:p>0.775695260366</text:p>
              </table:table-cell>
              <table:table-cell office:value-type="float" office:value="1.00984628995">
                <text:p>1.00984628995</text:p>
              </table:table-cell>
              <table:table-cell office:value-type="float" office:value="0.907457613945">
                <text:p>0.907457613945</text:p>
              </table:table-cell>
              <table:table-cell office:value-type="float" office:value="0.898862783114">
                <text:p>0.898862783114</text:p>
              </table:table-cell>
              <table:table-cell office:value-type="float" office:value="0.89340839386">
                <text:p>0.89340839386</text:p>
              </table:table-cell>
              <table:table-cell office:value-type="float" office:value="0.916284751892">
                <text:p>0.916284751892</text:p>
              </table:table-cell>
              <table:table-cell office:value-type="float" office:value="0.898333160082">
                <text:p>0.8983331600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6cm" svg:height="10.694cm" xlink:href=".." xlink:type="simple" chart:class="chart:line" chart:style-name="ch1">
        <chart:title svg:x="5.268cm" svg:y="0.349cm" chart:style-name="ch2">
          <text:p>Std. de 30 ejecuciones del tiempo computacional</text:p>
        </chart:title>
        <chart:legend chart:legend-position="end" svg:x="15.1cm" svg:y="4.301cm" style:legend-expansion="high" chart:style-name="ch3"/>
        <chart:plot-area chart:style-name="ch4" table:cell-range-address="Sheet1.I30:Sheet1.S34" chart:data-source-has-labels="both" svg:x="1.418cm" svg:y="1.367cm" svg:width="13.275cm" svg:height="8.133cm">
          <chartooo:coordinate-region svg:x="2.145cm" svg:y="1.566cm" svg:width="12.176cm" svg:height="7.287cm"/>
          <chart:axis chart:dimension="x" chart:name="primary-x" chart:style-name="ch5" chartooo:axis-type="auto">
            <chartooo:date-scale/>
            <chart:title svg:x="6.49cm" svg:y="9.713cm" chart:style-name="ch6">
              <text:p>Número de variables</text:p>
            </chart:title>
            <chart:categories table:cell-range-address="Sheet1.J30:Sheet1.S30"/>
          </chart:axis>
          <chart:axis chart:dimension="y" chart:name="primary-y" chart:style-name="ch5">
            <chart:title svg:x="0.451cm" svg:y="7.276cm" chart:style-name="ch7">
              <text:p>Std. tiempo en segundos</text:p>
            </chart:title>
            <chart:grid chart:style-name="ch8" chart:class="major"/>
          </chart:axis>
          <chart:series chart:style-name="ch9" chart:values-cell-range-address="Sheet1.J31:Sheet1.S31" chart:label-cell-address="Sheet1.I31:Sheet1.I31" chart:class="chart:line">
            <chart:data-point chart:repeated="10"/>
          </chart:series>
          <chart:series chart:style-name="ch10" chart:values-cell-range-address="Sheet1.J32:Sheet1.S32" chart:label-cell-address="Sheet1.I32:Sheet1.I32" chart:class="chart:line">
            <chart:data-point chart:repeated="10"/>
          </chart:series>
          <chart:series chart:style-name="ch11" chart:values-cell-range-address="Sheet1.J33:Sheet1.S33" chart:label-cell-address="Sheet1.I33:Sheet1.I33" chart:class="chart:line">
            <chart:data-point chart:repeated="10"/>
          </chart:series>
          <chart:series chart:style-name="ch12" chart:values-cell-range-address="Sheet1.J34:Sheet1.S34" chart:label-cell-address="Sheet1.I34:Sheet1.I34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J30:Sheet1.S30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Primal-Dual</text:p>
                <draw:g>
                  <svg:desc>Sheet1.I31:Sheet1.I31</svg:desc>
                </draw:g>
              </table:table-cell>
              <table:table-cell office:value-type="float" office:value="0.00805261958777">
                <text:p>0.00805261958777</text:p>
                <draw:g>
                  <svg:desc>Sheet1.J31:Sheet1.S31</svg:desc>
                </draw:g>
              </table:table-cell>
              <table:table-cell office:value-type="float" office:value="0.0576063781323">
                <text:p>0.0576063781323</text:p>
              </table:table-cell>
              <table:table-cell office:value-type="float" office:value="0.0769557743895">
                <text:p>0.0769557743895</text:p>
              </table:table-cell>
              <table:table-cell office:value-type="float" office:value="0.152878431741">
                <text:p>0.152878431741</text:p>
              </table:table-cell>
              <table:table-cell office:value-type="float" office:value="0.508374300377">
                <text:p>0.508374300377</text:p>
              </table:table-cell>
              <table:table-cell office:value-type="float" office:value="0.39363099323">
                <text:p>0.39363099323</text:p>
              </table:table-cell>
              <table:table-cell office:value-type="float" office:value="0.49793878718">
                <text:p>0.49793878718</text:p>
              </table:table-cell>
              <table:table-cell office:value-type="float" office:value="0.206495727312">
                <text:p>0.206495727312</text:p>
              </table:table-cell>
              <table:table-cell office:value-type="float" office:value="0.0913692187312">
                <text:p>0.0913692187312</text:p>
              </table:table-cell>
              <table:table-cell office:value-type="float" office:value="0.0721195665784">
                <text:p>0.0721195665784</text:p>
              </table:table-cell>
            </table:table-row>
            <table:table-row>
              <table:table-cell office:value-type="string">
                <text:p>Long-Step-Path-Following</text:p>
                <draw:g>
                  <svg:desc>Sheet1.I32:Sheet1.I32</svg:desc>
                </draw:g>
              </table:table-cell>
              <table:table-cell office:value-type="float" office:value="0.0277721068735">
                <text:p>0.0277721068735</text:p>
                <draw:g>
                  <svg:desc>Sheet1.J32:Sheet1.S32</svg:desc>
                </draw:g>
              </table:table-cell>
              <table:table-cell office:value-type="float" office:value="0.261941506039">
                <text:p>0.261941506039</text:p>
              </table:table-cell>
              <table:table-cell office:value-type="float" office:value="0.235165903859">
                <text:p>0.235165903859</text:p>
              </table:table-cell>
              <table:table-cell office:value-type="float" office:value="0.217219567503">
                <text:p>0.217219567503</text:p>
              </table:table-cell>
              <table:table-cell office:value-type="float" office:value="4.23414207319">
                <text:p>4.23414207319</text:p>
              </table:table-cell>
              <table:table-cell office:value-type="float" office:value="1.29944185281">
                <text:p>1.29944185281</text:p>
              </table:table-cell>
              <table:table-cell office:value-type="float" office:value="0.734418583379">
                <text:p>0.734418583379</text:p>
              </table:table-cell>
              <table:table-cell office:value-type="float" office:value="1.0553329744">
                <text:p>1.0553329744</text:p>
              </table:table-cell>
              <table:table-cell office:value-type="float" office:value="0.450426619546">
                <text:p>0.450426619546</text:p>
              </table:table-cell>
              <table:table-cell office:value-type="float" office:value="0.550801923429">
                <text:p>0.550801923429</text:p>
              </table:table-cell>
            </table:table-row>
            <table:table-row>
              <table:table-cell office:value-type="string">
                <text:p>Mehrotra</text:p>
                <draw:g>
                  <svg:desc>Sheet1.I33:Sheet1.I33</svg:desc>
                </draw:g>
              </table:table-cell>
              <table:table-cell office:value-type="float" office:value="0.00308362492877">
                <text:p>0.00308362492877</text:p>
                <draw:g>
                  <svg:desc>Sheet1.J33:Sheet1.S33</svg:desc>
                </draw:g>
              </table:table-cell>
              <table:table-cell office:value-type="float" office:value="0.107371797903">
                <text:p>0.107371797903</text:p>
              </table:table-cell>
              <table:table-cell office:value-type="float" office:value="0.0711913073498">
                <text:p>0.0711913073498</text:p>
              </table:table-cell>
              <table:table-cell office:value-type="float" office:value="0.134149754726">
                <text:p>0.134149754726</text:p>
              </table:table-cell>
              <table:table-cell office:value-type="float" office:value="1.11202281752">
                <text:p>1.11202281752</text:p>
              </table:table-cell>
              <table:table-cell office:value-type="float" office:value="0.550826502582">
                <text:p>0.550826502582</text:p>
              </table:table-cell>
              <table:table-cell office:value-type="float" office:value="0.131614316116">
                <text:p>0.131614316116</text:p>
              </table:table-cell>
              <table:table-cell office:value-type="float" office:value="0.319825977452">
                <text:p>0.319825977452</text:p>
              </table:table-cell>
              <table:table-cell office:value-type="float" office:value="0.298470505593">
                <text:p>0.298470505593</text:p>
              </table:table-cell>
              <table:table-cell office:value-type="float" office:value="0.599714682736">
                <text:p>0.599714682736</text:p>
              </table:table-cell>
            </table:table-row>
            <table:table-row>
              <table:table-cell office:value-type="string">
                <text:p>Simplex</text:p>
                <draw:g>
                  <svg:desc>Sheet1.I34:Sheet1.I34</svg:desc>
                </draw:g>
              </table:table-cell>
              <table:table-cell office:value-type="float" office:value="0.0368004349584">
                <text:p>0.0368004349584</text:p>
                <draw:g>
                  <svg:desc>Sheet1.J34:Sheet1.S34</svg:desc>
                </draw:g>
              </table:table-cell>
              <table:table-cell office:value-type="float" office:value="0.0528348078716">
                <text:p>0.0528348078716</text:p>
              </table:table-cell>
              <table:table-cell office:value-type="float" office:value="0.0675508085417">
                <text:p>0.0675508085417</text:p>
              </table:table-cell>
              <table:table-cell office:value-type="float" office:value="0.121682290342">
                <text:p>0.121682290342</text:p>
              </table:table-cell>
              <table:table-cell office:value-type="float" office:value="0.306718922582">
                <text:p>0.306718922582</text:p>
              </table:table-cell>
              <table:table-cell office:value-type="float" office:value="0.14281404463">
                <text:p>0.14281404463</text:p>
              </table:table-cell>
              <table:table-cell office:value-type="float" office:value="0.0977492549859">
                <text:p>0.0977492549859</text:p>
              </table:table-cell>
              <table:table-cell office:value-type="float" office:value="0.108980176398">
                <text:p>0.108980176398</text:p>
              </table:table-cell>
              <table:table-cell office:value-type="float" office:value="0.0845125364322">
                <text:p>0.0845125364322</text:p>
              </table:table-cell>
              <table:table-cell office:value-type="float" office:value="0.0717869593344">
                <text:p>0.07178695933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6cm" svg:height="10.694cm" xlink:href=".." xlink:type="simple" chart:class="chart:line" chart:style-name="ch1">
        <chart:title svg:x="5.691cm" svg:y="0.349cm" chart:style-name="ch2">
          <text:p>Std. de 30 ejecuciones de la función objetivo</text:p>
        </chart:title>
        <chart:legend chart:legend-position="end" svg:x="15.1cm" svg:y="4.301cm" style:legend-expansion="high" chart:style-name="ch3"/>
        <chart:plot-area chart:style-name="ch4" table:cell-range-address="Sheet1.I38:Sheet1.S42" chart:data-source-has-labels="both" svg:x="1.418cm" svg:y="1.367cm" svg:width="13.275cm" svg:height="8.133cm">
          <chartooo:coordinate-region svg:x="2.33cm" svg:y="1.567cm" svg:width="11.992cm" svg:height="7.286cm"/>
          <chart:axis chart:dimension="x" chart:name="primary-x" chart:style-name="ch5" chartooo:axis-type="auto">
            <chartooo:date-scale/>
            <chart:title svg:x="6.49cm" svg:y="9.713cm" chart:style-name="ch6">
              <text:p>Número de variables</text:p>
            </chart:title>
            <chart:categories table:cell-range-address="Sheet1.J38:Sheet1.S38"/>
          </chart:axis>
          <chart:axis chart:dimension="y" chart:name="primary-y" chart:style-name="ch5">
            <chart:title svg:x="0.451cm" svg:y="7.342cm" chart:style-name="ch7">
              <text:p>Std. de la función objetivo</text:p>
            </chart:title>
            <chart:grid chart:style-name="ch8" chart:class="major"/>
          </chart:axis>
          <chart:series chart:style-name="ch9" chart:values-cell-range-address="Sheet1.J39:Sheet1.S39" chart:label-cell-address="Sheet1.I39:Sheet1.I39" chart:class="chart:line">
            <chart:data-point chart:repeated="10"/>
          </chart:series>
          <chart:series chart:style-name="ch10" chart:values-cell-range-address="Sheet1.J40:Sheet1.S40" chart:label-cell-address="Sheet1.I40:Sheet1.I40" chart:class="chart:line">
            <chart:data-point chart:repeated="10"/>
          </chart:series>
          <chart:series chart:style-name="ch11" chart:values-cell-range-address="Sheet1.J41:Sheet1.S41" chart:label-cell-address="Sheet1.I41:Sheet1.I41" chart:class="chart:line">
            <chart:data-point chart:repeated="10"/>
          </chart:series>
          <chart:series chart:style-name="ch12" chart:values-cell-range-address="Sheet1.J42:Sheet1.S42" chart:label-cell-address="Sheet1.I42:Sheet1.I42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J38:Sheet1.S38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Primal-Dual</text:p>
                <draw:g>
                  <svg:desc>Sheet1.I39:Sheet1.I39</svg:desc>
                </draw:g>
              </table:table-cell>
              <table:table-cell office:value-type="float" office:value="0.121434501648">
                <text:p>0.121434501648</text:p>
                <draw:g>
                  <svg:desc>Sheet1.J39:Sheet1.S39</svg:desc>
                </draw:g>
              </table:table-cell>
              <table:table-cell office:value-type="float" office:value="0.00416272984968">
                <text:p>0.00416272984968</text:p>
              </table:table-cell>
              <table:table-cell office:value-type="float" office:value="0.0067453399721">
                <text:p>0.0067453399721</text:p>
              </table:table-cell>
              <table:table-cell office:value-type="float" office:value="0.013560200628">
                <text:p>0.013560200628</text:p>
              </table:table-cell>
              <table:table-cell office:value-type="float" office:value="0.0165600116851">
                <text:p>0.0165600116851</text:p>
              </table:table-cell>
              <table:table-cell office:value-type="float" office:value="0.0196524206298">
                <text:p>0.0196524206298</text:p>
              </table:table-cell>
              <table:table-cell office:value-type="float" office:value="0.0208060472202">
                <text:p>0.0208060472202</text:p>
              </table:table-cell>
              <table:table-cell office:value-type="float" office:value="0.0104445758857">
                <text:p>0.0104445758857</text:p>
              </table:table-cell>
              <table:table-cell office:value-type="float" office:value="0.0124176940052">
                <text:p>0.0124176940052</text:p>
              </table:table-cell>
              <table:table-cell office:value-type="float" office:value="0.013605369196">
                <text:p>0.013605369196</text:p>
              </table:table-cell>
            </table:table-row>
            <table:table-row>
              <table:table-cell office:value-type="string">
                <text:p>Long-Step-Path-Following</text:p>
                <draw:g>
                  <svg:desc>Sheet1.I40:Sheet1.I40</svg:desc>
                </draw:g>
              </table:table-cell>
              <table:table-cell office:value-type="float" office:value="0.119649547257">
                <text:p>0.119649547257</text:p>
                <draw:g>
                  <svg:desc>Sheet1.J40:Sheet1.S40</svg:desc>
                </draw:g>
              </table:table-cell>
              <table:table-cell office:value-type="float" office:value="0.00159677845195">
                <text:p>0.00159677845195</text:p>
              </table:table-cell>
              <table:table-cell office:value-type="float" office:value="0.00101235823592">
                <text:p>0.00101235823592</text:p>
              </table:table-cell>
              <table:table-cell office:value-type="float" office:value="0.000763560798471">
                <text:p>0.000763560798471</text:p>
              </table:table-cell>
              <table:table-cell office:value-type="float" office:value="0.000896495908502">
                <text:p>0.000896495908502</text:p>
              </table:table-cell>
              <table:table-cell office:value-type="float" office:value="0.000889979669563">
                <text:p>0.000889979669563</text:p>
              </table:table-cell>
              <table:table-cell office:value-type="float" office:value="0.000722077558866">
                <text:p>0.000722077558866</text:p>
              </table:table-cell>
              <table:table-cell office:value-type="float" office:value="0.00106934578609">
                <text:p>0.00106934578609</text:p>
              </table:table-cell>
              <table:table-cell office:value-type="float" office:value="0.000667935236301">
                <text:p>0.000667935236301</text:p>
              </table:table-cell>
              <table:table-cell office:value-type="float" office:value="0.000707530945999">
                <text:p>0.000707530945999</text:p>
              </table:table-cell>
            </table:table-row>
            <table:table-row>
              <table:table-cell office:value-type="string">
                <text:p>Mehrotra</text:p>
                <draw:g>
                  <svg:desc>Sheet1.I41:Sheet1.I41</svg:desc>
                </draw:g>
              </table:table-cell>
              <table:table-cell office:value-type="float" office:value="0.237179077731">
                <text:p>0.237179077731</text:p>
                <draw:g>
                  <svg:desc>Sheet1.J41:Sheet1.S41</svg:desc>
                </draw:g>
              </table:table-cell>
              <table:table-cell office:value-type="float" office:value="0.0606536129878">
                <text:p>0.0606536129878</text:p>
              </table:table-cell>
              <table:table-cell office:value-type="float" office:value="0.0433554404997">
                <text:p>0.0433554404997</text:p>
              </table:table-cell>
              <table:table-cell office:value-type="float" office:value="0.0216397486545">
                <text:p>0.0216397486545</text:p>
              </table:table-cell>
              <table:table-cell office:value-type="float" office:value="0.0156731830977">
                <text:p>0.0156731830977</text:p>
              </table:table-cell>
              <table:table-cell office:value-type="float" office:value="0.0134978798183">
                <text:p>0.0134978798183</text:p>
              </table:table-cell>
              <table:table-cell office:value-type="float" office:value="0.00788612578314">
                <text:p>0.00788612578314</text:p>
              </table:table-cell>
              <table:table-cell office:value-type="float" office:value="0.00892601701502">
                <text:p>0.00892601701502</text:p>
              </table:table-cell>
              <table:table-cell office:value-type="float" office:value="0.00478038772961">
                <text:p>0.00478038772961</text:p>
              </table:table-cell>
              <table:table-cell office:value-type="float" office:value="0.00801725757266">
                <text:p>0.00801725757266</text:p>
              </table:table-cell>
            </table:table-row>
            <table:table-row>
              <table:table-cell office:value-type="string">
                <text:p>Simplex</text:p>
                <draw:g>
                  <svg:desc>Sheet1.I42:Sheet1.I42</svg:desc>
                </draw:g>
              </table:table-cell>
              <table:table-cell office:value-type="float" office:value="0.242944613891">
                <text:p>0.242944613891</text:p>
                <draw:g>
                  <svg:desc>Sheet1.J42:Sheet1.S42</svg:desc>
                </draw:g>
              </table:table-cell>
              <table:table-cell office:value-type="float" office:value="0.00159684504538">
                <text:p>0.00159684504538</text:p>
              </table:table-cell>
              <table:table-cell office:value-type="float" office:value="0.0339362410047">
                <text:p>0.0339362410047</text:p>
              </table:table-cell>
              <table:table-cell office:value-type="float" office:value="0.0695193177184">
                <text:p>0.0695193177184</text:p>
              </table:table-cell>
              <table:table-cell office:value-type="float" office:value="0.063047944326">
                <text:p>0.063047944326</text:p>
              </table:table-cell>
              <table:table-cell office:value-type="float" office:value="0.0631419632336">
                <text:p>0.0631419632336</text:p>
              </table:table-cell>
              <table:table-cell office:value-type="float" office:value="0.0747234206326">
                <text:p>0.0747234206326</text:p>
              </table:table-cell>
              <table:table-cell office:value-type="float" office:value="0.0743509889618">
                <text:p>0.0743509889618</text:p>
              </table:table-cell>
              <table:table-cell office:value-type="float" office:value="0.0639545310884">
                <text:p>0.0639545310884</text:p>
              </table:table-cell>
              <table:table-cell office:value-type="float" office:value="0.0866488336604">
                <text:p>0.08664883366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6cm" svg:height="10.694cm" xlink:href=".." xlink:type="simple" chart:class="chart:line" chart:style-name="ch1">
        <chart:title svg:x="5.228cm" svg:y="0.349cm" chart:style-name="ch2">
          <text:p>Std. de 30 ejecuciones del número de iteraciones</text:p>
        </chart:title>
        <chart:legend chart:legend-position="end" svg:x="15.1cm" svg:y="4.301cm" style:legend-expansion="high" chart:style-name="ch3"/>
        <chart:plot-area chart:style-name="ch4" table:cell-range-address="Sheet1.I45:Sheet1.S49" chart:data-source-has-labels="both" svg:x="1.418cm" svg:y="1.367cm" svg:width="13.275cm" svg:height="8.133cm">
          <chartooo:coordinate-region svg:x="2.225cm" svg:y="1.566cm" svg:width="12.096cm" svg:height="7.287cm"/>
          <chart:axis chart:dimension="x" chart:name="primary-x" chart:style-name="ch5" chartooo:axis-type="auto">
            <chartooo:date-scale/>
            <chart:title svg:x="6.49cm" svg:y="9.713cm" chart:style-name="ch6">
              <text:p>Número de variables</text:p>
            </chart:title>
            <chart:categories table:cell-range-address="Sheet1.J45:Sheet1.S45"/>
          </chart:axis>
          <chart:axis chart:dimension="y" chart:name="primary-y" chart:style-name="ch5">
            <chart:title svg:x="0.451cm" svg:y="7.686cm" chart:style-name="ch7">
              <text:p>Std. del número de iteraciones</text:p>
            </chart:title>
            <chart:grid chart:style-name="ch8" chart:class="major"/>
          </chart:axis>
          <chart:series chart:style-name="ch9" chart:values-cell-range-address="Sheet1.J46:Sheet1.S46" chart:label-cell-address="Sheet1.I46:Sheet1.I46" chart:class="chart:line">
            <chart:data-point chart:repeated="10"/>
          </chart:series>
          <chart:series chart:style-name="ch10" chart:values-cell-range-address="Sheet1.J47:Sheet1.S47" chart:label-cell-address="Sheet1.I47:Sheet1.I47" chart:class="chart:line">
            <chart:data-point chart:repeated="10"/>
          </chart:series>
          <chart:series chart:style-name="ch11" chart:values-cell-range-address="Sheet1.J48:Sheet1.S48" chart:label-cell-address="Sheet1.I48:Sheet1.I48" chart:class="chart:line">
            <chart:data-point chart:repeated="10"/>
          </chart:series>
          <chart:series chart:style-name="ch12" chart:values-cell-range-address="Sheet1.J49:Sheet1.S49" chart:label-cell-address="Sheet1.I49:Sheet1.I49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J45:Sheet1.S45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Primal-Dual</text:p>
                <draw:g>
                  <svg:desc>Sheet1.I46:Sheet1.I46</svg:desc>
                </draw:g>
              </table:table-cell>
              <table:table-cell office:value-type="float" office:value="0">
                <text:p>0</text:p>
                <draw:g>
                  <svg:desc>Sheet1.J46:Sheet1.S46</svg:desc>
                </draw:g>
              </table:table-cell>
              <table:table-cell office:value-type="float" office:value="2.05182845287">
                <text:p>2.05182845287</text:p>
              </table:table-cell>
              <table:table-cell office:value-type="float" office:value="1.8199511593">
                <text:p>1.8199511593</text:p>
              </table:table-cell>
              <table:table-cell office:value-type="float" office:value="3.19878449137">
                <text:p>3.19878449137</text:p>
              </table:table-cell>
              <table:table-cell office:value-type="float" office:value="3.57289176376">
                <text:p>3.57289176376</text:p>
              </table:table-cell>
              <table:table-cell office:value-type="float" office:value="4.73708771293">
                <text:p>4.73708771293</text:p>
              </table:table-cell>
              <table:table-cell office:value-type="float" office:value="4.28744938422">
                <text:p>4.28744938422</text:p>
              </table:table-cell>
              <table:table-cell office:value-type="float" office:value="1.256538455">
                <text:p>1.256538455</text:p>
              </table:table-cell>
              <table:table-cell office:value-type="float" office:value="0.3">
                <text:p>0.3</text:p>
              </table:table-cell>
              <table:table-cell office:value-type="float" office:value="0.249443825785">
                <text:p>0.249443825785</text:p>
              </table:table-cell>
            </table:table-row>
            <table:table-row>
              <table:table-cell office:value-type="string">
                <text:p>Long-Step-Path-Following</text:p>
                <draw:g>
                  <svg:desc>Sheet1.I47:Sheet1.I47</svg:desc>
                </draw:g>
              </table:table-cell>
              <table:table-cell office:value-type="float" office:value="0">
                <text:p>0</text:p>
                <draw:g>
                  <svg:desc>Sheet1.J47:Sheet1.S4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hrotra</text:p>
                <draw:g>
                  <svg:desc>Sheet1.I48:Sheet1.I48</svg:desc>
                </draw:g>
              </table:table-cell>
              <table:table-cell office:value-type="float" office:value="0">
                <text:p>0</text:p>
                <draw:g>
                  <svg:desc>Sheet1.J48:Sheet1.S4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mplex</text:p>
                <draw:g>
                  <svg:desc>Sheet1.I49:Sheet1.I49</svg:desc>
                </draw:g>
              </table:table-cell>
              <table:table-cell office:value-type="float" office:value="27.863955211">
                <text:p>27.863955211</text:p>
                <draw:g>
                  <svg:desc>Sheet1.J49:Sheet1.S49</svg:desc>
                </draw:g>
              </table:table-cell>
              <table:table-cell office:value-type="float" office:value="38.862221015">
                <text:p>38.862221015</text:p>
              </table:table-cell>
              <table:table-cell office:value-type="float" office:value="52.5839540375">
                <text:p>52.5839540375</text:p>
              </table:table-cell>
              <table:table-cell office:value-type="float" office:value="91.405178555">
                <text:p>91.405178555</text:p>
              </table:table-cell>
              <table:table-cell office:value-type="float" office:value="77.8809347658">
                <text:p>77.8809347658</text:p>
              </table:table-cell>
              <table:table-cell office:value-type="float" office:value="71.4762120491">
                <text:p>71.4762120491</text:p>
              </table:table-cell>
              <table:table-cell office:value-type="float" office:value="69.2953501727">
                <text:p>69.2953501727</text:p>
              </table:table-cell>
              <table:table-cell office:value-type="float" office:value="75.8609839699">
                <text:p>75.8609839699</text:p>
              </table:table-cell>
              <table:table-cell office:value-type="float" office:value="58.8946705757">
                <text:p>58.8946705757</text:p>
              </table:table-cell>
              <table:table-cell office:value-type="float" office:value="48.9938318113">
                <text:p>48.99383181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54cm" svg:height="10.838cm" xlink:href=".." xlink:type="simple" chart:class="chart:line" chart:style-name="ch1">
        <chart:title svg:x="4.792cm" svg:y="0.352cm" chart:style-name="ch2">
          <text:p>Análisis del parámetro de centrado m=80, n=500</text:p>
        </chart:title>
        <chart:legend chart:legend-position="end" svg:x="14.094cm" svg:y="4.622cm" style:legend-expansion="high" chart:style-name="ch3"/>
        <chart:plot-area chart:style-name="ch4" table:cell-range-address="Sheet2.A2:Sheet2.D22" chart:data-source-has-labels="both" svg:x="1.398cm" svg:y="1.373cm" svg:width="12.309cm" svg:height="8.268cm">
          <chartooo:coordinate-region svg:x="2.866cm" svg:y="1.572cm" svg:width="10.655cm" svg:height="7.422cm"/>
          <chart:axis chart:dimension="x" chart:name="primary-x" chart:style-name="ch5" chartooo:axis-type="auto">
            <chartooo:date-scale/>
            <chart:title svg:x="6.873cm" svg:y="9.857cm" chart:style-name="ch6">
              <text:p>Iteración</text:p>
            </chart:title>
            <chart:categories table:cell-range-address="Sheet2.A3:Sheet2.A22"/>
          </chart:axis>
          <chart:axis chart:dimension="y" chart:name="primary-y" chart:style-name="ch5">
            <chart:title svg:x="0.451cm" svg:y="7.879cm" chart:style-name="ch7">
              <text:p>Valor del parámetro de centrado</text:p>
            </chart:title>
            <chart:grid chart:style-name="ch8" chart:class="major"/>
          </chart:axis>
          <chart:series chart:style-name="ch9" chart:values-cell-range-address="Sheet2.B3:Sheet2.B22" chart:label-cell-address="Sheet2.B2:Sheet2.B2" chart:class="chart:line">
            <chart:data-point chart:repeated="20"/>
          </chart:series>
          <chart:series chart:style-name="ch10" chart:values-cell-range-address="Sheet2.C3:Sheet2.C22" chart:label-cell-address="Sheet2.C2:Sheet2.C2" chart:class="chart:line">
            <chart:data-point chart:repeated="20"/>
          </chart:series>
          <chart:series chart:style-name="ch11" chart:values-cell-range-address="Sheet2.D3:Sheet2.D22" chart:label-cell-address="Sheet2.D2:Sheet2.D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al-Dual</text:p>
                <draw:g>
                  <svg:desc>Sheet2.B2:Sheet2.B2</svg:desc>
                </draw:g>
              </table:table-cell>
              <table:table-cell office:value-type="string">
                <text:p>Long-Step-Path-Following</text:p>
                <draw:g>
                  <svg:desc>Sheet2.C2:Sheet2.C2</svg:desc>
                </draw:g>
              </table:table-cell>
              <table:table-cell office:value-type="string">
                <text:p>Mehrotra</text:p>
                <draw:g>
                  <svg:desc>Sheet2.D2:Sheet2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A3:Sheet2.A22</svg:desc>
                </draw:g>
              </table:table-cell>
              <table:table-cell office:value-type="float" office:value="0.000386582872856">
                <text:p>0.000386582872856</text:p>
                <draw:g>
                  <svg:desc>Sheet2.B3:Sheet2.B22</svg:desc>
                </draw:g>
              </table:table-cell>
              <table:table-cell office:value-type="float" office:value="0.000000318531378655">
                <text:p>0.000000318531378655</text:p>
                <draw:g>
                  <svg:desc>Sheet2.C3:Sheet2.C22</svg:desc>
                </draw:g>
              </table:table-cell>
              <table:table-cell office:value-type="float" office:value="0.000386582872856">
                <text:p>0.000386582872856</text:p>
                <draw:g>
                  <svg:desc>Sheet2.D3:Sheet2.D2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24210460648">
                <text:p>0.00024210460648</text:p>
              </table:table-cell>
              <table:table-cell office:value-type="float" office:value="0.000000194331300397">
                <text:p>0.000000194331300397</text:p>
              </table:table-cell>
              <table:table-cell office:value-type="float" office:value="0.0000656316718439">
                <text:p>0.000065631671843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0194311435473">
                <text:p>0.000194311435473</text:p>
              </table:table-cell>
              <table:table-cell office:value-type="float" office:value="0.000000124771034734">
                <text:p>0.000000124771034734</text:p>
              </table:table-cell>
              <table:table-cell office:value-type="float" office:value="0.0000656316718439">
                <text:p>0.000065631671843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165933004378">
                <text:p>0.000165933004378</text:p>
              </table:table-cell>
              <table:table-cell office:value-type="float" office:value="0.0000000853941651724">
                <text:p>0.0000000853941651724</text:p>
              </table:table-cell>
              <table:table-cell office:value-type="float" office:value="0.0000656316718439">
                <text:p>0.000065631671843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0145691161189">
                <text:p>0.000145691161189</text:p>
              </table:table-cell>
              <table:table-cell office:value-type="float" office:value="0.0000000743872296856">
                <text:p>0.0000000743872296856</text:p>
              </table:table-cell>
              <table:table-cell office:value-type="float" office:value="0.0000656316718439">
                <text:p>0.000065631671843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0120254104548">
                <text:p>0.000120254104548</text:p>
              </table:table-cell>
              <table:table-cell office:value-type="float" office:value="0.000000065794009231">
                <text:p>0.000000065794009231</text:p>
              </table:table-cell>
              <table:table-cell office:value-type="float" office:value="0.0000656316718439">
                <text:p>0.000065631671843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011606455195">
                <text:p>0.00011606455195</text:p>
              </table:table-cell>
              <table:table-cell office:value-type="float" office:value="0.0000000591015495203">
                <text:p>0.0000000591015495203</text:p>
              </table:table-cell>
              <table:table-cell office:value-type="float" office:value="0.0000656316718439">
                <text:p>0.000065631671843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110028943974">
                <text:p>0.000110028943974</text:p>
              </table:table-cell>
              <table:table-cell office:value-type="float" office:value="0.0000000487595003891">
                <text:p>0.0000000487595003891</text:p>
              </table:table-cell>
              <table:table-cell office:value-type="float" office:value="0.0000656316718439">
                <text:p>0.000065631671843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00102992205087">
                <text:p>0.000102992205087</text:p>
              </table:table-cell>
              <table:table-cell office:value-type="float" office:value="0.00000004275876798">
                <text:p>0.00000004275876798</text:p>
              </table:table-cell>
              <table:table-cell office:value-type="float" office:value="0.0000656316718439">
                <text:p>0.00006563167184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950233571024">
                <text:p>0.0000950233571024</text:p>
              </table:table-cell>
              <table:table-cell office:value-type="float" office:value="0.0000000393188476683">
                <text:p>0.0000000393188476683</text:p>
              </table:table-cell>
              <table:table-cell office:value-type="float" office:value="0.0000656316718439">
                <text:p>0.000065631671843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00911123922006">
                <text:p>0.0000911123922006</text:p>
              </table:table-cell>
              <table:table-cell office:value-type="float" office:value="0.0000000372381910169">
                <text:p>0.0000000372381910169</text:p>
              </table:table-cell>
              <table:table-cell office:value-type="float" office:value="0.0000656316718439">
                <text:p>0.000065631671843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00899867919519">
                <text:p>0.0000899867919519</text:p>
              </table:table-cell>
              <table:table-cell office:value-type="float" office:value="0.0000000360596446515">
                <text:p>0.0000000360596446515</text:p>
              </table:table-cell>
              <table:table-cell office:value-type="float" office:value="0.0000656316718439">
                <text:p>0.000065631671843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0086480125304">
                <text:p>0.000086480125304</text:p>
              </table:table-cell>
              <table:table-cell office:value-type="float" office:value="0.0000000353246569032">
                <text:p>0.0000000353246569032</text:p>
              </table:table-cell>
              <table:table-cell office:value-type="float" office:value="0.0000656316718439">
                <text:p>0.000065631671843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00852559924192">
                <text:p>0.0000852559924192</text:p>
              </table:table-cell>
              <table:table-cell office:value-type="float" office:value="0.0000000343651123244">
                <text:p>0.0000000343651123244</text:p>
              </table:table-cell>
              <table:table-cell office:value-type="float" office:value="0.0000656316718439">
                <text:p>0.000065631671843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00845665087397">
                <text:p>0.0000845665087397</text:p>
              </table:table-cell>
              <table:table-cell office:value-type="float" office:value="0.0000000343104320719">
                <text:p>0.0000000343104320719</text:p>
              </table:table-cell>
              <table:table-cell office:value-type="float" office:value="0.0000656316718439">
                <text:p>0.000065631671843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082821073994">
                <text:p>0.000082821073994</text:p>
              </table:table-cell>
              <table:table-cell office:value-type="float" office:value="0.0000000342670940019">
                <text:p>0.0000000342670940019</text:p>
              </table:table-cell>
              <table:table-cell office:value-type="float" office:value="0.0000656316718439">
                <text:p>0.000065631671843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00807175048475">
                <text:p>0.0000807175048475</text:p>
              </table:table-cell>
              <table:table-cell office:value-type="float" office:value="0.0000000342367026622">
                <text:p>0.0000000342367026622</text:p>
              </table:table-cell>
              <table:table-cell office:value-type="float" office:value="0.0000656316718439">
                <text:p>0.000065631671843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00793466312279">
                <text:p>0.0000793466312279</text:p>
              </table:table-cell>
              <table:table-cell office:value-type="float" office:value="0.0000000341315435763">
                <text:p>0.0000000341315435763</text:p>
              </table:table-cell>
              <table:table-cell office:value-type="float" office:value="0.0000656316718439">
                <text:p>0.000065631671843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00787193985317">
                <text:p>0.0000787193985317</text:p>
              </table:table-cell>
              <table:table-cell office:value-type="float" office:value="0.000000034123710511">
                <text:p>0.000000034123710511</text:p>
              </table:table-cell>
              <table:table-cell office:value-type="float" office:value="0.0000656316718439">
                <text:p>0.00006563167184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772133071108">
                <text:p>0.0000772133071108</text:p>
              </table:table-cell>
              <table:table-cell office:value-type="float" office:value="0.000000034123710511">
                <text:p>0.000000034123710511</text:p>
              </table:table-cell>
              <table:table-cell office:value-type="float" office:value="0.0000656316718439">
                <text:p>0.000065631671843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284cm" svg:height="10.45cm" xlink:href=".." xlink:type="simple" chart:class="chart:line" chart:style-name="ch1">
        <chart:title svg:x="4.889cm" svg:y="0.345cm" chart:style-name="ch2">
          <text:p>Análisis de factores de centrado m=80 y n=100</text:p>
        </chart:title>
        <chart:legend chart:legend-position="end" svg:x="16.961cm" svg:y="4.677cm" style:legend-expansion="high" chart:style-name="ch3"/>
        <chart:plot-area chart:style-name="ch4" table:cell-range-address="Sheet2.A25:Sheet2.A45 Sheet2.F25:Sheet2.G45" chart:data-source-has-labels="both" svg:x="1.396cm" svg:y="1.359cm" svg:width="15.18cm" svg:height="7.901cm">
          <chartooo:coordinate-region svg:x="2.123cm" svg:y="1.559cm" svg:width="14.266cm" svg:height="7.054cm"/>
          <chart:axis chart:dimension="x" chart:name="primary-x" chart:style-name="ch5" chartooo:axis-type="auto">
            <chartooo:date-scale/>
            <chart:title svg:x="8.135cm" svg:y="9.469cm" chart:style-name="ch6">
              <text:p>Iteraciones</text:p>
            </chart:title>
            <chart:categories table:cell-range-address="Sheet2.A26:Sheet2.A45"/>
          </chart:axis>
          <chart:axis chart:dimension="y" chart:name="primary-y" chart:style-name="ch5">
            <chart:title svg:x="0.451cm" svg:y="7.02cm" chart:style-name="ch7">
              <text:p>Valor normalizado [0,1]</text:p>
            </chart:title>
            <chart:grid chart:style-name="ch8" chart:class="major"/>
          </chart:axis>
          <chart:series chart:style-name="ch9" chart:values-cell-range-address="Sheet2.F26:Sheet2.F45" chart:label-cell-address="Sheet2.F25:Sheet2.F25" chart:class="chart:line">
            <chart:data-point chart:repeated="20"/>
          </chart:series>
          <chart:series chart:style-name="ch10" chart:values-cell-range-address="Sheet2.G26:Sheet2.G45" chart:label-cell-address="Sheet2.G25:Sheet2.G25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gma</text:p>
                <draw:g>
                  <svg:desc>Sheet2.F25:Sheet2.F25</svg:desc>
                </draw:g>
              </table:table-cell>
              <table:table-cell office:value-type="string">
                <text:p>Mu</text:p>
                <draw:g>
                  <svg:desc>Sheet2.G25:Sheet2.G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A26:Sheet2.A45</svg:desc>
                </draw:g>
              </table:table-cell>
              <table:table-cell office:value-type="float" office:value="0.0169003248808415">
                <text:p>0.0169003248808415</text:p>
                <draw:g>
                  <svg:desc>Sheet2.F26:Sheet2.F45</svg:desc>
                </draw:g>
              </table:table-cell>
              <table:table-cell office:value-type="float" office:value="0.152115063646434">
                <text:p>0.152115063646434</text:p>
                <draw:g>
                  <svg:desc>Sheet2.G26:Sheet2.G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03978290360695">
                <text:p>0.203978290360695</text:p>
              </table:table-cell>
              <table:table-cell office:value-type="float" office:value="0.0490703089326271">
                <text:p>0.049070308932627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21828916953945">
                <text:p>0.521828916953945</text:p>
              </table:table-cell>
              <table:table-cell office:value-type="float" office:value="0.0238478064422979">
                <text:p>0.023847806442297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72984496149038">
                <text:p>0.972984496149038</text:p>
              </table:table-cell>
              <table:table-cell office:value-type="float" office:value="0.0248251116953239">
                <text:p>0.024825111695323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809887260116835">
                <text:p>0.809887260116835</text:p>
              </table:table-cell>
              <table:table-cell office:value-type="float" office:value="0.0445792133002396">
                <text:p>0.044579213300239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816539517502603">
                <text:p>0.816539517502603</text:p>
              </table:table-cell>
              <table:table-cell office:value-type="float" office:value="1.0238478064423">
                <text:p>1.023847806442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01690032488084">
                <text:p>1.01690032488084</text:p>
              </table:table-cell>
              <table:table-cell office:value-type="float" office:value="1.0238478064423">
                <text:p>1.023847806442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49932840713101">
                <text:p>0.949932840713101</text:p>
              </table:table-cell>
              <table:table-cell office:value-type="float" office:value="1.0238478064423">
                <text:p>1.023847806442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949932840713101">
                <text:p>0.949932840713101</text:p>
              </table:table-cell>
              <table:table-cell office:value-type="float" office:value="1.0238478064423">
                <text:p>1.02384780644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49932840713101">
                <text:p>0.949932840713101</text:p>
              </table:table-cell>
              <table:table-cell office:value-type="float" office:value="1.0238478064423">
                <text:p>1.023847806442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949932840713101">
                <text:p>0.949932840713101</text:p>
              </table:table-cell>
              <table:table-cell office:value-type="float" office:value="1.0238478064423">
                <text:p>1.023847806442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949932840713101">
                <text:p>0.949932840713101</text:p>
              </table:table-cell>
              <table:table-cell office:value-type="float" office:value="1.0238478064423">
                <text:p>1.023847806442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949932840713101">
                <text:p>0.949932840713101</text:p>
              </table:table-cell>
              <table:table-cell office:value-type="float" office:value="1.0238478064423">
                <text:p>1.023847806442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949932840713101">
                <text:p>0.949932840713101</text:p>
              </table:table-cell>
              <table:table-cell office:value-type="float" office:value="1.0238478064423">
                <text:p>1.023847806442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949932840713101">
                <text:p>0.949932840713101</text:p>
              </table:table-cell>
              <table:table-cell office:value-type="float" office:value="1.0238478064423">
                <text:p>1.023847806442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49932840713101">
                <text:p>0.949932840713101</text:p>
              </table:table-cell>
              <table:table-cell office:value-type="float" office:value="1.0238478064423">
                <text:p>1.023847806442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949932840713101">
                <text:p>0.949932840713101</text:p>
              </table:table-cell>
              <table:table-cell office:value-type="float" office:value="1.0238478064423">
                <text:p>1.023847806442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949932840713101">
                <text:p>0.949932840713101</text:p>
              </table:table-cell>
              <table:table-cell office:value-type="float" office:value="1.0238478064423">
                <text:p>1.023847806442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949932840713101">
                <text:p>0.949932840713101</text:p>
              </table:table-cell>
              <table:table-cell office:value-type="float" office:value="1.0238478064423">
                <text:p>1.023847806442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49932840713101">
                <text:p>0.949932840713101</text:p>
              </table:table-cell>
              <table:table-cell office:value-type="float" office:value="1.0238478064423">
                <text:p>1.023847806442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